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59cm" table:align="left"/>
    </style:style>
    <style:style style:name="Table2.A" style:family="table-column">
      <style:table-column-properties style:column-width="2.695cm"/>
    </style:style>
    <style:style style:name="Table2.B" style:family="table-column">
      <style:table-column-properties style:column-width="4.399cm"/>
    </style:style>
    <style:style style:name="Table2.C" style:family="table-column">
      <style:table-column-properties style:column-width="10.495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.049cm" fo:border="none"/>
    </style:style>
    <style:style style:name="Table2.A9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text-properties style:font-name="sans-serif" fo:font-size="10pt" fo:language="es" fo:country="MX" officeooo:paragraph-rsid="0085a4a4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Liberation Sans" fo:font-size="10pt" officeooo:rsid="00fca0d7" officeooo:paragraph-rsid="00fca0d7" style:font-size-asian="10pt" style:font-size-complex="10pt"/>
    </style:style>
    <style:style style:name="P3" style:family="paragraph" style:parent-style-name="Table_20_Contents">
      <style:paragraph-properties fo:line-height="100%" fo:text-align="start" style:justify-single-word="false"/>
      <style:text-properties officeooo:paragraph-rsid="0076b929"/>
    </style:style>
    <style:style style:name="P4" style:family="paragraph" style:parent-style-name="Table_20_Contents">
      <style:paragraph-properties fo:line-height="100%" fo:text-align="start" style:justify-single-word="false"/>
      <style:text-properties officeooo:paragraph-rsid="0100f649"/>
    </style:style>
    <style:style style:name="P5" style:family="paragraph" style:parent-style-name="Table_20_Contents">
      <style:paragraph-properties fo:line-height="100%" fo:text-align="start" style:justify-single-word="false"/>
      <style:text-properties officeooo:paragraph-rsid="010e503c"/>
    </style:style>
    <style:style style:name="P6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7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Liberation Sans" fo:font-size="10pt" officeooo:rsid="008bf053" officeooo:paragraph-rsid="008bf053" style:font-size-asian="10pt" style:font-size-complex="10pt"/>
    </style:style>
    <style:style style:name="P8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Liberation Sans" fo:font-size="10pt" officeooo:paragraph-rsid="0076b929" style:font-size-asian="10pt" style:font-size-complex="10pt"/>
    </style:style>
    <style:style style:name="P9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Liberation Sans" fo:font-size="10pt" officeooo:rsid="00986cec" officeooo:paragraph-rsid="00986cec" style:font-size-asian="10pt" style:font-size-complex="10pt"/>
    </style:style>
    <style:style style:name="P10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Liberation Sans" fo:font-size="10pt" officeooo:rsid="009daa38" officeooo:paragraph-rsid="009daa38" style:font-size-asian="10pt" style:font-size-complex="10pt"/>
    </style:style>
    <style:style style:name="P11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Liberation Sans" fo:font-size="10pt" officeooo:rsid="00971202" officeooo:paragraph-rsid="00a63789" style:font-size-asian="10pt" style:font-size-complex="10pt"/>
    </style:style>
    <style:style style:name="P12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Liberation Sans" fo:font-size="10pt" officeooo:rsid="00fca0d7" officeooo:paragraph-rsid="00fca0d7" style:font-size-asian="10pt" style:font-size-complex="10pt"/>
    </style:style>
    <style:style style:name="P13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fo:font-size="10pt" officeooo:paragraph-rsid="0076b929" style:font-size-asian="10pt" style:font-size-complex="10pt"/>
    </style:style>
    <style:style style:name="P14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fo:font-size="10pt" officeooo:paragraph-rsid="00b55168" style:font-size-asian="10pt" style:font-size-complex="10pt"/>
    </style:style>
    <style:style style:name="P15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fo:font-size="10pt" officeooo:paragraph-rsid="01588ca7" style:font-size-asian="10pt" style:font-size-complex="10pt"/>
    </style:style>
    <style:style style:name="P16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fo:font-size="10pt" officeooo:paragraph-rsid="015f0956" style:font-size-asian="10pt" style:font-size-complex="10pt"/>
    </style:style>
    <style:style style:name="P17" style:family="paragraph" style:parent-style-name="Contents_20_Heading">
      <style:text-properties style:font-name="Liberation Sans" fo:font-size="10pt" style:font-size-asian="10pt" style:font-size-complex="10pt"/>
    </style:style>
    <style:style style:name="P18" style:family="paragraph" style:parent-style-name="Heading_20_3">
      <style:text-properties style:font-name="Liberation Sans" fo:font-weight="normal" style:font-weight-asian="normal" style:font-weight-complex="normal"/>
    </style:style>
    <style:style style:name="P19" style:family="paragraph" style:parent-style-name="Heading_20_3">
      <style:text-properties fo:font-variant="normal" fo:text-transform="none" style:use-window-font-color="true" loext:opacity="0%" style:font-name="Liberation Sans" fo:font-size="14pt" fo:letter-spacing="normal" fo:font-style="normal" fo:font-weight="normal" officeooo:rsid="004ec78c" officeooo:paragraph-rsid="014c72df" style:font-name-asian="Songti SC" style:font-size-asian="14pt" style:font-weight-asian="normal" style:font-name-complex="Arial Unicode MS" style:font-size-complex="14pt" style:font-weight-complex="normal"/>
    </style:style>
    <style:style style:name="P20" style:family="paragraph" style:parent-style-name="Tabla">
      <style:paragraph-properties fo:keep-with-next="always"/>
      <style:text-properties style:font-name="Liberation Sans" fo:font-size="11pt" style:font-size-asian="11pt" style:font-size-complex="11pt"/>
    </style:style>
    <style:style style:name="P21" style:family="paragraph" style:parent-style-name="Preformatted_20_Text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paragraph-rsid="0076b929"/>
    </style:style>
    <style:style style:name="P22" style:family="paragraph" style:parent-style-name="Preformatted_20_Text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Mono1" fo:font-size="9pt" fo:letter-spacing="normal" fo:font-style="normal" fo:font-weight="normal" officeooo:paragraph-rsid="0076b929" style:font-size-asian="9pt" style:font-size-complex="9pt"/>
    </style:style>
    <style:style style:name="P23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officeooo:rsid="00fce345" officeooo:paragraph-rsid="00fce345" style:font-size-asian="8.75pt" style:font-weight-asian="normal" style:font-size-complex="10pt" style:font-weight-complex="normal"/>
    </style:style>
    <style:style style:name="P24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paragraph-rsid="0076b929" style:font-size-asian="11pt" style:font-size-complex="11pt"/>
    </style:style>
    <style:style style:name="P25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ans" fo:letter-spacing="normal" fo:font-style="normal" fo:font-weight="normal" officeooo:paragraph-rsid="0076b929"/>
    </style:style>
    <style:style style:name="P26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076b929"/>
    </style:style>
    <style:style style:name="P27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0a1a6d8"/>
    </style:style>
    <style:style style:name="P28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0a63789"/>
    </style:style>
    <style:style style:name="P29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0ab805f"/>
    </style:style>
    <style:style style:name="P30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0f21451"/>
    </style:style>
    <style:style style:name="P31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1027178"/>
    </style:style>
    <style:style style:name="P32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10c6c52"/>
    </style:style>
    <style:style style:name="P33" style:family="paragraph" style:parent-style-name="Text_20_body">
      <loext:graphic-properties draw:fill-gradient-name="gradient" draw:fill-hatch-name="hatch"/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12cd9b1"/>
    </style:style>
    <style:style style:name="P34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13a8367"/>
    </style:style>
    <style:style style:name="P35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146c089"/>
    </style:style>
    <style:style style:name="P36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15512f6"/>
    </style:style>
    <style:style style:name="P37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>
        <style:tab-stops>
          <style:tab-stop style:position="2.2cm"/>
        </style:tab-stops>
      </style:paragraph-properties>
      <style:text-properties officeooo:paragraph-rsid="016268ea"/>
    </style:style>
    <style:style style:name="P38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>
        <style:tab-stops>
          <style:tab-stop style:position="2.2cm"/>
        </style:tab-stops>
      </style:paragraph-properties>
      <style:text-properties officeooo:paragraph-rsid="0165a2e0"/>
    </style:style>
    <style:style style:name="P39" style:family="paragraph" style:parent-style-name="Text_20_body">
      <loext:graphic-properties draw:fill-gradient-name="gradient" draw:fill-hatch-name="hatch"/>
      <style:paragraph-properties fo:margin-left="0cm" fo:margin-right="0cm" fo:line-height="115%" fo:text-align="start" style:justify-single-word="false" fo:orphans="2" fo:widows="2" fo:text-indent="0cm" style:auto-text-indent="false">
        <style:tab-stops>
          <style:tab-stop style:position="3.334cm"/>
        </style:tab-stops>
      </style:paragraph-properties>
      <style:text-properties officeooo:paragraph-rsid="016268ea"/>
    </style:style>
    <style:style style:name="P40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16268ea"/>
    </style:style>
    <style:style style:name="P41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rsid="00d7f3d9" officeooo:paragraph-rsid="00f97f8a"/>
    </style:style>
    <style:style style:name="P42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rsid="00d7f3d9" officeooo:paragraph-rsid="01095798"/>
    </style:style>
    <style:style style:name="P43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rsid="002439ea" officeooo:paragraph-rsid="00a63789"/>
    </style:style>
    <style:style style:name="P44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rsid="016a0bc4" officeooo:paragraph-rsid="016a0bc4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style:use-window-font-color="true" loext:opacity="0%" style:font-name="Liberation Sans" fo:font-size="11pt" fo:letter-spacing="normal" fo:font-style="normal" fo:font-weight="normal" officeooo:paragraph-rsid="00aa57d9" style:font-size-asian="11pt" style:font-size-complex="11pt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1pt" officeooo:paragraph-rsid="0076b929" style:font-size-asian="11pt" style:font-size-complex="11pt"/>
    </style:style>
    <style:style style:name="P47" style:family="paragraph" style:parent-style-name="Text_20_body">
      <style:paragraph-properties fo:margin-left="0cm" fo:margin-right="0cm" fo:margin-top="0.201cm" fo:margin-bottom="0.201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rsid="00c4a691" officeooo:paragraph-rsid="0164b8c5"/>
    </style:style>
    <style:style style:name="P48" style:family="paragraph" style:parent-style-name="Preformatted_20_Text">
      <style:paragraph-properties fo:line-height="100%" fo:text-align="start" style:justify-single-word="false" fo:orphans="2" fo:widows="2"/>
      <style:text-properties officeooo:paragraph-rsid="0076b929"/>
    </style:style>
    <style:style style:name="P49" style:family="paragraph" style:parent-style-name="Preformatted_20_Text">
      <style:paragraph-properties fo:line-height="100%" fo:text-align="start" style:justify-single-word="false" fo:orphans="2" fo:widows="2"/>
      <style:text-properties fo:font-variant="normal" fo:text-transform="none" fo:color="#000000" loext:opacity="100%" style:font-name="Liberation Mono1" fo:font-size="9pt" fo:letter-spacing="normal" fo:font-style="normal" fo:font-weight="normal" officeooo:paragraph-rsid="0076b929" style:font-size-asian="9pt" style:font-size-complex="9pt"/>
    </style:style>
    <style:style style:name="P50" style:family="paragraph" style:parent-style-name="Preformatted_20_Text">
      <style:paragraph-properties fo:line-height="100%" fo:text-align="start" style:justify-single-word="false" fo:orphans="2" fo:widows="2"/>
      <style:text-properties fo:font-variant="normal" fo:text-transform="none" fo:color="#000000" loext:opacity="100%" style:font-name="Liberation Mono1" fo:font-size="9pt" fo:letter-spacing="normal" officeooo:paragraph-rsid="0076b929" style:font-size-asian="9pt" style:font-size-complex="9pt"/>
    </style:style>
    <style:style style:name="P51" style:family="paragraph" style:parent-style-name="Preformatted_20_Text">
      <style:paragraph-properties fo:line-height="100%" fo:text-align="start" style:justify-single-word="false" fo:orphans="2" fo:widows="2"/>
      <style:text-properties fo:font-variant="normal" fo:text-transform="none" fo:color="#000000" loext:opacity="100%" style:font-name="Liberation Mono1" fo:font-size="10pt" fo:letter-spacing="normal" officeooo:paragraph-rsid="0076b929" style:font-size-asian="10pt" style:font-size-complex="10pt"/>
    </style:style>
    <style:style style:name="P52" style:family="paragraph" style:parent-style-name="Preformatted_20_Text">
      <style:paragraph-properties fo:line-height="100%" fo:text-align="start" style:justify-single-word="false"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officeooo:paragraph-rsid="0076b929" style:font-size-asian="10pt" style:font-size-complex="10pt"/>
    </style:style>
    <style:style style:name="P53" style:family="paragraph" style:parent-style-name="Preformatted_20_Text">
      <style:paragraph-properties fo:line-height="100%" fo:text-align="start" style:justify-single-word="false"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officeooo:rsid="002439ea" officeooo:paragraph-rsid="0076b929" style:font-size-asian="10pt" style:font-size-complex="10pt"/>
    </style:style>
    <style:style style:name="P54" style:family="paragraph" style:parent-style-name="Preformatted_20_Text">
      <style:paragraph-properties fo:line-height="100%" fo:text-align="start" style:justify-single-word="false"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officeooo:rsid="004d5d15" officeooo:paragraph-rsid="0076b929" style:font-size-asian="10pt" style:font-size-complex="10pt"/>
    </style:style>
    <style:style style:name="P55" style:family="paragraph" style:parent-style-name="Preformatted_20_Text">
      <style:paragraph-properties fo:line-height="100%" fo:text-align="start" style:justify-single-word="false" fo:orphans="2" fo:widows="2"/>
      <style:text-properties style:font-name="Liberation Mono1" fo:font-size="10pt" officeooo:paragraph-rsid="0076b929" style:font-size-asian="10pt" style:font-size-complex="10pt"/>
    </style:style>
    <style:style style:name="P56" style:family="paragraph" style:parent-style-name="Preformatted_20_Text">
      <style:paragraph-properties fo:line-height="100%" fo:text-align="start" style:justify-single-word="false" fo:orphans="2" fo:widows="2"/>
      <style:text-properties style:font-name="Liberation Mono1" fo:font-size="9pt" officeooo:paragraph-rsid="0076b929" style:font-size-asian="9pt" style:font-size-complex="9pt"/>
    </style:style>
    <style:style style:name="P57" style:family="paragraph" style:parent-style-name="Preformatted_20_Text">
      <style:paragraph-properties fo:margin-top="0cm" fo:margin-bottom="0cm" style:contextual-spacing="false" fo:line-height="100%" fo:text-align="start" style:justify-single-word="false" fo:orphans="2" fo:widows="2"/>
      <style:text-properties officeooo:paragraph-rsid="0076b929"/>
    </style:style>
    <style:style style:name="P58" style:family="paragraph" style:parent-style-name="Preformatted_20_Text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Liberation Mono1" fo:font-size="9pt" fo:letter-spacing="normal" fo:font-style="normal" fo:font-weight="normal" officeooo:paragraph-rsid="0076b929" style:font-size-asian="9pt" style:font-size-complex="9pt"/>
    </style:style>
    <style:style style:name="P59" style:family="paragraph" style:parent-style-name="Heading_20_2">
      <style:text-properties fo:font-variant="normal" fo:text-transform="none" fo:color="#808080" loext:opacity="100%" style:font-name="Liberation Sans" fo:font-size="14pt" fo:letter-spacing="normal" fo:font-style="normal" fo:font-weight="normal" officeooo:rsid="004ec78c" style:font-name-asian="Songti SC" style:font-size-asian="14pt" style:font-weight-asian="bold" style:font-name-complex="Arial Unicode MS" style:font-size-complex="14pt" style:font-weight-complex="bold"/>
    </style:style>
    <style:style style:name="P60" style:family="paragraph" style:parent-style-name="Heading_20_2">
      <style:text-properties fo:font-variant="normal" fo:text-transform="none" fo:color="#808080" loext:opacity="100%" style:font-name="Liberation Sans" fo:font-size="14pt" fo:letter-spacing="normal" fo:font-style="normal" fo:font-weight="normal" officeooo:rsid="004ec78c" officeooo:paragraph-rsid="0164b8c5" style:font-name-asian="Songti SC" style:font-size-asian="14pt" style:font-weight-asian="bold" style:font-name-complex="Arial Unicode MS" style:font-size-complex="14pt" style:font-weight-complex="bold"/>
    </style:style>
    <style:style style:name="P61" style:family="paragraph" style:parent-style-name="Heading_20_2">
      <style:text-properties fo:font-variant="normal" fo:text-transform="none" fo:color="#808080" loext:opacity="100%" style:font-name="Liberation Sans" fo:letter-spacing="normal" fo:font-style="normal" fo:font-weight="normal" officeooo:rsid="004ec78c"/>
    </style:style>
    <style:style style:name="P62" style:family="paragraph" style:parent-style-name="Heading_20_2">
      <style:text-properties fo:color="#808080" loext:opacity="100%" style:font-name="Liberation Sans" fo:font-size="14pt" style:font-size-asian="14pt" style:font-size-complex="14pt"/>
    </style:style>
    <style:style style:name="P63" style:family="paragraph" style:parent-style-name="Heading_20_2">
      <style:text-properties fo:color="#80808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P64" style:family="paragraph" style:parent-style-name="Standard" style:master-page-name="">
      <loext:graphic-properties draw:fill="none" draw:fill-hatch-name="hatch"/>
      <style:paragraph-properties fo:margin-left="1cm" fo:margin-right="0cm" fo:line-height="115%" fo:text-align="start" style:justify-single-word="false" fo:orphans="2" fo:widows="2" fo:text-indent="-1cm" style:auto-text-indent="false" style:page-number="auto" fo:background-color="transparent"/>
      <style:text-properties officeooo:paragraph-rsid="0076b929"/>
    </style:style>
    <style:style style:name="P65" style:family="paragraph" style:parent-style-name="Standard">
      <style:text-properties style:font-name="Liberation Mono" fo:font-size="10pt" style:font-size-asian="10pt" style:font-size-complex="10pt"/>
    </style:style>
    <style:style style:name="P6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69" style:family="paragraph" style:parent-style-name="Heading_20_1">
      <style:text-properties style:font-name="Liberation Sans" fo:font-size="18pt" style:font-size-asian="18pt" style:font-size-complex="18pt"/>
    </style:style>
    <style:style style:name="P70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officeooo:paragraph-rsid="0174a106"/>
    </style:style>
    <style:style style:name="T1" style:family="text">
      <style:text-properties style:font-name="Liberation Mono1" officeooo:rsid="0085a4a4"/>
    </style:style>
    <style:style style:name="T2" style:family="text">
      <style:text-properties style:font-name="Liberation Mono1" fo:font-style="italic" style:font-style-asian="italic" style:font-style-complex="italic"/>
    </style:style>
    <style:style style:name="T3" style:family="text">
      <style:text-properties style:font-name="Liberation Mono1" fo:font-size="11pt" style:font-size-asian="11pt" style:font-size-complex="11pt"/>
    </style:style>
    <style:style style:name="T4" style:family="text">
      <style:text-properties style:font-name="Liberation Mono1" fo:font-size="11pt" officeooo:rsid="002ddea2" style:font-size-asian="11pt" style:font-size-complex="11pt"/>
    </style:style>
    <style:style style:name="T5" style:family="text">
      <style:text-properties style:font-name="Liberation Mono1" fo:font-size="11pt" officeooo:rsid="001fa1eb" style:font-size-asian="11pt" style:font-size-complex="11pt"/>
    </style:style>
    <style:style style:name="T6" style:family="text">
      <style:text-properties style:font-name="Liberation Mono1" fo:font-size="11pt" officeooo:rsid="005960da" style:font-size-asian="11pt" style:font-size-complex="11pt"/>
    </style:style>
    <style:style style:name="T7" style:family="text">
      <style:text-properties style:font-name="Liberation Mono1" fo:font-size="11pt" officeooo:rsid="005e04f0" style:font-size-asian="11pt" style:font-size-complex="11pt"/>
    </style:style>
    <style:style style:name="T8" style:family="text">
      <style:text-properties style:font-name="Liberation Mono1" fo:font-size="11pt" officeooo:rsid="00aa57d9" style:font-size-asian="11pt" style:font-size-complex="11pt"/>
    </style:style>
    <style:style style:name="T9" style:family="text">
      <style:text-properties style:font-name="Liberation Mono1" fo:font-size="10pt" style:font-size-asian="10pt" style:font-size-complex="10pt"/>
    </style:style>
    <style:style style:name="T10" style:family="text">
      <style:text-properties style:font-name="Liberation Mono1" officeooo:rsid="001e6145" style:font-name-asian="sans-serif" style:font-name-complex="sans-serif"/>
    </style:style>
    <style:style style:name="T11" style:family="text">
      <style:text-properties style:font-name="Liberation Mono1" officeooo:rsid="0078ca5e" style:font-name-asian="sans-serif" style:font-name-complex="sans-serif"/>
    </style:style>
    <style:style style:name="T12" style:family="text">
      <style:text-properties style:font-name="Liberation Mono1" officeooo:rsid="00c99187" style:font-name-asian="sans-serif" style:font-name-complex="sans-serif"/>
    </style:style>
    <style:style style:name="T13" style:family="text">
      <style:text-properties style:font-name="Liberation Mono1" officeooo:rsid="00d578d3" style:font-name-asian="sans-serif" style:font-name-complex="sans-serif"/>
    </style:style>
    <style:style style:name="T14" style:family="text">
      <style:text-properties style:font-name="Liberation Mono1" officeooo:rsid="00e4a60d" style:font-name-asian="sans-serif" style:font-name-complex="sans-serif"/>
    </style:style>
    <style:style style:name="T15" style:family="text">
      <style:text-properties style:font-name="Liberation Mono1" officeooo:rsid="00e5f6b6" style:font-name-asian="sans-serif" style:font-name-complex="sans-serif"/>
    </style:style>
    <style:style style:name="T16" style:family="text">
      <style:text-properties style:font-name="Liberation Mono1" officeooo:rsid="00e6632f" style:font-name-asian="sans-serif" style:font-name-complex="sans-serif"/>
    </style:style>
    <style:style style:name="T17" style:family="text">
      <style:text-properties style:font-name="Liberation Mono1" officeooo:rsid="0131aa93" style:font-name-asian="sans-serif" style:font-name-complex="sans-serif"/>
    </style:style>
    <style:style style:name="T18" style:family="text">
      <style:text-properties fo:color="#808080" loext:opacity="100%" style:font-name="Liberation Mono1" officeooo:rsid="0126bafc" style:font-size-asian="10pt" style:font-size-complex="10pt"/>
    </style:style>
    <style:style style:name="T19" style:family="text">
      <style:text-properties fo:color="#808080" loext:opacity="100%" style:font-name="Liberation Mono1" fo:font-weight="bold" officeooo:rsid="002f5c2c" style:font-weight-asian="bold" style:font-weight-complex="bold"/>
    </style:style>
    <style:style style:name="T20" style:family="text">
      <style:text-properties fo:color="#808080" loext:opacity="100%" style:font-name="Liberation Mono1" fo:font-size="10pt" fo:language="es" fo:country="MX" fo:font-weight="bold" officeooo:rsid="00ec2012" style:font-name-asian="Songti SC" style:font-size-asian="10pt" style:font-weight-asian="bold" style:font-name-complex="Arial Unicode MS" style:font-size-complex="10pt" style:font-weight-complex="bold"/>
    </style:style>
    <style:style style:name="T21" style:family="text">
      <style:text-properties fo:color="#808080" loext:opacity="100%" style:font-name="Liberation Mono" fo:font-size="11pt" fo:font-weight="bold" officeooo:rsid="00233690" style:font-size-asian="11pt" style:font-weight-asian="bold" style:font-size-complex="11pt" style:font-weight-complex="bold"/>
    </style:style>
    <style:style style:name="T22" style:family="text">
      <style:text-properties officeooo:rsid="002f5c2c"/>
    </style:style>
    <style:style style:name="T23" style:family="text">
      <style:text-properties fo:color="#4169e1" loext:opacity="100%" fo:font-weight="bold" officeooo:rsid="00750d64" style:font-weight-asian="bold" style:font-weight-complex="bold"/>
    </style:style>
    <style:style style:name="T24" style:family="text">
      <style:text-properties fo:color="#4169e1" loext:opacity="100%" fo:font-weight="bold" officeooo:rsid="013cc9f7" style:font-weight-asian="bold" style:font-weight-complex="bold"/>
    </style:style>
    <style:style style:name="T25" style:family="text">
      <style:text-properties fo:color="#4169e1" loext:opacity="100%" style:font-name="sans-serif" fo:font-size="10pt" fo:language="es" fo:country="MX" fo:font-weight="bold" officeooo:rsid="00ec2012" style:font-name-asian="Songti SC" style:font-size-asian="10pt" style:font-weight-asian="bold" style:font-name-complex="Arial Unicode MS" style:font-size-complex="10pt" style:font-weight-complex="bold"/>
    </style:style>
    <style:style style:name="T26" style:family="text">
      <style:text-properties fo:color="#4169e1" loext:opacity="100%" style:font-name="sans-serif" fo:font-size="10pt" fo:language="es" fo:country="MX" fo:font-weight="bold" officeooo:rsid="0070e1d8" style:font-name-asian="Songti SC" style:font-size-asian="10pt" style:font-weight-asian="bold" style:font-name-complex="Arial Unicode MS" style:font-size-complex="10pt" style:font-weight-complex="bold"/>
    </style:style>
    <style:style style:name="T27" style:family="text">
      <style:text-properties fo:font-style="normal" fo:font-weight="normal"/>
    </style:style>
    <style:style style:name="T28" style:family="text">
      <style:text-properties fo:font-style="normal" fo:font-weight="normal" officeooo:rsid="004d5d15"/>
    </style:style>
    <style:style style:name="T29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3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fa1eb" style:font-size-asian="11pt" style:font-size-complex="11pt"/>
    </style:style>
    <style:style style:name="T3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33690" style:font-size-asian="11pt" style:font-size-complex="11pt"/>
    </style:style>
    <style:style style:name="T3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439ea" style:font-size-asian="11pt" style:font-size-complex="11pt"/>
    </style:style>
    <style:style style:name="T3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7efa3" style:font-size-asian="11pt" style:font-size-complex="11pt"/>
    </style:style>
    <style:style style:name="T3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9b266" style:font-size-asian="11pt" style:font-size-complex="11pt"/>
    </style:style>
    <style:style style:name="T3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e9c3c" style:font-size-asian="11pt" style:font-size-complex="11pt"/>
    </style:style>
    <style:style style:name="T3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afe0c" style:font-size-asian="11pt" style:font-size-complex="11pt"/>
    </style:style>
    <style:style style:name="T3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c1102" style:font-size-asian="11pt" style:font-size-complex="11pt"/>
    </style:style>
    <style:style style:name="T3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ddea2" style:font-size-asian="11pt" style:font-size-complex="11pt"/>
    </style:style>
    <style:style style:name="T3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484c3" style:font-size-asian="11pt" style:font-size-complex="11pt"/>
    </style:style>
    <style:style style:name="T4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49e02" style:font-size-asian="11pt" style:font-size-complex="11pt"/>
    </style:style>
    <style:style style:name="T4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65e28" style:font-size-asian="11pt" style:font-size-complex="11pt"/>
    </style:style>
    <style:style style:name="T4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7870a" style:font-size-asian="11pt" style:font-size-complex="11pt"/>
    </style:style>
    <style:style style:name="T4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a4b55" style:font-size-asian="11pt" style:font-size-complex="11pt"/>
    </style:style>
    <style:style style:name="T4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2ee5b" style:font-size-asian="11pt" style:font-size-complex="11pt"/>
    </style:style>
    <style:style style:name="T4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b50ea" style:font-size-asian="11pt" style:font-size-complex="11pt"/>
    </style:style>
    <style:style style:name="T4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593fe" style:font-size-asian="11pt" style:font-size-complex="11pt"/>
    </style:style>
    <style:style style:name="T4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e6145" style:font-size-asian="11pt" style:font-size-complex="11pt"/>
    </style:style>
    <style:style style:name="T4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a01de" style:font-size-asian="11pt" style:font-size-complex="11pt"/>
    </style:style>
    <style:style style:name="T4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0adf4" style:font-size-asian="11pt" style:font-size-complex="11pt"/>
    </style:style>
    <style:style style:name="T5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b9de2" style:font-size-asian="11pt" style:font-size-complex="11pt"/>
    </style:style>
    <style:style style:name="T5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2583b" style:font-size-asian="11pt" style:font-size-complex="11pt"/>
    </style:style>
    <style:style style:name="T5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12d29" style:font-size-asian="11pt" style:font-size-complex="11pt"/>
    </style:style>
    <style:style style:name="T5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380c3" style:font-size-asian="11pt" style:font-size-complex="11pt"/>
    </style:style>
    <style:style style:name="T5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23554" style:font-size-asian="11pt" style:font-size-complex="11pt"/>
    </style:style>
    <style:style style:name="T5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5ca2f" style:font-size-asian="11pt" style:font-size-complex="11pt"/>
    </style:style>
    <style:style style:name="T5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0e4da" style:font-size-asian="11pt" style:font-size-complex="11pt"/>
    </style:style>
    <style:style style:name="T5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d93fe" style:font-size-asian="11pt" style:font-size-complex="11pt"/>
    </style:style>
    <style:style style:name="T5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02c52" style:font-size-asian="11pt" style:font-size-complex="11pt"/>
    </style:style>
    <style:style style:name="T5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e73f4" style:font-size-asian="11pt" style:font-size-complex="11pt"/>
    </style:style>
    <style:style style:name="T6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c325bd" style:font-size-asian="11pt" style:font-size-complex="11pt"/>
    </style:style>
    <style:style style:name="T6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79775" style:font-size-asian="11pt" style:font-size-complex="11pt"/>
    </style:style>
    <style:style style:name="T6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88663" style:font-size-asian="11pt" style:font-size-complex="11pt"/>
    </style:style>
    <style:style style:name="T6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88489" style:font-size-asian="11pt" style:font-size-complex="11pt"/>
    </style:style>
    <style:style style:name="T6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9d7c9" style:font-size-asian="11pt" style:font-size-complex="11pt"/>
    </style:style>
    <style:style style:name="T6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5ff47" style:font-size-asian="11pt" style:font-size-complex="11pt"/>
    </style:style>
    <style:style style:name="T6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aba86" style:font-size-asian="11pt" style:font-size-complex="11pt"/>
    </style:style>
    <style:style style:name="T6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7487d" style:font-size-asian="11pt" style:font-size-complex="11pt"/>
    </style:style>
    <style:style style:name="T6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b68e9" style:font-size-asian="11pt" style:font-size-complex="11pt"/>
    </style:style>
    <style:style style:name="T6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401e0" style:font-size-asian="11pt" style:font-size-complex="11pt"/>
    </style:style>
    <style:style style:name="T7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d9991" style:font-size-asian="11pt" style:font-size-complex="11pt"/>
    </style:style>
    <style:style style:name="T7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1622c" style:font-size-asian="11pt" style:font-size-complex="11pt"/>
    </style:style>
    <style:style style:name="T7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e733d" style:font-size-asian="11pt" style:font-size-complex="11pt"/>
    </style:style>
    <style:style style:name="T7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1dd80" style:font-size-asian="11pt" style:font-size-complex="11pt"/>
    </style:style>
    <style:style style:name="T7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f0c28" style:font-size-asian="11pt" style:font-size-complex="11pt"/>
    </style:style>
    <style:style style:name="T7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0f5e6" style:font-size-asian="11pt" style:font-size-complex="11pt"/>
    </style:style>
    <style:style style:name="T7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1311b" style:font-size-asian="11pt" style:font-size-complex="11pt"/>
    </style:style>
    <style:style style:name="T7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39c74" style:font-size-asian="11pt" style:font-size-complex="11pt"/>
    </style:style>
    <style:style style:name="T7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40b4e" style:font-size-asian="11pt" style:font-size-complex="11pt"/>
    </style:style>
    <style:style style:name="T7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17be4" style:font-size-asian="11pt" style:font-size-complex="11pt"/>
    </style:style>
    <style:style style:name="T8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a6d28" style:font-size-asian="11pt" style:font-size-complex="11pt"/>
    </style:style>
    <style:style style:name="T8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37366" style:font-size-asian="11pt" style:font-size-complex="11pt"/>
    </style:style>
    <style:style style:name="T8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1a91a" style:font-size-asian="11pt" style:font-size-complex="11pt"/>
    </style:style>
    <style:style style:name="T8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2bd9c" style:font-size-asian="11pt" style:font-size-complex="11pt"/>
    </style:style>
    <style:style style:name="T8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2d4db" style:font-size-asian="11pt" style:font-size-complex="11pt"/>
    </style:style>
    <style:style style:name="T8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61a73" style:font-size-asian="11pt" style:font-size-complex="11pt"/>
    </style:style>
    <style:style style:name="T8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03420" style:font-size-asian="11pt" style:font-size-complex="11pt"/>
    </style:style>
    <style:style style:name="T8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1a6d8" style:font-size-asian="11pt" style:font-size-complex="11pt"/>
    </style:style>
    <style:style style:name="T8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3023a" style:font-size-asian="11pt" style:font-size-complex="11pt"/>
    </style:style>
    <style:style style:name="T8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4ca48" style:font-size-asian="11pt" style:font-size-complex="11pt"/>
    </style:style>
    <style:style style:name="T9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63789" style:font-size-asian="11pt" style:font-size-complex="11pt"/>
    </style:style>
    <style:style style:name="T9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d3bcb" style:font-size-asian="11pt" style:font-size-complex="11pt"/>
    </style:style>
    <style:style style:name="T9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ecb10" style:font-size-asian="11pt" style:font-size-complex="11pt"/>
    </style:style>
    <style:style style:name="T9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f915a" style:font-size-asian="11pt" style:font-size-complex="11pt"/>
    </style:style>
    <style:style style:name="T9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70c8c" style:font-size-asian="11pt" style:font-size-complex="11pt"/>
    </style:style>
    <style:style style:name="T9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e7cc8" style:font-size-asian="11pt" style:font-size-complex="11pt"/>
    </style:style>
    <style:style style:name="T9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d6ee3" style:font-size-asian="11pt" style:font-size-complex="11pt"/>
    </style:style>
    <style:style style:name="T9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d92b6" style:font-size-asian="11pt" style:font-size-complex="11pt"/>
    </style:style>
    <style:style style:name="T9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fac61" style:font-size-asian="11pt" style:font-size-complex="11pt"/>
    </style:style>
    <style:style style:name="T9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d4fc9" style:font-size-asian="11pt" style:font-size-complex="11pt"/>
    </style:style>
    <style:style style:name="T10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c412c1" style:font-size-asian="11pt" style:font-size-complex="11pt"/>
    </style:style>
    <style:style style:name="T10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ca6932" style:font-size-asian="11pt" style:font-size-complex="11pt"/>
    </style:style>
    <style:style style:name="T10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cc29b3" style:font-size-asian="11pt" style:font-size-complex="11pt"/>
    </style:style>
    <style:style style:name="T10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cd57b3" style:font-size-asian="11pt" style:font-size-complex="11pt"/>
    </style:style>
    <style:style style:name="T10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cdb0b3" style:font-size-asian="11pt" style:font-size-complex="11pt"/>
    </style:style>
    <style:style style:name="T10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ce9912" style:font-size-asian="11pt" style:font-size-complex="11pt"/>
    </style:style>
    <style:style style:name="T10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07970" style:font-size-asian="11pt" style:font-size-complex="11pt"/>
    </style:style>
    <style:style style:name="T10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08a96" style:font-size-asian="11pt" style:font-size-complex="11pt"/>
    </style:style>
    <style:style style:name="T10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3c741" style:font-size-asian="11pt" style:font-size-complex="11pt"/>
    </style:style>
    <style:style style:name="T10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a4403" style:font-size-asian="11pt" style:font-size-complex="11pt"/>
    </style:style>
    <style:style style:name="T11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ae41d" style:font-size-asian="11pt" style:font-size-complex="11pt"/>
    </style:style>
    <style:style style:name="T11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c3777" style:font-size-asian="11pt" style:font-size-complex="11pt"/>
    </style:style>
    <style:style style:name="T11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c4a691" style:font-size-asian="11pt" style:font-size-complex="11pt"/>
    </style:style>
    <style:style style:name="T11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d6db1" style:font-size-asian="11pt" style:font-size-complex="11pt"/>
    </style:style>
    <style:style style:name="T11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04090" style:font-size-asian="11pt" style:font-size-complex="11pt"/>
    </style:style>
    <style:style style:name="T11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6f093" style:font-size-asian="11pt" style:font-size-complex="11pt"/>
    </style:style>
    <style:style style:name="T11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ba441" style:font-size-asian="11pt" style:font-size-complex="11pt"/>
    </style:style>
    <style:style style:name="T11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e68a8" style:font-size-asian="11pt" style:font-size-complex="11pt"/>
    </style:style>
    <style:style style:name="T11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05cea" style:font-size-asian="11pt" style:font-size-complex="11pt"/>
    </style:style>
    <style:style style:name="T11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086ae" style:font-size-asian="11pt" style:font-size-complex="11pt"/>
    </style:style>
    <style:style style:name="T12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21451" style:font-size-asian="11pt" style:font-size-complex="11pt"/>
    </style:style>
    <style:style style:name="T12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87fcf" style:font-size-asian="11pt" style:font-size-complex="11pt"/>
    </style:style>
    <style:style style:name="T12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b1875" style:font-size-asian="11pt" style:font-size-complex="11pt"/>
    </style:style>
    <style:style style:name="T12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ca0d7" style:font-size-asian="11pt" style:font-size-complex="11pt"/>
    </style:style>
    <style:style style:name="T12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0f649" style:font-size-asian="11pt" style:font-size-complex="11pt"/>
    </style:style>
    <style:style style:name="T12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10ddb" style:font-size-asian="11pt" style:font-size-complex="11pt"/>
    </style:style>
    <style:style style:name="T12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27178" style:font-size-asian="11pt" style:font-size-complex="11pt"/>
    </style:style>
    <style:style style:name="T12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4ebf5" style:font-size-asian="11pt" style:font-size-complex="11pt"/>
    </style:style>
    <style:style style:name="T12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5e33b" style:font-size-asian="11pt" style:font-size-complex="11pt"/>
    </style:style>
    <style:style style:name="T12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7acc1" style:font-size-asian="11pt" style:font-size-complex="11pt"/>
    </style:style>
    <style:style style:name="T13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b3685" style:font-size-asian="11pt" style:font-size-complex="11pt"/>
    </style:style>
    <style:style style:name="T13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e582c" style:font-size-asian="11pt" style:font-size-complex="11pt"/>
    </style:style>
    <style:style style:name="T13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f7b3e" style:font-size-asian="11pt" style:font-size-complex="11pt"/>
    </style:style>
    <style:style style:name="T13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10533" style:font-size-asian="11pt" style:font-size-complex="11pt"/>
    </style:style>
    <style:style style:name="T13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4b4e7" style:font-size-asian="11pt" style:font-size-complex="11pt"/>
    </style:style>
    <style:style style:name="T13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664d3" style:font-size-asian="11pt" style:font-size-complex="11pt"/>
    </style:style>
    <style:style style:name="T13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7d172" style:font-size-asian="11pt" style:font-size-complex="11pt"/>
    </style:style>
    <style:style style:name="T13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a0140" style:font-size-asian="11pt" style:font-size-complex="11pt"/>
    </style:style>
    <style:style style:name="T13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17977" style:font-size-asian="11pt" style:font-size-complex="11pt"/>
    </style:style>
    <style:style style:name="T13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08741" style:font-size-asian="11pt" style:font-size-complex="11pt"/>
    </style:style>
    <style:style style:name="T14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9a282" style:font-size-asian="11pt" style:font-size-complex="11pt"/>
    </style:style>
    <style:style style:name="T14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b5757" style:font-size-asian="11pt" style:font-size-complex="11pt"/>
    </style:style>
    <style:style style:name="T14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cd9b1" style:font-size-asian="11pt" style:font-size-complex="11pt"/>
    </style:style>
    <style:style style:name="T14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ea94d" style:font-size-asian="11pt" style:font-size-complex="11pt"/>
    </style:style>
    <style:style style:name="T14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8581e" style:font-size-asian="11pt" style:font-size-complex="11pt"/>
    </style:style>
    <style:style style:name="T14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a66f2" style:font-size-asian="11pt" style:font-size-complex="11pt"/>
    </style:style>
    <style:style style:name="T14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b0874" style:font-size-asian="11pt" style:font-size-complex="11pt"/>
    </style:style>
    <style:style style:name="T14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a8367" style:font-size-asian="11pt" style:font-size-complex="11pt"/>
    </style:style>
    <style:style style:name="T14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c9a6e" style:font-size-asian="11pt" style:font-size-complex="11pt"/>
    </style:style>
    <style:style style:name="T14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fa307" style:font-size-asian="11pt" style:font-size-complex="11pt"/>
    </style:style>
    <style:style style:name="T15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44d365" style:font-size-asian="11pt" style:font-size-complex="11pt"/>
    </style:style>
    <style:style style:name="T15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46c089" style:font-size-asian="11pt" style:font-size-complex="11pt"/>
    </style:style>
    <style:style style:name="T15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470ff7" style:font-size-asian="11pt" style:font-size-complex="11pt"/>
    </style:style>
    <style:style style:name="T15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48df8f" style:font-size-asian="11pt" style:font-size-complex="11pt"/>
    </style:style>
    <style:style style:name="T15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611b7b" style:font-size-asian="11pt" style:font-size-complex="11pt"/>
    </style:style>
    <style:style style:name="T15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65a2e0" style:font-size-asian="11pt" style:font-size-complex="11pt"/>
    </style:style>
    <style:style style:name="T15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677d4b" style:font-size-asian="11pt" style:font-size-complex="11pt"/>
    </style:style>
    <style:style style:name="T15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6829cd" style:font-size-asian="11pt" style:font-size-complex="11pt"/>
    </style:style>
    <style:style style:name="T15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26727" style:font-size-asian="11pt" style:font-style-asian="italic" style:font-size-complex="11pt" style:font-style-complex="italic"/>
    </style:style>
    <style:style style:name="T15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07970" style:font-size-asian="11pt" style:font-style-asian="italic" style:font-size-complex="11pt" style:font-style-complex="italic"/>
    </style:style>
    <style:style style:name="T16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c6c52" style:font-size-asian="11pt" style:font-style-asian="italic" style:font-size-complex="11pt" style:font-style-complex="italic"/>
    </style:style>
    <style:style style:name="T16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d6009" style:font-size-asian="11pt" style:font-style-asian="italic" style:font-size-complex="11pt" style:font-style-complex="italic"/>
    </style:style>
    <style:style style:name="T16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fa1eb" style:font-name-asian="sans-serif" style:font-size-asian="11pt" style:font-name-complex="sans-serif" style:font-size-complex="11pt"/>
    </style:style>
    <style:style style:name="T16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d9991" style:font-name-asian="sans-serif" style:font-size-asian="11pt" style:font-name-complex="sans-serif" style:font-size-complex="11pt"/>
    </style:style>
    <style:style style:name="T16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0cbc7" style:font-name-asian="sans-serif" style:font-size-asian="11pt" style:font-name-complex="sans-serif" style:font-size-complex="11pt"/>
    </style:style>
    <style:style style:name="T16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8e0a9" style:font-name-asian="sans-serif" style:font-size-asian="11pt" style:font-name-complex="sans-serif" style:font-size-complex="11pt"/>
    </style:style>
    <style:style style:name="T16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ddea2" style:font-name-asian="sans-serif" style:font-size-asian="11pt" style:font-name-complex="sans-serif" style:font-size-complex="11pt"/>
    </style:style>
    <style:style style:name="T16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086ae" style:font-name-asian="sans-serif" style:font-size-asian="11pt" style:font-name-complex="sans-serif" style:font-size-complex="11pt"/>
    </style:style>
    <style:style style:name="T16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ea53a" style:font-name-asian="sans-serif" style:font-size-asian="11pt" style:font-name-complex="sans-serif" style:font-size-complex="11pt"/>
    </style:style>
    <style:style style:name="T169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29b266" style:font-size-asian="11pt" style:font-style-asian="italic" style:font-size-complex="11pt" style:font-style-complex="italic"/>
    </style:style>
    <style:style style:name="T170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1208741" style:font-size-asian="11pt" style:font-style-asian="italic" style:font-size-complex="11pt" style:font-style-complex="italic"/>
    </style:style>
    <style:style style:name="T171" style:family="text">
      <style:text-properties fo:font-variant="normal" fo:text-transform="none" fo:color="#000000" loext:opacity="100%" style:font-name="sans-serif" fo:font-size="11pt" fo:letter-spacing="normal" fo:font-style="italic" fo:font-weight="normal" style:font-size-asian="11pt" style:font-size-complex="11pt"/>
    </style:style>
    <style:style style:name="T172" style:family="text">
      <style:text-properties fo:font-variant="normal" fo:text-transform="none" fo:color="#000000" loext:opacity="100%" style:font-name="Liberation Sans" fo:font-size="11pt" fo:letter-spacing="normal" fo:font-style="normal" fo:font-weight="normal" style:font-size-asian="11pt" style:font-size-complex="11pt"/>
    </style:style>
    <style:style style:name="T17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e6145" style:font-size-asian="11pt" style:font-size-complex="11pt"/>
    </style:style>
    <style:style style:name="T17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535be" style:font-size-asian="11pt" style:font-size-complex="11pt"/>
    </style:style>
    <style:style style:name="T17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fa1eb" style:font-size-asian="11pt" style:font-size-complex="11pt"/>
    </style:style>
    <style:style style:name="T17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65e28" style:font-size-asian="11pt" style:font-size-complex="11pt"/>
    </style:style>
    <style:style style:name="T17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f5bec" style:font-size-asian="11pt" style:font-size-complex="11pt"/>
    </style:style>
    <style:style style:name="T17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f1f6c" style:font-size-asian="11pt" style:font-size-complex="11pt"/>
    </style:style>
    <style:style style:name="T17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0e3c8" style:font-size-asian="11pt" style:font-size-complex="11pt"/>
    </style:style>
    <style:style style:name="T18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d08d15" style:font-size-asian="11pt" style:font-size-complex="11pt"/>
    </style:style>
    <style:style style:name="T18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d2c2cd" style:font-size-asian="11pt" style:font-size-complex="11pt"/>
    </style:style>
    <style:style style:name="T18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1e584" style:font-size-asian="11pt" style:font-size-complex="11pt"/>
    </style:style>
    <style:style style:name="T18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bb493e" style:font-size-asian="11pt" style:font-size-complex="11pt"/>
    </style:style>
    <style:style style:name="T18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d73aa4" style:font-size-asian="11pt" style:font-size-complex="11pt"/>
    </style:style>
    <style:style style:name="T18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d32174" style:font-size-asian="11pt" style:font-size-complex="11pt"/>
    </style:style>
    <style:style style:name="T18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be73f" style:font-size-asian="11pt" style:font-size-complex="11pt"/>
    </style:style>
    <style:style style:name="T18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d3ddf3" style:font-size-asian="11pt" style:font-size-complex="11pt"/>
    </style:style>
    <style:style style:name="T18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d497f3" style:font-size-asian="11pt" style:font-size-complex="11pt"/>
    </style:style>
    <style:style style:name="T18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dabc4f" style:font-size-asian="11pt" style:font-size-complex="11pt"/>
    </style:style>
    <style:style style:name="T19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7487d" style:font-size-asian="11pt" style:font-size-complex="11pt"/>
    </style:style>
    <style:style style:name="T19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9315f" style:font-size-asian="11pt" style:font-size-complex="11pt"/>
    </style:style>
    <style:style style:name="T19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e9daf9" style:font-size-asian="11pt" style:font-size-complex="11pt"/>
    </style:style>
    <style:style style:name="T19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b3c8aa" style:font-size-asian="11pt" style:font-size-complex="11pt"/>
    </style:style>
    <style:style style:name="T19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33690" style:font-size-asian="11pt" style:font-size-complex="11pt"/>
    </style:style>
    <style:style style:name="T19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1a6d8" style:font-size-asian="11pt" style:font-size-complex="11pt"/>
    </style:style>
    <style:style style:name="T19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d3bcb" style:font-size-asian="11pt" style:font-size-complex="11pt"/>
    </style:style>
    <style:style style:name="T19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ecb10" style:font-size-asian="11pt" style:font-size-complex="11pt"/>
    </style:style>
    <style:style style:name="T19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f915a" style:font-size-asian="11pt" style:font-size-complex="11pt"/>
    </style:style>
    <style:style style:name="T19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1fca2" style:font-size-asian="11pt" style:font-size-complex="11pt"/>
    </style:style>
    <style:style style:name="T20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e13a26" style:font-size-asian="11pt" style:font-size-complex="11pt"/>
    </style:style>
    <style:style style:name="T20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d95776" style:font-size-asian="11pt" style:font-size-complex="11pt"/>
    </style:style>
    <style:style style:name="T20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e04090" style:font-size-asian="11pt" style:font-size-complex="11pt"/>
    </style:style>
    <style:style style:name="T20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f332e7" style:font-size-asian="11pt" style:font-size-complex="11pt"/>
    </style:style>
    <style:style style:name="T20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dc3777" style:font-size-asian="11pt" style:font-size-complex="11pt"/>
    </style:style>
    <style:style style:name="T20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f21451" style:font-size-asian="11pt" style:font-size-complex="11pt"/>
    </style:style>
    <style:style style:name="T20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14b4e7" style:font-size-asian="11pt" style:font-size-complex="11pt"/>
    </style:style>
    <style:style style:name="T20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a0140" style:font-size-asian="11pt" style:font-size-complex="11pt"/>
    </style:style>
    <style:style style:name="T20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1664d3" style:font-size-asian="11pt" style:font-size-complex="11pt"/>
    </style:style>
    <style:style style:name="T20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3fa307" style:font-size-asian="11pt" style:font-size-complex="11pt"/>
    </style:style>
    <style:style style:name="T21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44d365" style:font-size-asian="11pt" style:font-size-complex="11pt"/>
    </style:style>
    <style:style style:name="T21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501119" style:font-size-asian="11pt" style:font-size-complex="11pt"/>
    </style:style>
    <style:style style:name="T21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521dd1" style:font-size-asian="11pt" style:font-size-complex="11pt"/>
    </style:style>
    <style:style style:name="T21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54b04e" style:font-size-asian="11pt" style:font-size-complex="11pt"/>
    </style:style>
    <style:style style:name="T21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5512f6" style:font-size-asian="11pt" style:font-size-complex="11pt"/>
    </style:style>
    <style:style style:name="T21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8cd61" style:font-size-asian="11pt" style:font-size-complex="11pt"/>
    </style:style>
    <style:style style:name="T21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6268ea" style:font-size-asian="11pt" style:font-size-complex="11pt"/>
    </style:style>
    <style:style style:name="T21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6d1345" style:font-size-asian="11pt" style:font-size-complex="11pt"/>
    </style:style>
    <style:style style:name="T21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c6e72" style:font-size-asian="11pt" style:font-size-complex="11pt"/>
    </style:style>
    <style:style style:name="T21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aa91d" style:font-size-asian="11pt" style:font-size-complex="11pt"/>
    </style:style>
    <style:style style:name="T22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afe47" style:font-size-asian="11pt" style:font-size-complex="11pt"/>
    </style:style>
    <style:style style:name="T22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d3ddf3" style:font-size-asian="11pt" style:font-style-asian="italic" style:font-size-complex="11pt" style:font-style-complex="italic"/>
    </style:style>
    <style:style style:name="T22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0c6c52" style:font-size-asian="11pt" style:font-style-asian="italic" style:font-size-complex="11pt" style:font-style-complex="italic"/>
    </style:style>
    <style:style style:name="T22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3a8367" style:font-size-asian="11pt" style:font-style-asian="normal" style:font-size-complex="11pt" style:font-style-complex="normal"/>
    </style:style>
    <style:style style:name="T22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44d365" style:font-size-asian="11pt" style:font-style-asian="normal" style:font-size-complex="11pt" style:font-style-complex="normal"/>
    </style:style>
    <style:style style:name="T22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6268ea" style:font-size-asian="11pt" style:font-style-asian="normal" style:font-size-complex="11pt" style:font-style-complex="normal"/>
    </style:style>
    <style:style style:name="T22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72739" style:font-name-asian="sans-serif" style:font-size-asian="11pt" style:font-name-complex="sans-serif" style:font-size-complex="11pt"/>
    </style:style>
    <style:style style:name="T22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87d15" style:font-name-asian="sans-serif" style:font-size-asian="11pt" style:font-name-complex="sans-serif" style:font-size-complex="11pt"/>
    </style:style>
    <style:style style:name="T22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db0b3" style:font-name-asian="sans-serif" style:font-size-asian="11pt" style:font-name-complex="sans-serif" style:font-size-complex="11pt"/>
    </style:style>
    <style:style style:name="T22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d6c1d9" style:font-name-asian="sans-serif" style:font-size-asian="11pt" style:font-name-complex="sans-serif" style:font-size-complex="11pt"/>
    </style:style>
    <style:style style:name="T23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e7ee4a" style:font-name-asian="sans-serif" style:font-size-asian="11pt" style:font-name-complex="sans-serif" style:font-size-complex="11pt"/>
    </style:style>
    <style:style style:name="T23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e862ff" style:font-name-asian="sans-serif" style:font-size-asian="11pt" style:font-name-complex="sans-serif" style:font-size-complex="11pt"/>
    </style:style>
    <style:style style:name="T23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8cd61" style:font-name-asian="sans-serif" style:font-size-asian="11pt" style:font-name-complex="sans-serif" style:font-size-complex="11pt"/>
    </style:style>
    <style:style style:name="T23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a72f3" style:font-name-asian="sans-serif" style:font-size-asian="11pt" style:font-name-complex="sans-serif" style:font-size-complex="11pt"/>
    </style:style>
    <style:style style:name="T23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e9989f" style:font-name-asian="sans-serif" style:font-size-asian="11pt" style:font-name-complex="sans-serif" style:font-size-complex="11pt"/>
    </style:style>
    <style:style style:name="T23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02010c" style:font-name-asian="sans-serif" style:font-size-asian="11pt" style:font-name-complex="sans-serif" style:font-size-complex="11pt"/>
    </style:style>
    <style:style style:name="T23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027178" style:font-name-asian="sans-serif" style:font-size-asian="11pt" style:font-name-complex="sans-serif" style:font-size-complex="11pt"/>
    </style:style>
    <style:style style:name="T23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0314ee" style:font-name-asian="sans-serif" style:font-size-asian="11pt" style:font-name-complex="sans-serif" style:font-size-complex="11pt"/>
    </style:style>
    <style:style style:name="T23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1c7367" style:font-name-asian="sans-serif" style:font-size-asian="11pt" style:font-name-complex="sans-serif" style:font-size-complex="11pt"/>
    </style:style>
    <style:style style:name="T23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8e0a9" style:font-name-asian="sans-serif" style:font-size-asian="11pt" style:font-name-complex="sans-serif" style:font-size-complex="11pt"/>
    </style:style>
    <style:style style:name="T24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d9991" style:font-name-asian="sans-serif" style:font-size-asian="11pt" style:font-name-complex="sans-serif" style:font-size-complex="11pt"/>
    </style:style>
    <style:style style:name="T24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388f75" style:font-name-asian="sans-serif" style:font-size-asian="11pt" style:font-name-complex="sans-serif" style:font-size-complex="11pt"/>
    </style:style>
    <style:style style:name="T24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3a66f2" style:font-name-asian="sans-serif" style:font-size-asian="11pt" style:font-name-complex="sans-serif" style:font-size-complex="11pt"/>
    </style:style>
    <style:style style:name="T24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60e316" style:font-name-asian="sans-serif" style:font-size-asian="11pt" style:font-name-complex="sans-serif" style:font-size-complex="11pt"/>
    </style:style>
    <style:style style:name="T24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1611b7b" style:font-name-asian="sans-serif" style:font-size-asian="11pt" style:font-name-complex="sans-serif" style:font-size-complex="11pt"/>
    </style:style>
    <style:style style:name="T245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d3ddf3" style:font-size-asian="11pt" style:font-style-asian="italic" style:font-size-complex="11pt" style:font-style-complex="italic"/>
    </style:style>
    <style:style style:name="T246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16268ea" style:font-size-asian="11pt" style:font-style-asian="italic" style:font-size-complex="11pt" style:font-style-complex="italic"/>
    </style:style>
    <style:style style:name="T247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3c6e72" style:font-size-asian="11pt" style:font-style-asian="italic" style:font-size-complex="11pt" style:font-style-complex="italic"/>
    </style:style>
    <style:style style:name="T24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style:font-size-asian="11pt" style:font-size-complex="11pt"/>
    </style:style>
    <style:style style:name="T24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69d0a" style:font-size-asian="11pt" style:font-size-complex="11pt"/>
    </style:style>
    <style:style style:name="T25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3489f" style:font-size-asian="11pt" style:font-size-complex="11pt"/>
    </style:style>
    <style:style style:name="T25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09b40" style:font-size-asian="11pt" style:font-size-complex="11pt"/>
    </style:style>
    <style:style style:name="T25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a50f4e" style:font-size-asian="11pt" style:font-size-complex="11pt"/>
    </style:style>
    <style:style style:name="T25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e04090" style:font-size-asian="11pt" style:font-size-complex="11pt"/>
    </style:style>
    <style:style style:name="T25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d07970" style:font-size-asian="11pt" style:font-size-complex="11pt"/>
    </style:style>
    <style:style style:name="T25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33690" style:font-size-asian="11pt" style:font-size-complex="11pt"/>
    </style:style>
    <style:style style:name="T25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04ebf5" style:font-size-asian="11pt" style:font-size-complex="11pt"/>
    </style:style>
    <style:style style:name="T25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3a380b" style:font-size-asian="11pt" style:font-size-complex="11pt"/>
    </style:style>
    <style:style style:name="T25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bf8895" style:font-name-asian="Liberation Mono" style:font-size-asian="11pt" style:font-name-complex="Liberation Mono" style:font-size-complex="11pt"/>
    </style:style>
    <style:style style:name="T259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f51255" style:font-size-asian="11pt" style:font-style-asian="normal" style:font-size-complex="11pt" style:font-style-complex="normal"/>
    </style:style>
    <style:style style:name="T260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f8cea1" style:font-size-asian="11pt" style:font-style-asian="normal" style:font-size-complex="11pt" style:font-style-complex="normal"/>
    </style:style>
    <style:style style:name="T261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f8133b" style:font-size-asian="11pt" style:font-style-asian="normal" style:font-size-complex="11pt" style:font-style-complex="normal"/>
    </style:style>
    <style:style style:name="T262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f51255" style:font-name-asian="Liberation Mono" style:font-size-asian="11pt" style:font-style-asian="normal" style:font-name-complex="Liberation Mono" style:font-size-complex="11pt" style:font-style-complex="normal"/>
    </style:style>
    <style:style style:name="T263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f8f57e" style:font-name-asian="Liberation Mono" style:font-size-asian="11pt" style:font-style-asian="normal" style:font-name-complex="Liberation Mono" style:font-size-complex="11pt" style:font-style-complex="normal"/>
    </style:style>
    <style:style style:name="T264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e04090" style:font-name-asian="Liberation Mono" style:font-size-asian="11pt" style:font-style-asian="normal" style:font-name-complex="Liberation Mono" style:font-size-complex="11pt" style:font-style-complex="normal"/>
    </style:style>
    <style:style style:name="T265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13a380b" style:font-name-asian="Liberation Mono" style:font-size-asian="11pt" style:font-style-asian="normal" style:font-name-complex="Liberation Mono" style:font-size-complex="11pt" style:font-style-complex="normal"/>
    </style:style>
    <style:style style:name="T266" style:family="text">
      <style:text-properties fo:font-variant="normal" fo:text-transform="none" fo:color="#000000" loext:opacity="100%" style:font-name="Liberation Sans" fo:font-size="11pt" fo:letter-spacing="normal" fo:language="es" fo:country="ES" fo:font-style="italic" fo:font-weight="normal" officeooo:rsid="00e04090" style:font-name-asian="Liberation Mono" style:font-size-asian="11pt" style:font-style-asian="italic" style:font-name-complex="Liberation Mono" style:font-size-complex="11pt" style:font-style-complex="italic"/>
    </style:style>
    <style:style style:name="T267" style:family="text">
      <style:text-properties fo:font-variant="normal" fo:text-transform="none" fo:color="#000000" loext:opacity="100%" style:font-name="Liberation Sans" fo:letter-spacing="normal" fo:font-style="normal" fo:font-weight="normal"/>
    </style:style>
    <style:style style:name="T268" style:family="text">
      <style:text-properties fo:font-variant="normal" fo:text-transform="none" fo:color="#000000" loext:opacity="100%" style:font-name="Liberation Sans" fo:letter-spacing="normal" fo:font-style="normal" fo:font-weight="normal" officeooo:rsid="001a1dc4"/>
    </style:style>
    <style:style style:name="T269" style:family="text">
      <style:text-properties fo:font-variant="normal" fo:text-transform="none" fo:color="#000000" loext:opacity="100%" style:font-name="Liberation Sans" fo:letter-spacing="normal" fo:font-style="italic" fo:font-weight="normal" style:font-style-asian="italic" style:font-style-complex="italic"/>
    </style:style>
    <style:style style:name="T270" style:family="text">
      <style:text-properties fo:font-variant="normal" fo:text-transform="none" fo:color="#000000" loext:opacity="100%" style:font-name="Liberation Mono1" fo:font-size="11pt" fo:letter-spacing="normal" fo:font-style="normal" fo:font-weight="normal" style:font-size-asian="11pt" style:font-size-complex="11pt"/>
    </style:style>
    <style:style style:name="T271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e6145" style:font-size-asian="11pt" style:font-size-complex="11pt"/>
    </style:style>
    <style:style style:name="T272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70e3c8" style:font-size-asian="11pt" style:font-size-complex="11pt"/>
    </style:style>
    <style:style style:name="T273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2ee5b" style:font-size-asian="11pt" style:font-size-complex="11pt"/>
    </style:style>
    <style:style style:name="T274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d08d15" style:font-size-asian="11pt" style:font-size-complex="11pt"/>
    </style:style>
    <style:style style:name="T27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e9c3c" style:font-size-asian="11pt" style:font-size-complex="11pt"/>
    </style:style>
    <style:style style:name="T276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523554" style:font-size-asian="11pt" style:font-size-complex="11pt"/>
    </style:style>
    <style:style style:name="T277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7efa3" style:font-size-asian="11pt" style:font-size-complex="11pt"/>
    </style:style>
    <style:style style:name="T278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fa1eb" style:font-size-asian="11pt" style:font-size-complex="11pt"/>
    </style:style>
    <style:style style:name="T279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9401e0" style:font-size-asian="11pt" style:font-size-complex="11pt"/>
    </style:style>
    <style:style style:name="T280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33690" style:font-size-asian="11pt" style:font-size-complex="11pt"/>
    </style:style>
    <style:style style:name="T281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8def28" style:font-size-asian="11pt" style:font-size-complex="11pt"/>
    </style:style>
    <style:style style:name="T282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82bd9c" style:font-size-asian="11pt" style:font-size-complex="11pt"/>
    </style:style>
    <style:style style:name="T283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853af2" style:font-size-asian="11pt" style:font-size-complex="11pt"/>
    </style:style>
    <style:style style:name="T284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89315f" style:font-size-asian="11pt" style:font-size-complex="11pt"/>
    </style:style>
    <style:style style:name="T28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91b871" style:font-size-asian="11pt" style:font-size-complex="11pt"/>
    </style:style>
    <style:style style:name="T286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ad3bcb" style:font-size-asian="11pt" style:font-size-complex="11pt"/>
    </style:style>
    <style:style style:name="T287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b70c8c" style:font-size-asian="11pt" style:font-size-complex="11pt"/>
    </style:style>
    <style:style style:name="T288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c08594" style:font-size-asian="11pt" style:font-size-complex="11pt"/>
    </style:style>
    <style:style style:name="T289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c8cd61" style:font-size-asian="11pt" style:font-size-complex="11pt"/>
    </style:style>
    <style:style style:name="T290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ce9912" style:font-size-asian="11pt" style:font-size-complex="11pt"/>
    </style:style>
    <style:style style:name="T291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ea31f4" style:font-size-asian="11pt" style:font-size-complex="11pt"/>
    </style:style>
    <style:style style:name="T292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170f8a9" style:font-size-asian="11pt" style:font-size-complex="11pt"/>
    </style:style>
    <style:style style:name="T293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3c6e72" style:font-size-asian="11pt" style:font-size-complex="11pt"/>
    </style:style>
    <style:style style:name="T294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7aa91d" style:font-size-asian="11pt" style:font-size-complex="11pt"/>
    </style:style>
    <style:style style:name="T29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7afe47" style:font-size-asian="11pt" style:font-size-complex="11pt"/>
    </style:style>
    <style:style style:name="T296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fa1eb" style:font-name-asian="sans-serif" style:font-size-asian="11pt" style:font-name-complex="sans-serif" style:font-size-complex="11pt"/>
    </style:style>
    <style:style style:name="T297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f086ae" style:font-name-asian="sans-serif" style:font-size-asian="11pt" style:font-name-complex="sans-serif" style:font-size-complex="11pt"/>
    </style:style>
    <style:style style:name="T298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58e0a9" style:font-name-asian="sans-serif" style:font-size-asian="11pt" style:font-name-complex="sans-serif" style:font-size-complex="11pt"/>
    </style:style>
    <style:style style:name="T299" style:family="text">
      <style:text-properties fo:font-variant="normal" fo:text-transform="none" fo:color="#000000" loext:opacity="100%" style:font-name="Liberation Mono1" fo:font-size="10pt" fo:letter-spacing="normal" fo:font-style="normal" fo:font-weight="normal" style:font-size-asian="10pt" style:font-size-complex="10pt"/>
    </style:style>
    <style:style style:name="T300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d08d15" style:font-size-asian="10pt" style:font-size-complex="10pt"/>
    </style:style>
    <style:style style:name="T301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c80b88" style:font-size-asian="10pt" style:font-size-complex="10pt"/>
    </style:style>
    <style:style style:name="T302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d08d15" style:font-name-asian="Liberation Mono" style:font-size-asian="10pt" style:font-name-complex="Liberation Mono" style:font-size-complex="10pt"/>
    </style:style>
    <style:style style:name="T303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c80b88" style:font-name-asian="Liberation Mono" style:font-size-asian="10pt" style:font-name-complex="Liberation Mono" style:font-size-complex="10pt"/>
    </style:style>
    <style:style style:name="T304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cca72c" style:font-name-asian="Liberation Mono" style:font-size-asian="10pt" style:font-name-complex="Liberation Mono" style:font-size-complex="10pt"/>
    </style:style>
    <style:style style:name="T305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c91bb0" style:font-name-asian="Liberation Mono" style:font-size-asian="10pt" style:font-name-complex="Liberation Mono" style:font-size-complex="10pt"/>
    </style:style>
    <style:style style:name="T306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4d5d15" style:font-name-asian="Liberation Mono" style:font-size-asian="10pt" style:font-name-complex="Liberation Mono" style:font-size-complex="10pt"/>
    </style:style>
    <style:style style:name="T307" style:family="text">
      <style:text-properties fo:font-variant="normal" fo:text-transform="none" fo:color="#000000" loext:opacity="100%" fo:letter-spacing="normal" fo:font-style="normal" fo:font-weight="normal"/>
    </style:style>
    <style:style style:name="T308" style:family="text">
      <style:text-properties fo:font-variant="normal" fo:text-transform="none" fo:color="#000000" loext:opacity="100%" fo:letter-spacing="normal" fo:font-style="normal" fo:font-weight="normal" officeooo:rsid="004d5d15" style:font-name-asian="Liberation Mono" style:font-name-complex="Liberation Mono"/>
    </style:style>
    <style:style style:name="T309" style:family="text">
      <style:text-properties fo:font-variant="normal" fo:text-transform="none" fo:color="#000000" loext:opacity="100%" fo:letter-spacing="normal" fo:font-style="normal" fo:font-weight="normal" officeooo:rsid="004d5d15"/>
    </style:style>
    <style:style style:name="T310" style:family="text">
      <style:text-properties fo:font-variant="normal" fo:text-transform="none" fo:color="#000000" loext:opacity="100%" fo:letter-spacing="normal" fo:font-style="normal" officeooo:rsid="0016fe59"/>
    </style:style>
    <style:style style:name="T311" style:family="text">
      <style:text-properties fo:font-variant="normal" fo:text-transform="none" fo:color="#000000" loext:opacity="100%" fo:letter-spacing="normal" fo:font-style="normal" officeooo:rsid="000eb537" style:font-style-asian="normal" style:font-style-complex="normal"/>
    </style:style>
    <style:style style:name="T312" style:family="text">
      <style:text-properties fo:font-variant="normal" fo:text-transform="none" fo:color="#000000" loext:opacity="100%" fo:letter-spacing="normal" fo:font-style="normal" officeooo:rsid="0018fa85" style:font-style-asian="normal" style:font-style-complex="normal"/>
    </style:style>
    <style:style style:name="T313" style:family="text">
      <style:text-properties fo:font-variant="normal" fo:text-transform="none" fo:color="#000000" loext:opacity="100%" fo:letter-spacing="normal" fo:font-style="normal" officeooo:rsid="00236e14" style:font-style-asian="normal" style:font-style-complex="normal"/>
    </style:style>
    <style:style style:name="T314" style:family="text">
      <style:text-properties fo:font-variant="normal" fo:text-transform="none" fo:color="#000000" loext:opacity="100%" fo:letter-spacing="normal" fo:font-style="normal" officeooo:rsid="0027e5c8" style:font-style-asian="normal" style:font-style-complex="normal"/>
    </style:style>
    <style:style style:name="T315" style:family="text">
      <style:text-properties fo:font-variant="normal" fo:text-transform="none" fo:color="#000000" loext:opacity="100%" fo:letter-spacing="normal" fo:font-style="normal" officeooo:rsid="00aa6a80" style:font-style-asian="normal" style:font-style-complex="normal"/>
    </style:style>
    <style:style style:name="T316" style:family="text">
      <style:text-properties fo:font-variant="normal" fo:text-transform="none" fo:color="#000000" loext:opacity="100%" fo:letter-spacing="normal" fo:font-style="normal" officeooo:rsid="012557f0" style:font-style-asian="normal" style:font-style-complex="normal"/>
    </style:style>
    <style:style style:name="T317" style:family="text">
      <style:text-properties fo:font-variant="normal" fo:text-transform="none" fo:color="#000000" loext:opacity="100%" fo:letter-spacing="normal" fo:font-style="normal" officeooo:rsid="0129a282" style:font-style-asian="normal" style:font-style-complex="normal"/>
    </style:style>
    <style:style style:name="T318" style:family="text">
      <style:text-properties fo:font-variant="normal" fo:text-transform="none" fo:color="#000000" loext:opacity="100%" fo:letter-spacing="normal" fo:font-style="normal" officeooo:rsid="012557f0" style:font-name-asian="PingFang SC" style:font-style-asian="normal" style:font-name-complex="Arial Unicode MS" style:font-style-complex="normal"/>
    </style:style>
    <style:style style:name="T319" style:family="text">
      <style:text-properties fo:font-variant="normal" fo:text-transform="none" fo:color="#000000" loext:opacity="100%" fo:font-size="11pt" fo:letter-spacing="normal" fo:font-style="normal" fo:font-weight="normal" officeooo:rsid="0022ee5b" style:font-name-asian="Liberation Mono" style:font-size-asian="11pt" style:font-name-complex="Liberation Mono" style:font-size-complex="11pt"/>
    </style:style>
    <style:style style:name="T320" style:family="text">
      <style:text-properties fo:font-variant="normal" fo:text-transform="none" fo:color="#000000" loext:opacity="100%" fo:font-size="11pt" fo:letter-spacing="normal" fo:language="es" fo:country="MX" fo:font-style="normal" fo:font-weight="normal" officeooo:rsid="00309b40" style:font-size-asian="11pt" style:font-size-complex="11pt"/>
    </style:style>
    <style:style style:name="T321" style:family="text">
      <style:text-properties fo:font-variant="normal" fo:text-transform="none" fo:color="#000000" loext:opacity="100%" style:font-name="Liberation Mono" fo:font-size="11pt" fo:letter-spacing="normal" fo:font-style="normal" fo:font-weight="normal" style:font-size-asian="11pt" style:font-size-complex="11pt"/>
    </style:style>
    <style:style style:name="T322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fa1eb" style:font-size-asian="11pt" style:font-size-complex="11pt"/>
    </style:style>
    <style:style style:name="T32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e6145" style:font-size-asian="11pt" style:font-size-complex="11pt"/>
    </style:style>
    <style:style style:name="T32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d08d15" style:font-size-asian="11pt" style:font-size-complex="11pt"/>
    </style:style>
    <style:style style:name="T32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ee7cc8" style:font-size-asian="11pt" style:font-size-complex="11pt"/>
    </style:style>
    <style:style style:name="T32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cdb0b3" style:font-size-asian="11pt" style:font-size-complex="11pt"/>
    </style:style>
    <style:style style:name="T32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b3c8aa" style:font-size-asian="11pt" style:font-size-complex="11pt"/>
    </style:style>
    <style:style style:name="T328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d95776" style:font-size-asian="11pt" style:font-size-complex="11pt"/>
    </style:style>
    <style:style style:name="T32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e04090" style:font-size-asian="11pt" style:font-size-complex="11pt"/>
    </style:style>
    <style:style style:name="T33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3a8367" style:font-size-asian="11pt" style:font-size-complex="11pt"/>
    </style:style>
    <style:style style:name="T33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3b0874" style:font-size-asian="11pt" style:font-size-complex="11pt"/>
    </style:style>
    <style:style style:name="T332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c87d15" style:font-name-asian="sans-serif" style:font-size-asian="11pt" style:font-name-complex="sans-serif" style:font-size-complex="11pt"/>
    </style:style>
    <style:style style:name="T33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ca72f3" style:font-name-asian="sans-serif" style:font-size-asian="11pt" style:font-name-complex="sans-serif" style:font-size-complex="11pt"/>
    </style:style>
    <style:style style:name="T33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e7ee4a" style:font-name-asian="sans-serif" style:font-size-asian="11pt" style:font-name-complex="sans-serif" style:font-size-complex="11pt"/>
    </style:style>
    <style:style style:name="T33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90cbc7" style:font-name-asian="sans-serif" style:font-size-asian="11pt" style:font-name-complex="sans-serif" style:font-size-complex="11pt"/>
    </style:style>
    <style:style style:name="T336" style:family="text">
      <style:text-properties fo:font-variant="normal" fo:text-transform="none" fo:color="#000000" loext:opacity="100%" style:font-name="Liberation Mono" fo:font-size="11pt" fo:letter-spacing="normal" fo:font-style="normal" fo:font-weight="bold" style:font-size-asian="11pt" style:font-weight-asian="bold" style:font-size-complex="11pt" style:font-weight-complex="bold"/>
    </style:style>
    <style:style style:name="T337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bf936f" style:font-name-asian="Liberation Mono" style:font-size-asian="11pt" style:font-name-complex="Liberation Mono" style:font-size-complex="11pt"/>
    </style:style>
    <style:style style:name="T338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1a50f4e" style:font-name-asian="Liberation Mono" style:font-size-asian="11pt" style:font-name-complex="Liberation Mono" style:font-size-complex="11pt"/>
    </style:style>
    <style:style style:name="T339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style:font-size-asian="11pt" style:font-size-complex="11pt"/>
    </style:style>
    <style:style style:name="T340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104ebf5" style:font-size-asian="11pt" style:font-size-complex="11pt"/>
    </style:style>
    <style:style style:name="T341" style:family="text">
      <style:text-properties fo:font-variant="normal" fo:text-transform="none" fo:color="#800080" loext:opacity="100%" style:font-name="sans-serif" fo:font-size="11pt" fo:letter-spacing="normal" fo:font-style="normal" fo:font-weight="normal" officeooo:rsid="002439ea" style:font-size-asian="11pt" style:font-size-complex="11pt"/>
    </style:style>
    <style:style style:name="T342" style:family="text">
      <style:text-properties fo:font-variant="normal" fo:text-transform="none" fo:color="#333333" loext:opacity="100%" style:font-name="Liberation Sans" fo:font-size="11pt" fo:letter-spacing="normal" fo:font-style="normal" fo:font-weight="bold" officeooo:rsid="001fa1eb" style:font-size-asian="11pt" style:font-weight-asian="bold" style:font-size-complex="11pt" style:font-weight-complex="bold"/>
    </style:style>
    <style:style style:name="T343" style:family="text">
      <style:text-properties fo:font-variant="normal" fo:text-transform="none" fo:color="#333333" loext:opacity="100%" style:font-name="Liberation Sans" fo:font-size="11pt" fo:letter-spacing="normal" fo:font-style="normal" fo:font-weight="normal" officeooo:rsid="001fa1eb" style:font-size-asian="11pt" style:font-weight-asian="normal" style:font-size-complex="11pt" style:font-weight-complex="normal"/>
    </style:style>
    <style:style style:name="T344" style:family="text">
      <style:text-properties fo:font-variant="normal" fo:text-transform="none" fo:color="#333333" loext:opacity="100%" style:font-name="Liberation Sans" fo:font-size="11pt" fo:letter-spacing="normal" fo:font-style="normal" fo:font-weight="normal" officeooo:rsid="008aba86" style:font-size-asian="11pt" style:font-weight-asian="normal" style:font-size-complex="11pt" style:font-weight-complex="normal"/>
    </style:style>
    <style:style style:name="T345" style:family="text">
      <style:text-properties fo:font-variant="normal" fo:text-transform="none" fo:color="#000080" loext:opacity="100%" style:font-name="Liberation Mono1" fo:letter-spacing="norma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46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347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1fa1eb" style:font-size-asian="11pt" style:font-size-complex="11pt"/>
    </style:style>
    <style:style style:name="T348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2ddea2" style:font-size-asian="11pt" style:font-size-complex="11pt"/>
    </style:style>
    <style:style style:name="T349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233690" style:font-size-asian="11pt" style:font-size-complex="11pt"/>
    </style:style>
    <style:style style:name="T350" style:family="text">
      <style:text-properties fo:font-variant="normal" fo:text-transform="none" fo:color="#000080" loext:opacity="100%" style:font-name="Liberation Mono1" fo:font-size="11pt" fo:letter-spacing="normal" fo:font-style="normal" fo:font-weight="normal" style:font-size-asian="11pt" style:font-size-complex="11pt"/>
    </style:style>
    <style:style style:name="T351" style:family="text">
      <style:text-properties fo:font-variant="normal" fo:text-transform="none" fo:color="#000080" loext:opacity="100%" style:font-name="Liberation Mono1" fo:font-size="11pt" fo:letter-spacing="normal" fo:font-style="normal" fo:font-weight="normal" officeooo:rsid="001e6145" style:font-size-asian="11pt" style:font-size-complex="11pt"/>
    </style:style>
    <style:style style:name="T352" style:family="text">
      <style:text-properties fo:font-variant="normal" fo:text-transform="none" fo:color="#000080" loext:opacity="100%" style:font-name="Liberation Mono1" fo:font-size="11pt" fo:letter-spacing="normal" fo:font-style="normal" fo:font-weight="normal" officeooo:rsid="001e9c3c" style:font-size-asian="11pt" style:font-size-complex="11pt"/>
    </style:style>
    <style:style style:name="T353" style:family="text">
      <style:text-properties fo:font-variant="normal" fo:text-transform="none" fo:color="#000080" loext:opacity="100%" style:font-name="Liberation Mono1" fo:font-size="11pt" fo:letter-spacing="normal" fo:font-style="normal" fo:font-weight="normal" officeooo:rsid="001fa1eb" style:font-size-asian="11pt" style:font-size-complex="11pt"/>
    </style:style>
    <style:style style:name="T354" style:family="text">
      <style:text-properties fo:font-variant="normal" fo:text-transform="none" fo:color="#000080" loext:opacity="100%" style:font-name="Liberation Sans" fo:font-size="11pt" fo:letter-spacing="normal" fo:font-style="normal" style:text-underline-style="none" fo:font-weight="normal" officeooo:rsid="008aba86" style:font-size-asian="11pt" style:font-size-complex="11pt"/>
    </style:style>
    <style:style style:name="T355" style:family="text">
      <style:text-properties fo:font-variant="normal" fo:text-transform="none" fo:color="#000080" loext:opacity="100%" style:font-name="Liberation Sans" fo:font-size="11pt" fo:letter-spacing="normal" fo:font-style="normal" style:text-underline-style="solid" style:text-underline-width="auto" style:text-underline-color="font-color" fo:font-weight="normal" officeooo:rsid="00b40b4e" style:font-size-asian="11pt" style:font-size-complex="11pt"/>
    </style:style>
    <style:style style:name="T356" style:family="text">
      <style:text-properties fo:font-variant="normal" fo:text-transform="none" fo:color="#000080" loext:opacity="100%" style:font-name="Liberation Sans" fo:font-size="11pt" fo:letter-spacing="normal" fo:font-style="normal" style:text-underline-style="solid" style:text-underline-width="auto" style:text-underline-color="font-color" fo:font-weight="normal" officeooo:rsid="00233690" style:font-size-asian="11pt" style:font-size-complex="11pt"/>
    </style:style>
    <style:style style:name="T357" style:family="text">
      <style:text-properties fo:font-variant="normal" fo:text-transform="none" fo:color="#000080" loext:opacity="100%" style:font-name="Liberation Sans" fo:font-size="11pt" fo:letter-spacing="normal" fo:font-style="normal" fo:font-weight="normal" style:font-size-asian="11pt" style:font-size-complex="11pt"/>
    </style:style>
    <style:style style:name="T358" style:family="text">
      <style:text-properties fo:font-variant="normal" fo:text-transform="none" fo:color="#000080" loext:opacity="100%" style:font-name="Liberation Sans" fo:font-size="11pt" fo:letter-spacing="normal" fo:font-style="normal" fo:font-weight="normal" officeooo:rsid="000a0140" style:font-size-asian="11pt" style:font-size-complex="11pt"/>
    </style:style>
    <style:style style:name="T359" style:family="text">
      <style:text-properties fo:font-variant="normal" fo:text-transform="none" fo:color="#000080" loext:opacity="100%" style:font-name="Liberation Sans" fo:font-size="11pt" fo:letter-spacing="normal" fo:font-style="normal" fo:font-weight="normal" officeooo:rsid="001fa1eb" style:font-size-asian="11pt" style:font-size-complex="11pt"/>
    </style:style>
    <style:style style:name="T360" style:family="text">
      <style:text-properties fo:font-variant="normal" fo:text-transform="none" fo:color="#000080" loext:opacity="100%" style:font-name="Liberation Sans" fo:font-size="11pt" fo:letter-spacing="normal" fo:font-style="normal" fo:font-weight="normal" officeooo:rsid="01418ccd" style:font-size-asian="11pt" style:font-size-complex="11pt"/>
    </style:style>
    <style:style style:name="T361" style:family="text">
      <style:text-properties fo:font-variant="normal" fo:text-transform="none" fo:color="#000080" loext:opacity="100%" style:font-name="Liberation Sans" fo:font-size="11pt" fo:letter-spacing="normal" fo:font-style="normal" fo:font-weight="normal" officeooo:rsid="01521dd1" style:font-size-asian="11pt" style:font-size-complex="11pt"/>
    </style:style>
    <style:style style:name="T362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0769d0a" style:font-size-asian="11pt" style:font-size-complex="11pt"/>
    </style:style>
    <style:style style:name="T363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1a50f4e" style:font-size-asian="11pt" style:font-size-complex="11pt"/>
    </style:style>
    <style:style style:name="T364" style:family="text">
      <style:text-properties fo:font-variant="normal" fo:text-transform="none" fo:color="#000080" loext:opacity="100%" style:font-name="Liberation Sans" fo:font-size="11pt" fo:letter-spacing="normal" fo:language="es" fo:country="ES" fo:font-style="normal" style:text-underline-style="solid" style:text-underline-width="auto" style:text-underline-color="font-color" fo:font-weight="normal" officeooo:rsid="00f8cea1" style:font-size-asian="11pt" style:font-style-asian="normal" style:font-size-complex="11pt" style:font-style-complex="normal"/>
    </style:style>
    <style:style style:name="T365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233690" style:font-size-asian="11pt" style:font-size-complex="11pt"/>
    </style:style>
    <style:style style:name="T366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22ee5b" style:font-size-asian="11pt" style:font-size-complex="11pt"/>
    </style:style>
    <style:style style:name="T367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1fa1eb" style:font-size-asian="11pt" style:font-size-complex="11pt"/>
    </style:style>
    <style:style style:name="T368" style:family="text">
      <style:text-properties fo:font-variant="normal" fo:text-transform="none" fo:color="#000080" loext:opacity="100%" style:font-name="sans-serif" fo:font-size="11pt" fo:letter-spacing="normal" fo:font-style="normal" style:text-underline-style="none" fo:font-weight="normal" officeooo:rsid="00c4a691" style:font-size-asian="11pt" style:font-size-complex="11pt"/>
    </style:style>
    <style:style style:name="T369" style:family="text">
      <style:text-properties fo:font-variant="normal" fo:text-transform="none" fo:color="#000080" loext:opacity="100%" style:font-name="sans-serif" fo:font-size="11pt" fo:letter-spacing="normal" fo:font-style="normal" fo:font-weight="normal" officeooo:rsid="001e9c3c" style:font-size-asian="11pt" style:font-size-complex="11pt"/>
    </style:style>
    <style:style style:name="T370" style:family="text">
      <style:text-properties fo:font-variant="normal" fo:text-transform="none" fo:color="#000080" loext:opacity="100%" style:font-name="sans-serif" fo:font-size="11pt" fo:letter-spacing="normal" fo:font-style="normal" fo:font-weight="normal" officeooo:rsid="001fa1eb" style:font-size-asian="11pt" style:font-size-complex="11pt"/>
    </style:style>
    <style:style style:name="T371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233690" style:font-size-asian="11pt" style:font-size-complex="11pt"/>
    </style:style>
    <style:style style:name="T372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a1a6d8" style:font-size-asian="11pt" style:font-size-complex="11pt"/>
    </style:style>
    <style:style style:name="T373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1fa1eb" style:font-size-asian="11pt" style:font-size-complex="11pt"/>
    </style:style>
    <style:style style:name="T374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c87d15" style:font-name-asian="sans-serif" style:font-size-asian="11pt" style:font-name-complex="sans-serif" style:font-size-complex="11pt"/>
    </style:style>
    <style:style style:name="T375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ca72f3" style:font-name-asian="sans-serif" style:font-size-asian="11pt" style:font-name-complex="sans-serif" style:font-size-complex="11pt"/>
    </style:style>
    <style:style style:name="T376" style:family="text">
      <style:text-properties fo:font-variant="normal" fo:text-transform="none" fo:color="#000080" loext:opacity="100%" style:font-name="Liberation Mono" fo:font-size="11pt" fo:letter-spacing="normal" fo:font-style="normal" fo:font-weight="normal" style:font-size-asian="11pt" style:font-size-complex="11pt"/>
    </style:style>
    <style:style style:name="T377" style:family="text">
      <style:text-properties fo:font-variant="normal" fo:text-transform="none" fo:color="#000080" loext:opacity="100%" style:font-name="Liberation Mono" fo:font-size="11pt" fo:letter-spacing="normal" fo:font-style="normal" fo:font-weight="normal" officeooo:rsid="001e9c3c" style:font-size-asian="11pt" style:font-size-complex="11pt"/>
    </style:style>
    <style:style style:name="T378" style:family="text">
      <style:text-properties fo:font-variant="normal" fo:text-transform="none" fo:color="#000080" loext:opacity="100%" style:font-name="Liberation Mono" fo:font-size="11pt" fo:letter-spacing="normal" fo:font-style="normal" fo:font-weight="normal" officeooo:rsid="011780cd" style:font-size-asian="11pt" style:font-size-complex="11pt"/>
    </style:style>
    <style:style style:name="T379" style:family="text">
      <style:text-properties fo:font-variant="normal" fo:text-transform="none" fo:color="#000080" loext:opacity="100%" style:font-name="Liberation Mono" fo:font-size="11pt" fo:letter-spacing="normal" fo:font-style="normal" fo:font-weight="normal" officeooo:rsid="000a0140" style:font-size-asian="11pt" style:font-size-complex="11pt"/>
    </style:style>
    <style:style style:name="T380" style:family="text">
      <style:text-properties fo:font-variant="normal" fo:text-transform="none" fo:color="#000080" loext:opacity="100%" style:font-name="Liberation Mono" fo:font-size="11pt" fo:letter-spacing="normal" fo:font-style="normal" fo:font-weight="normal" officeooo:rsid="012a42df" style:font-size-asian="11pt" style:font-size-complex="11pt"/>
    </style:style>
    <style:style style:name="T381" style:family="text">
      <style:text-properties fo:font-variant="normal" fo:text-transform="none" fo:color="#000080" loext:opacity="100%" style:font-name="Liberation Mono" fo:font-size="11pt" fo:letter-spacing="normal" fo:font-style="normal" fo:font-weight="normal" officeooo:rsid="001fa1eb" style:font-size-asian="11pt" style:font-size-complex="11pt"/>
    </style:style>
    <style:style style:name="T382" style:family="text">
      <style:text-properties fo:font-variant="normal" fo:text-transform="none" fo:color="#000080" loext:opacity="100%" style:font-name="Liberation Mono" fo:font-size="11pt" fo:letter-spacing="normal" fo:font-style="normal" fo:font-weight="normal" officeooo:rsid="013a8367" style:font-size-asian="11pt" style:font-size-complex="11pt"/>
    </style:style>
    <style:style style:name="T383" style:family="text">
      <style:text-properties fo:font-variant="normal" fo:text-transform="none" fo:color="#000080" loext:opacity="100%" style:font-name="Liberation Mono" fo:font-size="11pt" fo:letter-spacing="normal" fo:font-style="normal" fo:font-weight="normal" officeooo:rsid="01418ccd" style:font-size-asian="11pt" style:font-size-complex="11pt"/>
    </style:style>
    <style:style style:name="T384" style:family="text">
      <style:text-properties fo:font-variant="normal" fo:text-transform="none" fo:color="#000080" loext:opacity="100%" style:font-name="Liberation Mono" fo:font-size="11pt" fo:letter-spacing="normal" fo:font-style="normal" fo:font-weight="normal" officeooo:rsid="0142fd94" style:font-size-asian="11pt" style:font-size-complex="11pt"/>
    </style:style>
    <style:style style:name="T385" style:family="text">
      <style:text-properties fo:font-variant="normal" fo:text-transform="none" fo:color="#000080" loext:opacity="100%" style:font-name="Liberation Mono" fo:font-size="11pt" fo:letter-spacing="normal" fo:font-style="normal" fo:font-weight="normal" officeooo:rsid="01433c1e" style:font-size-asian="11pt" style:font-size-complex="11pt"/>
    </style:style>
    <style:style style:name="T386" style:family="text">
      <style:text-properties fo:font-variant="normal" fo:text-transform="none" fo:color="#808080" loext:opacity="100%" style:font-name="Liberation Mono1" fo:font-size="11pt" fo:letter-spacing="normal" fo:font-style="normal" fo:font-weight="normal" officeooo:rsid="001e6145" style:font-size-asian="11pt" style:font-weight-asian="normal" style:font-size-complex="11pt" style:font-weight-complex="normal"/>
    </style:style>
    <style:style style:name="T387" style:family="text">
      <style:text-properties fo:font-variant="normal" fo:text-transform="none" fo:color="#808080" loext:opacity="100%" style:font-name="Liberation Mono1" fo:font-size="11pt" fo:letter-spacing="normal" fo:language="es" fo:country="ES" fo:font-style="normal" fo:font-weight="bold" officeooo:rsid="00f8133b" style:font-size-asian="11pt" style:font-style-asian="normal" style:font-weight-asian="bold" style:font-size-complex="11pt" style:font-style-complex="normal" style:font-weight-complex="bold"/>
    </style:style>
    <style:style style:name="T388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0e9daf9" style:font-size-asian="11pt" style:font-weight-asian="bold" style:font-size-complex="11pt" style:font-weight-complex="bold"/>
    </style:style>
    <style:style style:name="T389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01fa1eb" style:font-size-asian="11pt" style:font-weight-asian="bold" style:font-size-complex="11pt" style:font-weight-complex="bold"/>
    </style:style>
    <style:style style:name="T390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13a8367" style:font-size-asian="11pt" style:font-weight-asian="bold" style:font-size-complex="11pt" style:font-weight-complex="bold"/>
    </style:style>
    <style:style style:name="T391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233690" style:font-size-asian="11pt" style:font-weight-asian="bold" style:font-size-complex="11pt" style:font-weight-complex="bold"/>
    </style:style>
    <style:style style:name="T392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8aba86" style:font-size-asian="11pt" style:font-size-complex="11pt"/>
    </style:style>
    <style:style style:name="T393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8b68e9" style:font-size-asian="11pt" style:font-size-complex="11pt"/>
    </style:style>
    <style:style style:name="T394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a63789" style:font-size-asian="11pt" style:font-size-complex="11pt"/>
    </style:style>
    <style:style style:name="T395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ce9912" style:font-size-asian="11pt" style:font-size-complex="11pt"/>
    </style:style>
    <style:style style:name="T396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f21451" style:font-size-asian="11pt" style:font-weight-asian="normal" style:font-size-complex="11pt" style:font-weight-complex="normal"/>
    </style:style>
    <style:style style:name="T397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10b3685" style:font-size-asian="11pt" style:font-weight-asian="normal" style:font-size-complex="11pt" style:font-weight-complex="normal"/>
    </style:style>
    <style:style style:name="T398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0a0140" style:font-size-asian="11pt" style:font-size-complex="11pt"/>
    </style:style>
    <style:style style:name="T399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1208741" style:font-size-asian="11pt" style:font-size-complex="11pt"/>
    </style:style>
    <style:style style:name="T400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12a42df" style:font-size-asian="11pt" style:font-size-complex="11pt"/>
    </style:style>
    <style:style style:name="T401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13a8367" style:font-size-asian="11pt" style:font-size-complex="11pt"/>
    </style:style>
    <style:style style:name="T402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13cc063" style:font-size-asian="11pt" style:font-size-complex="11pt"/>
    </style:style>
    <style:style style:name="T403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144d365" style:font-size-asian="11pt" style:font-size-complex="11pt"/>
    </style:style>
    <style:style style:name="T404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14600d4" style:font-size-asian="11pt" style:font-size-complex="11pt"/>
    </style:style>
    <style:style style:name="T405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1468be8" style:font-size-asian="11pt" style:font-size-complex="11pt"/>
    </style:style>
    <style:style style:name="T406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1418ccd" style:font-size-asian="11pt" style:font-size-complex="11pt"/>
    </style:style>
    <style:style style:name="T407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142fd94" style:font-size-asian="11pt" style:font-size-complex="11pt"/>
    </style:style>
    <style:style style:name="T408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1433c1e" style:font-size-asian="11pt" style:font-size-complex="11pt"/>
    </style:style>
    <style:style style:name="T409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22ee5b" style:font-size-asian="11pt" style:font-size-complex="11pt"/>
    </style:style>
    <style:style style:name="T410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148df8f" style:font-size-asian="11pt" style:font-size-complex="11pt"/>
    </style:style>
    <style:style style:name="T411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1e9c3c" style:font-size-asian="11pt" style:font-size-complex="11pt"/>
    </style:style>
    <style:style style:name="T412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161b79b" style:font-size-asian="11pt" style:font-size-complex="11pt"/>
    </style:style>
    <style:style style:name="T413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16268ea" style:font-size-asian="11pt" style:font-size-complex="11pt"/>
    </style:style>
    <style:style style:name="T414" style:family="text">
      <style:text-properties fo:font-variant="normal" fo:text-transform="none" style:use-window-font-color="true" loext:opacity="0%" style:font-name="Liberation Sans" fo:font-size="11pt" fo:letter-spacing="normal" fo:language="es" fo:country="ES" fo:font-style="normal" style:text-underline-style="none" fo:font-weight="bold" officeooo:rsid="00f51255" style:font-size-asian="11pt" style:font-style-asian="normal" style:font-weight-asian="bold" style:font-size-complex="11pt" style:font-style-complex="normal" style:font-weight-complex="bold"/>
    </style:style>
    <style:style style:name="T415" style:family="text">
      <style:text-properties fo:font-variant="normal" fo:text-transform="none" style:use-window-font-color="true" loext:opacity="0%" style:font-name="Liberation Mono1" fo:font-size="11pt" fo:letter-spacing="normal" fo:font-style="normal" style:text-underline-style="none" fo:font-weight="normal" officeooo:rsid="00a1a6d8" style:font-size-asian="11pt" style:font-size-complex="11pt"/>
    </style:style>
    <style:style style:name="T416" style:family="text">
      <style:text-properties fo:font-variant="normal" fo:text-transform="none" style:use-window-font-color="true" loext:opacity="0%" style:font-name="Liberation Mono1" fo:font-size="11pt" fo:letter-spacing="normal" fo:font-style="normal" style:text-underline-style="none" fo:font-weight="normal" officeooo:rsid="00a63789" style:font-size-asian="11pt" style:font-size-complex="11pt"/>
    </style:style>
    <style:style style:name="T417" style:family="text">
      <style:text-properties fo:font-variant="normal" fo:text-transform="none" style:use-window-font-color="true" loext:opacity="0%" style:font-name="sans-serif" fo:font-size="11pt" fo:letter-spacing="normal" fo:font-style="normal" style:text-underline-style="none" fo:font-weight="normal" officeooo:rsid="00c4a691" style:font-size-asian="11pt" style:font-size-complex="11pt"/>
    </style:style>
    <style:style style:name="T418" style:family="text">
      <style:text-properties fo:font-variant="normal" fo:text-transform="none" style:use-window-font-color="true" loext:opacity="0%" style:font-name="sans-serif" fo:font-size="11pt" fo:letter-spacing="normal" fo:font-style="normal" style:text-underline-style="none" fo:font-weight="normal" officeooo:rsid="00dd6db1" style:font-size-asian="11pt" style:font-size-complex="11pt"/>
    </style:style>
    <style:style style:name="T419" style:family="text">
      <style:text-properties fo:font-variant="normal" fo:text-transform="none" style:use-window-font-color="true" loext:opacity="0%" style:font-name="sans-serif" fo:font-size="11pt" fo:letter-spacing="normal" fo:font-style="normal" style:text-underline-style="none" fo:font-weight="normal" officeooo:rsid="0107acc1" style:font-size-asian="11pt" style:font-size-complex="11pt"/>
    </style:style>
    <style:style style:name="T420" style:family="text">
      <style:text-properties fo:font-variant="normal" fo:text-transform="none" style:use-window-font-color="true" loext:opacity="0%" style:font-name="sans-serif" fo:font-size="11pt" fo:letter-spacing="normal" fo:font-style="normal" style:text-underline-style="none" fo:font-weight="normal" officeooo:rsid="010b3685" style:font-size-asian="11pt" style:font-size-complex="11pt"/>
    </style:style>
    <style:style style:name="T421" style:family="text">
      <style:text-properties fo:font-variant="normal" fo:text-transform="none" style:use-window-font-color="true" loext:opacity="0%" style:font-name="sans-serif" fo:font-size="11pt" fo:letter-spacing="normal" fo:font-style="normal" style:text-underline-style="none" fo:font-weight="normal" officeooo:rsid="010e582c" style:font-size-asian="11pt" style:font-size-complex="11pt"/>
    </style:style>
    <style:style style:name="T422" style:family="text">
      <style:text-properties fo:font-variant="normal" fo:text-transform="none" style:use-window-font-color="true" loext:opacity="0%" style:font-name="sans-serif" fo:font-size="11pt" fo:letter-spacing="normal" fo:font-style="normal" fo:font-weight="normal" officeooo:rsid="0057432f" style:font-size-asian="11pt" style:font-size-complex="11pt"/>
    </style:style>
    <style:style style:name="T423" style:family="text">
      <style:text-properties fo:font-variant="normal" fo:text-transform="none" style:use-window-font-color="true" loext:opacity="0%" style:font-name="sans-serif" fo:font-size="11pt" fo:letter-spacing="normal" fo:font-style="normal" fo:font-weight="normal" officeooo:rsid="001e9c3c" style:font-size-asian="11pt" style:font-size-complex="11pt"/>
    </style:style>
    <style:style style:name="T424" style:family="text">
      <style:text-properties fo:font-variant="normal" fo:text-transform="none" style:use-window-font-color="true" loext:opacity="0%" style:font-name="sans-serif" fo:font-size="11pt" fo:letter-spacing="normal" fo:font-style="normal" fo:font-weight="normal" officeooo:rsid="0054d965" style:font-size-asian="11pt" style:font-size-complex="11pt"/>
    </style:style>
    <style:style style:name="T425" style:family="text">
      <style:text-properties fo:font-variant="normal" fo:text-transform="none" style:use-window-font-color="true" loext:opacity="0%" style:font-name="Liberation Mono" fo:font-size="11pt" fo:letter-spacing="normal" fo:font-style="normal" fo:font-weight="normal" officeooo:rsid="012a42df" style:font-size-asian="11pt" style:font-size-complex="11pt"/>
    </style:style>
    <style:style style:name="T426" style:family="text">
      <style:text-properties fo:font-variant="normal" fo:text-transform="none" style:use-window-font-color="true" loext:opacity="0%" style:font-name="Liberation Mono" fo:font-size="11pt" fo:letter-spacing="normal" fo:font-style="normal" fo:font-weight="normal" officeooo:rsid="013a8367" style:font-size-asian="11pt" style:font-size-complex="11pt"/>
    </style:style>
    <style:style style:name="T427" style:family="text">
      <style:text-properties fo:font-variant="normal" fo:text-transform="none" style:use-window-font-color="true" loext:opacity="0%" style:font-name="Liberation Mono" fo:font-size="11pt" fo:letter-spacing="normal" fo:font-style="normal" fo:font-weight="normal" officeooo:rsid="0142fd94" style:font-size-asian="11pt" style:font-size-complex="11pt"/>
    </style:style>
    <style:style style:name="T428" style:family="text">
      <style:text-properties fo:font-variant="normal" fo:text-transform="none" fo:color="#4169e1" loext:opacity="100%" style:font-name="Liberation Sans" fo:letter-spacing="normal" fo:font-style="normal" fo:font-weight="bold" style:font-weight-asian="bold" style:font-weight-complex="bold"/>
    </style:style>
    <style:style style:name="T429" style:family="text">
      <style:text-properties fo:font-variant="normal" fo:text-transform="none" fo:color="#4169e1" loext:opacity="100%" style:font-name="Liberation Sans" fo:letter-spacing="normal" fo:font-style="normal" fo:font-weight="bold" officeooo:rsid="006563a0" style:font-weight-asian="bold" style:font-weight-complex="bold"/>
    </style:style>
    <style:style style:name="T430" style:family="text">
      <style:text-properties fo:font-variant="normal" fo:text-transform="none" fo:color="#4169e1" loext:opacity="100%" style:font-name="Liberation Sans" fo:font-size="11pt" fo:letter-spacing="normal" fo:font-style="normal" fo:font-weight="bold" officeooo:rsid="001fa1eb" style:font-size-asian="11pt" style:font-weight-asian="bold" style:font-size-complex="11pt" style:font-weight-complex="bold"/>
    </style:style>
    <style:style style:name="T431" style:family="text">
      <style:text-properties fo:font-variant="normal" fo:text-transform="none" fo:color="#4169e1" loext:opacity="100%" style:font-name="sans-serif" fo:font-size="11pt" fo:letter-spacing="normal" fo:font-style="normal" fo:font-weight="bold" officeooo:rsid="013a8367" style:font-size-asian="11pt" style:font-weight-asian="bold" style:font-size-complex="11pt" style:font-weight-complex="bold"/>
    </style:style>
    <style:style style:name="T432" style:family="text">
      <style:text-properties fo:font-variant="normal" fo:text-transform="none" fo:color="#00008b" loext:opacity="100%" style:font-name="Liberation Mono" fo:font-size="11pt" fo:letter-spacing="normal" fo:font-style="normal" fo:font-weight="normal" officeooo:rsid="001fa1eb" style:font-name-asian="sans-serif" style:font-size-asian="11pt" style:font-name-complex="sans-serif" style:font-size-complex="11pt"/>
    </style:style>
    <style:style style:name="T433" style:family="text">
      <style:text-properties fo:font-variant="normal" fo:text-transform="none" fo:letter-spacing="normal" fo:font-style="normal" fo:font-weight="normal"/>
    </style:style>
    <style:style style:name="T434" style:family="text">
      <style:text-properties fo:font-variant="normal" fo:text-transform="none" fo:letter-spacing="normal" fo:font-style="normal" fo:font-weight="normal" officeooo:rsid="004ec78c"/>
    </style:style>
    <style:style style:name="T435" style:family="text">
      <style:text-properties fo:font-variant="normal" fo:text-transform="none" fo:letter-spacing="normal" fo:font-style="normal" fo:font-weight="normal" officeooo:rsid="001dacb9"/>
    </style:style>
    <style:style style:name="T436" style:family="text">
      <style:text-properties officeooo:rsid="001e6145" style:font-name-asian="sans-serif" style:font-name-complex="sans-serif"/>
    </style:style>
    <style:style style:name="T437" style:family="text">
      <style:text-properties officeooo:rsid="002637e5" style:font-name-asian="sans-serif" style:font-name-complex="sans-serif"/>
    </style:style>
    <style:style style:name="T438" style:family="text">
      <style:text-properties officeooo:rsid="00e26d2b" style:font-name-asian="sans-serif" style:font-name-complex="sans-serif"/>
    </style:style>
    <style:style style:name="T439" style:family="text">
      <style:text-properties officeooo:rsid="015e61d5" style:font-name-asian="sans-serif" style:font-name-complex="sans-serif"/>
    </style:style>
    <style:style style:name="T440" style:family="text">
      <style:text-properties officeooo:rsid="015f0956" style:font-name-asian="sans-serif" style:font-name-complex="sans-serif"/>
    </style:style>
    <style:style style:name="T441" style:family="text">
      <style:text-properties fo:color="#666666" loext:opacity="100%" style:font-name="Liberation Mono1" fo:font-size="9pt" officeooo:rsid="004980aa" style:font-size-asian="11pt" style:font-size-complex="11pt"/>
    </style:style>
    <style:style style:name="T442" style:family="text">
      <style:text-properties fo:color="#666666" loext:opacity="100%" style:font-name="Liberation Mono1" fo:font-size="9pt" officeooo:rsid="002535be" style:font-size-asian="11pt" style:font-size-complex="11pt"/>
    </style:style>
    <style:style style:name="T443" style:family="text">
      <style:text-properties fo:color="#666666" loext:opacity="100%" style:font-name="Liberation Mono1" fo:font-size="9pt" officeooo:rsid="00c064fa" style:font-size-asian="11pt" style:font-size-complex="11pt"/>
    </style:style>
    <style:style style:name="T444" style:family="text">
      <style:text-properties fo:color="#666666" loext:opacity="100%" style:font-name="Liberation Mono1" fo:font-size="9pt" officeooo:rsid="002637e5" style:font-size-asian="11pt" style:font-size-complex="11pt"/>
    </style:style>
    <style:style style:name="T445" style:family="text">
      <style:text-properties fo:color="#666666" loext:opacity="100%" style:font-name="Liberation Mono1" fo:font-size="9pt" officeooo:rsid="0100f649" style:font-size-asian="11pt" style:font-size-complex="11pt"/>
    </style:style>
    <style:style style:name="T446" style:family="text">
      <style:text-properties fo:color="#666666" loext:opacity="100%" style:font-name="Liberation Mono1" fo:font-size="9pt" officeooo:rsid="010e503c" style:font-size-asian="11pt" style:font-size-complex="11pt"/>
    </style:style>
    <style:style style:name="T447" style:family="text">
      <style:text-properties fo:color="#666666" loext:opacity="100%" style:font-name="Liberation Mono1" fo:font-size="9pt" officeooo:rsid="0057432f" style:font-name-asian="Liberation Mono" style:font-size-asian="11pt" style:font-name-complex="Liberation Mono" style:font-size-complex="11pt"/>
    </style:style>
    <style:style style:name="T448" style:family="text">
      <style:text-properties style:font-name="Liberation Sans"/>
    </style:style>
    <style:style style:name="T449" style:family="text">
      <style:text-properties style:font-name="Liberation Sans" fo:font-size="11pt" officeooo:rsid="001fa1eb" style:font-size-asian="11pt" style:font-size-complex="11pt"/>
    </style:style>
    <style:style style:name="T450" style:family="text">
      <style:text-properties style:font-name="Liberation Sans" fo:font-size="11pt" officeooo:rsid="002df93d" style:font-size-asian="11pt" style:font-size-complex="11pt"/>
    </style:style>
    <style:style style:name="T451" style:family="text">
      <style:text-properties style:font-name="Liberation Sans" fo:font-size="11pt" officeooo:rsid="003003c0" style:font-size-asian="11pt" style:font-size-complex="11pt"/>
    </style:style>
    <style:style style:name="T452" style:family="text">
      <style:text-properties style:font-name="Liberation Sans" fo:font-size="11pt" officeooo:rsid="00321e7e" style:font-size-asian="11pt" style:font-size-complex="11pt"/>
    </style:style>
    <style:style style:name="T453" style:family="text">
      <style:text-properties style:font-name="Liberation Sans" fo:font-size="11pt" officeooo:rsid="005960da" style:font-size-asian="11pt" style:font-size-complex="11pt"/>
    </style:style>
    <style:style style:name="T454" style:family="text">
      <style:text-properties style:font-name="Liberation Sans" fo:font-size="11pt" officeooo:rsid="005c2155" style:font-size-asian="11pt" style:font-size-complex="11pt"/>
    </style:style>
    <style:style style:name="T455" style:family="text">
      <style:text-properties style:font-name="Liberation Sans" fo:font-size="11pt" officeooo:rsid="00b007d0" style:font-size-asian="11pt" style:font-size-complex="11pt"/>
    </style:style>
    <style:style style:name="T456" style:family="text">
      <style:text-properties style:font-name="Liberation Sans" fo:font-size="11pt" officeooo:rsid="005e04f0" style:font-size-asian="11pt" style:font-size-complex="11pt"/>
    </style:style>
    <style:style style:name="T457" style:family="text">
      <style:text-properties style:font-name="Liberation Sans" fo:font-size="11pt" officeooo:rsid="008def28" style:font-size-asian="11pt" style:font-size-complex="11pt"/>
    </style:style>
    <style:style style:name="T458" style:family="text">
      <style:text-properties style:font-name="Liberation Sans" fo:font-size="11pt" officeooo:rsid="00961a73" style:font-size-asian="11pt" style:font-size-complex="11pt"/>
    </style:style>
    <style:style style:name="T459" style:family="text">
      <style:text-properties style:font-name="Liberation Sans" fo:font-size="11pt" officeooo:rsid="00ab805f" style:font-size-asian="11pt" style:font-size-complex="11pt"/>
    </style:style>
    <style:style style:name="T460" style:family="text">
      <style:text-properties style:font-name="Liberation Sans" fo:font-size="11pt" officeooo:rsid="00f086ae" style:font-size-asian="11pt" style:font-size-complex="11pt"/>
    </style:style>
    <style:style style:name="T461" style:family="text">
      <style:text-properties style:font-name="Liberation Sans" fo:font-size="11pt" officeooo:rsid="013dca42" style:font-size-asian="11pt" style:font-size-complex="11pt"/>
    </style:style>
    <style:style style:name="T462" style:family="text">
      <style:text-properties style:font-name="Liberation Sans" fo:font-size="11pt" officeooo:rsid="013df1a4" style:font-size-asian="11pt" style:font-size-complex="11pt"/>
    </style:style>
    <style:style style:name="T463" style:family="text">
      <style:text-properties style:font-name="Liberation Sans" officeooo:rsid="001e6145" style:font-name-asian="sans-serif" style:font-name-complex="sans-serif"/>
    </style:style>
    <style:style style:name="T464" style:family="text">
      <style:text-properties style:font-name="Liberation Sans" officeooo:rsid="0076dc18" style:font-name-asian="sans-serif" style:font-name-complex="sans-serif"/>
    </style:style>
    <style:style style:name="T465" style:family="text">
      <style:text-properties style:font-name="Liberation Sans" officeooo:rsid="007a0528" style:font-name-asian="sans-serif" style:font-name-complex="sans-serif"/>
    </style:style>
    <style:style style:name="T466" style:family="text">
      <style:text-properties style:font-name="Liberation Sans" officeooo:rsid="00c99187" style:font-name-asian="sans-serif" style:font-name-complex="sans-serif"/>
    </style:style>
    <style:style style:name="T467" style:family="text">
      <style:text-properties style:font-name="Liberation Sans" officeooo:rsid="004a01de" style:font-name-asian="sans-serif" style:font-name-complex="sans-serif"/>
    </style:style>
    <style:style style:name="T468" style:family="text">
      <style:text-properties style:font-name="Liberation Sans" officeooo:rsid="00e0f518" style:font-name-asian="sans-serif" style:font-name-complex="sans-serif"/>
    </style:style>
    <style:style style:name="T469" style:family="text">
      <style:text-properties style:font-name="Liberation Sans" officeooo:rsid="004f2856" style:font-name-asian="sans-serif" style:font-name-complex="sans-serif"/>
    </style:style>
    <style:style style:name="T470" style:family="text">
      <style:text-properties style:font-name="Liberation Sans" officeooo:rsid="00dd7f77" style:font-name-asian="sans-serif" style:font-name-complex="sans-serif"/>
    </style:style>
    <style:style style:name="T471" style:family="text">
      <style:text-properties style:font-name="Liberation Sans" officeooo:rsid="00262404" style:font-name-asian="sans-serif" style:font-name-complex="sans-serif"/>
    </style:style>
    <style:style style:name="T472" style:family="text">
      <style:text-properties style:font-name="Liberation Sans" officeooo:rsid="00ddd9c4" style:font-name-asian="sans-serif" style:font-name-complex="sans-serif"/>
    </style:style>
    <style:style style:name="T473" style:family="text">
      <style:text-properties style:font-name="Liberation Sans" officeooo:rsid="00749d5f" style:font-name-asian="sans-serif" style:font-name-complex="sans-serif"/>
    </style:style>
    <style:style style:name="T474" style:family="text">
      <style:text-properties style:font-name="Liberation Sans" officeooo:rsid="0075b1fe" style:font-name-asian="sans-serif" style:font-name-complex="sans-serif"/>
    </style:style>
    <style:style style:name="T475" style:family="text">
      <style:text-properties style:font-name="Liberation Sans" officeooo:rsid="004980aa" style:font-name-asian="sans-serif" style:font-name-complex="sans-serif"/>
    </style:style>
    <style:style style:name="T476" style:family="text">
      <style:text-properties style:font-name="Liberation Sans" officeooo:rsid="004ec78c" style:font-name-asian="sans-serif" style:font-name-complex="sans-serif"/>
    </style:style>
    <style:style style:name="T477" style:family="text">
      <style:text-properties style:font-name="Liberation Sans" officeooo:rsid="008bf053" style:font-name-asian="sans-serif" style:font-name-complex="sans-serif"/>
    </style:style>
    <style:style style:name="T478" style:family="text">
      <style:text-properties style:font-name="Liberation Sans" officeooo:rsid="002535be" style:font-name-asian="sans-serif" style:font-name-complex="sans-serif"/>
    </style:style>
    <style:style style:name="T479" style:family="text">
      <style:text-properties style:font-name="Liberation Sans" officeooo:rsid="00dc8d61" style:font-name-asian="sans-serif" style:font-name-complex="sans-serif"/>
    </style:style>
    <style:style style:name="T480" style:family="text">
      <style:text-properties style:font-name="Liberation Sans" officeooo:rsid="0073c406" style:font-name-asian="sans-serif" style:font-name-complex="sans-serif"/>
    </style:style>
    <style:style style:name="T481" style:family="text">
      <style:text-properties style:font-name="Liberation Sans" officeooo:rsid="00a8fb09" style:font-name-asian="sans-serif" style:font-name-complex="sans-serif"/>
    </style:style>
    <style:style style:name="T482" style:family="text">
      <style:text-properties style:font-name="Liberation Sans" officeooo:rsid="00b55168" style:font-name-asian="sans-serif" style:font-name-complex="sans-serif"/>
    </style:style>
    <style:style style:name="T483" style:family="text">
      <style:text-properties style:font-name="Liberation Sans" officeooo:rsid="00c24325" style:font-name-asian="sans-serif" style:font-name-complex="sans-serif"/>
    </style:style>
    <style:style style:name="T484" style:family="text">
      <style:text-properties style:font-name="Liberation Sans" officeooo:rsid="00c65a93" style:font-name-asian="sans-serif" style:font-name-complex="sans-serif"/>
    </style:style>
    <style:style style:name="T485" style:family="text">
      <style:text-properties style:font-name="Liberation Sans" officeooo:rsid="00c72739" style:font-name-asian="sans-serif" style:font-name-complex="sans-serif"/>
    </style:style>
    <style:style style:name="T486" style:family="text">
      <style:text-properties style:font-name="Liberation Sans" officeooo:rsid="00d578d3" style:font-name-asian="sans-serif" style:font-name-complex="sans-serif"/>
    </style:style>
    <style:style style:name="T487" style:family="text">
      <style:text-properties style:font-name="Liberation Sans" officeooo:rsid="00e28781" style:font-name-asian="sans-serif" style:font-name-complex="sans-serif"/>
    </style:style>
    <style:style style:name="T488" style:family="text">
      <style:text-properties style:font-name="Liberation Sans" officeooo:rsid="00e34a5c" style:font-name-asian="sans-serif" style:font-name-complex="sans-serif"/>
    </style:style>
    <style:style style:name="T489" style:family="text">
      <style:text-properties style:font-name="Liberation Sans" officeooo:rsid="00f42aff" style:font-name-asian="sans-serif" style:font-name-complex="sans-serif"/>
    </style:style>
    <style:style style:name="T490" style:family="text">
      <style:text-properties style:font-name="Liberation Sans" officeooo:rsid="00f467cb" style:font-name-asian="sans-serif" style:font-name-complex="sans-serif"/>
    </style:style>
    <style:style style:name="T491" style:family="text">
      <style:text-properties style:font-name="Liberation Sans" officeooo:rsid="00f71d09" style:font-name-asian="sans-serif" style:font-name-complex="sans-serif"/>
    </style:style>
    <style:style style:name="T492" style:family="text">
      <style:text-properties style:font-name="Liberation Sans" officeooo:rsid="00fca0d7" style:font-name-asian="sans-serif" style:font-name-complex="sans-serif"/>
    </style:style>
    <style:style style:name="T493" style:family="text">
      <style:text-properties style:font-name="Liberation Sans" officeooo:rsid="00fe06a5" style:font-name-asian="sans-serif" style:font-name-complex="sans-serif"/>
    </style:style>
    <style:style style:name="T494" style:family="text">
      <style:text-properties style:font-name="Liberation Sans" officeooo:rsid="01588ca7" style:font-name-asian="sans-serif" style:font-name-complex="sans-serif"/>
    </style:style>
    <style:style style:name="T495" style:family="text">
      <style:text-properties style:font-name="Liberation Sans" officeooo:rsid="015a880b" style:font-name-asian="sans-serif" style:font-name-complex="sans-serif"/>
    </style:style>
    <style:style style:name="T496" style:family="text">
      <style:text-properties style:font-name="Liberation Sans" officeooo:rsid="015b2e09" style:font-name-asian="sans-serif" style:font-name-complex="sans-serif"/>
    </style:style>
    <style:style style:name="T497" style:family="text">
      <style:text-properties style:font-name="Liberation Sans" officeooo:rsid="015d1387" style:font-name-asian="sans-serif" style:font-name-complex="sans-serif"/>
    </style:style>
    <style:style style:name="T498" style:family="text">
      <style:text-properties style:font-name="Liberation Sans" officeooo:rsid="015f0956" style:font-name-asian="sans-serif" style:font-name-complex="sans-serif"/>
    </style:style>
    <style:style style:name="T499" style:family="text">
      <style:text-properties style:font-name="Liberation Sans" officeooo:rsid="01606e9f" style:font-name-asian="sans-serif" style:font-name-complex="sans-serif"/>
    </style:style>
    <style:style style:name="T500" style:family="text">
      <style:text-properties style:font-name="Liberation Sans" officeooo:rsid="016dfcc5" style:font-name-asian="sans-serif" style:font-name-complex="sans-serif"/>
    </style:style>
    <style:style style:name="T501" style:family="text">
      <style:text-properties style:font-name="Liberation Sans" fo:font-style="italic" officeooo:rsid="001e6145" style:font-name-asian="sans-serif" style:font-style-asian="italic" style:font-name-complex="sans-serif" style:font-style-complex="italic"/>
    </style:style>
    <style:style style:name="T502" style:family="text">
      <style:text-properties style:font-name="Liberation Sans" fo:font-style="italic" officeooo:rsid="00ddd9c4" style:font-name-asian="sans-serif" style:font-style-asian="italic" style:font-name-complex="sans-serif" style:font-style-complex="italic"/>
    </style:style>
    <style:style style:name="T503" style:family="text">
      <style:text-properties style:font-name="Liberation Sans" fo:font-style="italic" officeooo:rsid="00c412c1" style:font-name-asian="sans-serif" style:font-style-asian="italic" style:font-name-complex="sans-serif" style:font-style-complex="italic"/>
    </style:style>
    <style:style style:name="T504" style:family="text">
      <style:text-properties style:font-name="Liberation Sans" fo:font-size="10pt" fo:font-style="normal" style:font-size-asian="10pt" style:font-size-complex="10pt"/>
    </style:style>
    <style:style style:name="T505" style:family="tex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T506" style:family="text">
      <style:text-properties style:font-name="Liberation Sans" fo:font-size="10pt" style:font-size-asian="10pt" style:font-size-complex="10pt"/>
    </style:style>
    <style:style style:name="T507" style:family="text">
      <style:text-properties fo:font-size="11pt" officeooo:rsid="002439ea" style:font-size-asian="11pt" style:font-size-complex="11pt"/>
    </style:style>
    <style:style style:name="T508" style:family="text">
      <style:text-properties fo:font-size="11pt" officeooo:rsid="003a6d28" style:font-size-asian="11pt" style:font-size-complex="11pt"/>
    </style:style>
    <style:style style:name="T509" style:family="text">
      <style:text-properties fo:font-size="11pt" officeooo:rsid="00233690" style:font-size-asian="11pt" style:font-size-complex="11pt"/>
    </style:style>
    <style:style style:name="T510" style:family="text">
      <style:text-properties fo:font-size="11pt" officeooo:rsid="00b5c7da" style:font-size-asian="11pt" style:font-size-complex="11pt"/>
    </style:style>
    <style:style style:name="T511" style:family="text">
      <style:text-properties fo:font-size="11pt" officeooo:rsid="00637366" style:font-size-asian="11pt" style:font-size-complex="11pt"/>
    </style:style>
    <style:style style:name="T512" style:family="text">
      <style:text-properties fo:font-size="11pt" officeooo:rsid="006563a0" style:font-size-asian="11pt" style:font-size-complex="11pt"/>
    </style:style>
    <style:style style:name="T513" style:family="text">
      <style:text-properties fo:font-size="11pt" officeooo:rsid="0022ee5b" style:font-size-asian="11pt" style:font-size-complex="11pt"/>
    </style:style>
    <style:style style:name="T514" style:family="text">
      <style:text-properties fo:font-size="11pt" officeooo:rsid="0169ef31" style:font-size-asian="11pt" style:font-size-complex="11pt"/>
    </style:style>
    <style:style style:name="T515" style:family="text">
      <style:text-properties fo:font-size="11pt" officeooo:rsid="00637366" style:font-size-asian="11pt" style:font-style-asian="normal" style:font-size-complex="11pt" style:font-style-complex="normal"/>
    </style:style>
    <style:style style:name="T516" style:family="text">
      <style:text-properties fo:font-size="11pt" fo:font-style="italic" officeooo:rsid="00233690" style:font-size-asian="11pt" style:font-style-asian="italic" style:font-size-complex="11pt" style:font-style-complex="italic"/>
    </style:style>
    <style:style style:name="T517" style:family="text">
      <style:text-properties officeooo:rsid="002439ea"/>
    </style:style>
    <style:style style:name="T518" style:family="text">
      <style:text-properties fo:color="#333333" loext:opacity="100%" fo:font-size="11pt" officeooo:rsid="00233690" style:font-size-asian="11pt" style:font-size-complex="11pt"/>
    </style:style>
    <style:style style:name="T519" style:family="text">
      <style:text-properties style:use-window-font-color="true" loext:opacity="0%" style:font-name="Liberation Mono1" fo:font-size="11pt" style:text-underline-style="none" officeooo:rsid="005960da" style:font-size-asian="11pt" style:font-size-complex="11pt"/>
    </style:style>
    <style:style style:name="T520" style:family="text">
      <style:text-properties officeooo:rsid="0045ba80"/>
    </style:style>
    <style:style style:name="T521" style:family="text">
      <style:text-properties officeooo:rsid="004d5d15"/>
    </style:style>
    <style:style style:name="T522" style:family="text">
      <style:text-properties officeooo:rsid="004dc7c4"/>
    </style:style>
    <style:style style:name="T523" style:family="text">
      <style:text-properties fo:font-style="italic" officeooo:rsid="001e6145" style:font-name-asian="sans-serif" style:font-style-asian="italic" style:font-name-complex="sans-serif" style:font-style-complex="italic"/>
    </style:style>
    <style:style style:name="T524" style:family="text">
      <style:text-properties fo:color="#000080" loext:opacity="100%" style:font-name="Liberation Mono1" fo:font-size="11pt" style:text-underline-style="solid" style:text-underline-width="auto" style:text-underline-color="font-color" officeooo:rsid="002df93d" style:font-size-asian="11pt" style:font-size-complex="11pt"/>
    </style:style>
    <style:style style:name="T525" style:family="text">
      <style:text-properties fo:color="#000080" loext:opacity="100%" style:font-name="Liberation Mono1" fo:font-size="11pt" officeooo:rsid="001fa1eb" style:font-size-asian="11pt" style:font-size-complex="11pt"/>
    </style:style>
    <style:style style:name="T526" style:family="text">
      <style:text-properties fo:color="#000080" loext:opacity="100%" style:font-name="Liberation Mono1" style:text-underline-style="solid" style:text-underline-width="auto" style:text-underline-color="font-color" officeooo:rsid="001e6145" style:font-name-asian="sans-serif" style:font-name-complex="sans-serif"/>
    </style:style>
    <style:style style:name="T527" style:family="text">
      <style:text-properties fo:color="#000080" loext:opacity="100%" style:font-name="Liberation Mono1" officeooo:rsid="001e6145" style:font-name-asian="sans-serif" style:font-name-complex="sans-serif"/>
    </style:style>
    <style:style style:name="T528" style:family="text">
      <style:text-properties fo:color="#000080" loext:opacity="100%" style:font-name="Liberation Mono"/>
    </style:style>
    <style:style style:name="T529" style:family="text">
      <style:text-properties fo:color="#000080" loext:opacity="100%" style:font-name="Liberation Mono" style:text-underline-style="solid" style:text-underline-width="auto" style:text-underline-color="font-color" officeooo:rsid="00971202" style:font-name-asian="sans-serif" style:font-name-complex="sans-serif"/>
    </style:style>
    <style:style style:name="T530" style:family="text">
      <style:text-properties fo:color="#000080" loext:opacity="100%" style:font-name="Liberation Mono" fo:font-size="11pt" style:text-underline-style="solid" style:text-underline-width="auto" style:text-underline-color="font-color" officeooo:rsid="00cd57b3" style:font-size-asian="11pt" style:font-size-complex="11pt"/>
    </style:style>
    <style:style style:name="T531" style:family="text">
      <style:text-properties fo:color="#000080" loext:opacity="100%" fo:font-size="11pt" style:text-underline-style="solid" style:text-underline-width="auto" style:text-underline-color="font-color" officeooo:rsid="00d07970" style:font-size-asian="11pt" style:font-size-complex="11pt"/>
    </style:style>
    <style:style style:name="T532" style:family="text">
      <style:text-properties officeooo:rsid="00c91bb0"/>
    </style:style>
    <style:style style:name="T533" style:family="text">
      <style:text-properties officeooo:rsid="00cdfcde"/>
    </style:style>
    <style:style style:name="T534" style:family="text">
      <style:text-properties officeooo:rsid="00c92e5c"/>
    </style:style>
    <style:style style:name="T535" style:family="text">
      <style:text-properties style:font-name="Liberation Mono"/>
    </style:style>
    <style:style style:name="T536" style:family="text">
      <style:text-properties style:font-name="Liberation Mono" fo:font-size="11pt" officeooo:rsid="005960da" style:font-size-asian="11pt" style:font-size-complex="11pt"/>
    </style:style>
    <style:style style:name="T537" style:family="text">
      <style:text-properties style:font-name="Liberation Mono" fo:font-size="11pt" officeooo:rsid="001fa1eb" style:font-size-asian="11pt" style:font-size-complex="11pt"/>
    </style:style>
    <style:style style:name="T538" style:family="text">
      <style:text-properties style:font-name="Liberation Mono" fo:font-size="11pt" officeooo:rsid="003003c0" style:font-size-asian="11pt" style:font-size-complex="11pt"/>
    </style:style>
    <style:style style:name="T539" style:family="text">
      <style:text-properties style:font-name="Liberation Mono" fo:font-size="11pt" officeooo:rsid="005c2155" style:font-size-asian="11pt" style:font-size-complex="11pt"/>
    </style:style>
    <style:style style:name="T540" style:family="text">
      <style:text-properties style:font-name="Liberation Mono" fo:font-size="11pt" officeooo:rsid="013df1a4" style:font-size-asian="11pt" style:font-size-complex="11pt"/>
    </style:style>
    <style:style style:name="T541" style:family="text">
      <style:text-properties style:font-name="Liberation Mono" officeooo:rsid="00e3567e"/>
    </style:style>
    <style:style style:name="T542" style:family="text">
      <style:text-properties style:font-name="Liberation Mono" officeooo:rsid="00971202" style:font-name-asian="sans-serif" style:font-name-complex="sans-serif"/>
    </style:style>
    <style:style style:name="T543" style:family="text">
      <style:text-properties style:font-name="Liberation Mono" officeooo:rsid="00f71d09" style:font-name-asian="sans-serif" style:font-name-complex="sans-serif"/>
    </style:style>
    <style:style style:name="T544" style:family="text">
      <style:text-properties style:font-name="Liberation Mono" officeooo:rsid="014c72df"/>
    </style:style>
    <style:style style:name="T545" style:family="text">
      <style:text-properties officeooo:rsid="00a63789"/>
    </style:style>
    <style:style style:name="T546" style:family="text">
      <style:text-properties officeooo:rsid="00a63b3d"/>
    </style:style>
    <style:style style:name="T547" style:family="text">
      <style:text-properties officeooo:rsid="00a82717"/>
    </style:style>
    <style:style style:name="T548" style:family="text">
      <style:text-properties style:font-name="sans-serif" fo:font-size="10pt" fo:language="es" fo:country="MX" officeooo:rsid="00b88c19" style:font-size-asian="10pt" style:font-size-complex="10pt"/>
    </style:style>
    <style:style style:name="T549" style:family="text">
      <style:text-properties fo:color="#000000" loext:opacity="100%" style:font-name="sans-serif" fo:font-size="10pt" fo:language="es" fo:country="MX" officeooo:rsid="004fd333" style:font-name-asian="Songti SC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550" style:family="text">
      <style:text-properties fo:color="#000000" loext:opacity="100%" style:font-name="sans-serif" fo:font-size="10pt" fo:language="es" fo:country="MX" officeooo:rsid="00ec2012" style:font-name-asian="Songti SC" style:font-size-asian="10pt" style:font-weight-asian="bold" style:font-name-complex="Arial Unicode MS" style:font-size-complex="10pt" style:font-weight-complex="bold"/>
    </style:style>
    <style:style style:name="T551" style:family="text">
      <style:text-properties fo:color="#000000" loext:opacity="100%" style:font-name="sans-serif" fo:font-size="10pt" fo:language="es" fo:country="MX" officeooo:rsid="009d98c0" style:font-name-asian="Songti SC" style:font-size-asian="10pt" style:font-weight-asian="bold" style:font-name-complex="Arial Unicode MS" style:font-size-complex="10pt" style:font-weight-complex="bold"/>
    </style:style>
    <style:style style:name="T552" style:family="text">
      <style:text-properties fo:color="#000000" loext:opacity="100%" style:font-name="sans-serif" fo:font-size="10pt" fo:language="es" fo:country="MX" officeooo:rsid="0070e1d8" style:font-name-asian="Songti SC" style:font-size-asian="10pt" style:font-weight-asian="bold" style:font-name-complex="Arial Unicode MS" style:font-size-complex="10pt" style:font-weight-complex="bold"/>
    </style:style>
    <style:style style:name="T553" style:family="text">
      <style:text-properties fo:color="#000000" loext:opacity="100%" fo:font-size="11pt" officeooo:rsid="00d07970" style:font-size-asian="11pt" style:font-size-complex="11pt"/>
    </style:style>
    <style:style style:name="T554" style:family="text">
      <style:text-properties fo:color="#000000" loext:opacity="100%" fo:font-size="11pt" officeooo:rsid="00dc3777" style:font-size-asian="11pt" style:font-size-complex="11pt"/>
    </style:style>
    <style:style style:name="T555" style:family="text">
      <style:text-properties fo:color="#000000" loext:opacity="100%" fo:font-size="11pt" officeooo:rsid="00d7f3d9" style:font-size-asian="11pt" style:font-size-complex="11pt"/>
    </style:style>
    <style:style style:name="T556" style:family="text">
      <style:text-properties fo:color="#000000" loext:opacity="100%" fo:font-size="11pt" officeooo:rsid="00d26727" style:font-size-asian="11pt" style:font-size-complex="11pt"/>
    </style:style>
    <style:style style:name="T557" style:family="text">
      <style:text-properties fo:color="#000000" loext:opacity="100%" fo:font-size="11pt" officeooo:rsid="00cbe646" style:font-size-asian="11pt" style:font-size-complex="11pt"/>
    </style:style>
    <style:style style:name="T558" style:family="text">
      <style:text-properties fo:color="#000000" loext:opacity="100%" fo:font-size="11pt" officeooo:rsid="00cd57b3" style:font-size-asian="11pt" style:font-size-complex="11pt"/>
    </style:style>
    <style:style style:name="T559" style:family="text">
      <style:text-properties fo:color="#000000" loext:opacity="100%" fo:font-size="11pt" officeooo:rsid="00cc29b3" style:font-size-asian="11pt" style:font-size-complex="11pt"/>
    </style:style>
    <style:style style:name="T560" style:family="text">
      <style:text-properties fo:color="#000000" loext:opacity="100%" fo:font-size="11pt" officeooo:rsid="00def2ad" style:font-size-asian="11pt" style:font-size-complex="11pt"/>
    </style:style>
    <style:style style:name="T561" style:family="text">
      <style:text-properties fo:color="#000000" loext:opacity="100%" fo:font-size="11pt" officeooo:rsid="00eba441" style:font-size-asian="11pt" style:font-size-complex="11pt"/>
    </style:style>
    <style:style style:name="T562" style:family="text">
      <style:text-properties fo:color="#000000" loext:opacity="100%" fo:font-size="11pt" officeooo:rsid="00cdb0b3" style:font-size-asian="11pt" style:font-size-complex="11pt"/>
    </style:style>
    <style:style style:name="T563" style:family="text">
      <style:text-properties fo:color="#000000" loext:opacity="100%" fo:font-size="11pt" officeooo:rsid="007b9de2" style:font-size-asian="11pt" style:font-size-complex="11pt"/>
    </style:style>
    <style:style style:name="T564" style:family="text">
      <style:text-properties fo:color="#000000" loext:opacity="100%" fo:font-size="11pt" officeooo:rsid="001e9c3c" style:font-size-asian="11pt" style:font-size-complex="11pt"/>
    </style:style>
    <style:style style:name="T565" style:family="text">
      <style:text-properties fo:color="#000000" loext:opacity="100%" fo:font-size="11pt" officeooo:rsid="00b8cea1" style:font-size-asian="11pt" style:font-size-complex="11pt"/>
    </style:style>
    <style:style style:name="T566" style:family="text">
      <style:text-properties fo:color="#000000" loext:opacity="100%" fo:font-size="11pt" officeooo:rsid="0090adf4" style:font-size-asian="11pt" style:font-size-complex="11pt"/>
    </style:style>
    <style:style style:name="T567" style:family="text">
      <style:text-properties fo:color="#000000" loext:opacity="100%" fo:font-size="11pt" officeooo:rsid="00bac9a3" style:font-size-asian="11pt" style:font-size-complex="11pt"/>
    </style:style>
    <style:style style:name="T568" style:family="text">
      <style:text-properties fo:color="#000000" loext:opacity="100%" fo:font-size="11pt" officeooo:rsid="01041054" style:font-size-asian="11pt" style:font-size-complex="11pt"/>
    </style:style>
    <style:style style:name="T569" style:family="text">
      <style:text-properties fo:color="#000000" loext:opacity="100%" fo:font-size="11pt" officeooo:rsid="0104ebf5" style:font-size-asian="11pt" style:font-size-complex="11pt"/>
    </style:style>
    <style:style style:name="T570" style:family="text">
      <style:text-properties fo:color="#000000" loext:opacity="100%" style:font-name="Liberation Mono" fo:font-size="11pt" officeooo:rsid="00cd57b3" style:font-size-asian="11pt" style:font-size-complex="11pt"/>
    </style:style>
    <style:style style:name="T571" style:family="text">
      <style:text-properties officeooo:rsid="00def2ad"/>
    </style:style>
    <style:style style:name="T572" style:family="text">
      <style:text-properties officeooo:rsid="014c72df"/>
    </style:style>
    <style:style style:name="T573" style:family="text">
      <style:text-properties officeooo:rsid="015702b9"/>
    </style:style>
    <style:style style:name="T574" style:family="text">
      <style:text-properties officeooo:rsid="01581bcb"/>
    </style:style>
    <style:style style:name="T575" style:family="text">
      <style:text-properties officeooo:rsid="016268ea"/>
    </style:style>
    <style:style style:name="T576" style:family="text">
      <style:text-properties officeooo:rsid="0164b8c5"/>
    </style:style>
    <style:style style:name="T577" style:family="text">
      <style:text-properties fo:font-size="14pt" style:font-name-asian="Songti SC" style:font-size-asian="14pt" style:font-weight-asian="bold" style:font-name-complex="Arial Unicode MS" style:font-size-complex="14pt" style:font-weight-complex="bold"/>
    </style:style>
    <style:style style:name="T578" style:family="text">
      <style:text-properties fo:font-size="14pt" officeooo:rsid="0164b8c5" style:font-name-asian="Songti SC" style:font-size-asian="14pt" style:font-weight-asian="bold" style:font-name-complex="Arial Unicode MS" style:font-size-complex="14pt" style:font-weight-complex="bold"/>
    </style:style>
    <style:style style:name="T579" style:family="text">
      <style:text-properties fo:color="#00008b" loext:opacity="100%"/>
    </style:style>
    <style:style style:name="T580" style:family="text">
      <style:text-properties fo:color="#00008b" loext:opacity="100%" style:font-name="Liberation Mono" officeooo:rsid="00fe06a5" style:font-name-asian="sans-serif" style:font-name-complex="sans-serif"/>
    </style:style>
    <style:style style:name="T581" style:family="text">
      <style:text-properties fo:color="#00008b" loext:opacity="100%" style:font-name="Liberation Sans" officeooo:rsid="001e6145" style:font-name-asian="sans-serif" style:font-name-complex="sans-serif"/>
    </style:style>
    <style:style style:name="T582" style:family="text">
      <style:text-properties fo:color="#00008b" loext:opacity="100%" officeooo:rsid="001e6145" style:font-name-asian="sans-serif" style:font-name-complex="sans-serif"/>
    </style:style>
    <style:style style:name="T583" style:family="text">
      <style:text-properties fo:color="#00008b" loext:opacity="100%" officeooo:rsid="002637e5" style:font-name-asian="sans-serif" style:font-name-complex="sans-serif"/>
    </style:style>
    <style:style style:name="T584" style:family="text">
      <style:text-properties fo:color="#00008b" loext:opacity="100%" officeooo:rsid="00a63b3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h text:style-name="P69" text:outline-level="1"><text:bookmark-start text:name="__RefHeading___Toc9577_3821750799"/><text:span text:style-name="T310">Funciones para crear </text:span><text:span text:style-name="T318">factores</text:span><text:span text:style-name="T311"> </text:span><text:span text:style-name="T312">o </text:span><text:span text:style-name="T313">para</text:span><text:span text:style-name="T312"> verificar s</text:span><text:span text:style-name="T314">i</text:span><text:span text:style-name="T312"> un </text:span><text:span text:style-name="T316">objeto</text:span><text:span text:style-name="T312"> </text:span><text:span text:style-name="T314">es </text:span><text:span text:style-name="T315">de </text:span><text:span text:style-name="T317">la clase</text:span><text:span text:style-name="T314"> </text:span><text:span text:style-name="T318">factor</text:span><text:bookmark-end text:name="__RefHeading___Toc9577_3821750799"/></text:h>
      <text:h text:style-name="P62" text:outline-level="2"><text:bookmark-start text:name="__RefHeading___Toc9579_3821750799"/><text:span text:style-name="T434">1. </text:span><text:span text:style-name="T433">Descri</text:span><text:span text:style-name="T435">pción</text:span><text:bookmark-end text:name="__RefHeading___Toc9579_3821750799"/></text:h>
      <text:p text:style-name="P32"><text:span text:style-name="T173">La función </text:span><text:span text:style-name="T323">factor</text:span><text:span text:style-name="T324">()</text:span><text:span text:style-name="T173"> es </text:span><text:span text:style-name="T174">utilizada</text:span><text:span text:style-name="T173"> para codificar</text:span><text:span text:style-name="T192"> </text:span><text:span text:style-name="T211">las</text:span><text:span text:style-name="T177"> categorías </text:span><text:span text:style-name="T212">de un vector, usualmente de tipo </text:span><text:span text:style-name="T361">carácter</text:span><text:span text:style-name="T212">,</text:span><text:span text:style-name="T177"> </text:span><text:span text:style-name="T211">en </text:span><text:span text:style-name="T192">niveles ordenados o sin ordenar</text:span><text:span text:style-name="T173">. </text:span><text:span text:style-name="T180">Por ejemplo, s</text:span><text:span text:style-name="T173">i el argumento </text:span><text:span text:style-name="T271">ordered</text:span><text:span text:style-name="T292">=</text:span><text:span text:style-name="T173"> </text:span><text:span text:style-name="T179">es</text:span><text:span text:style-name="T182"> seleccionado como</text:span><text:span text:style-name="T179"> verdadero </text:span><text:span text:style-name="T183">(</text:span><text:span text:style-name="T272">TRUE</text:span><text:span text:style-name="T179">)</text:span><text:span text:style-name="T173"> se asum</text:span><text:span text:style-name="T179">irá</text:span><text:span text:style-name="T173"> que los niveles del factor </text:span><text:span text:style-name="T179">tienen un orden entre sí </text:span><text:span text:style-name="T180">y, </text:span><text:span text:style-name="T184">por lo tanto,</text:span><text:span text:style-name="T180"> el objeto </text:span><text:span text:style-name="T181">resultante</text:span><text:span text:style-name="T180"> será un factor </text:span><text:span text:style-name="T185">de</text:span><text:span text:style-name="T180"> clase </text:span><text:span text:style-name="T273">"</text:span><text:span text:style-name="T274">ordered</text:span><text:span text:style-name="T273">"</text:span><text:span text:style-name="T173">. </text:span><text:span text:style-name="T193">En cambio, si se selecciona la opción </text:span><text:span text:style-name="T199">falsa</text:span><text:span text:style-name="T193"> </text:span><text:span text:style-name="T199">(</text:span><text:span text:style-name="T327">FALSE</text:span><text:span text:style-name="T199">)</text:span><text:span text:style-name="T193">, el objeto resultante será un factor simple o sin ordenar.</text:span><text:span text:style-name="T173"> </text:span><text:span text:style-name="T199">Alternativamente, una </text:span><text:span text:style-name="T200">manera</text:span><text:span text:style-name="T199"> directa de </text:span><text:span text:style-name="T213">crear</text:span><text:span text:style-name="T199"> un factor ordenado es utilizar </text:span><text:span text:style-name="T185">l</text:span><text:span text:style-name="T173">a función </text:span><text:span text:style-name="T271">ordered</text:span><text:span text:style-name="T284">()</text:span><text:span text:style-name="T173">, </text:span><text:span text:style-name="T199">la cual también </text:span><text:span text:style-name="T182">se sigue incluyendo </text:span><text:span text:style-name="T173">para </text:span><text:span text:style-name="T186">preservar la </text:span><text:span text:style-name="T173">compatibilidad con </text:span><text:span text:style-name="T386">S</text:span><text:span text:style-name="T173">.</text:span><text:span text:style-name="T199"> </text:span><text:span text:style-name="T192">En </text:span><text:span text:style-name="T388">R</text:span><text:span text:style-name="T192">, l</text:span><text:span text:style-name="T187">os factores también son </text:span><text:span text:style-name="T199">denominados</text:span><text:span text:style-name="T187"> </text:span><text:span text:style-name="T245">categorías</text:span><text:span text:style-name="T187"> o </text:span><text:span text:style-name="T245">tipos numerados</text:span><text:span text:style-name="T221"> </text:span><text:span text:style-name="T222">y s</text:span><text:span text:style-name="T158">on</text:span><text:span text:style-name="T159"> utiliza</text:span><text:span text:style-name="T158">dos</text:span><text:span text:style-name="T159"> para </text:span><text:span text:style-name="T160">crear</text:span><text:span text:style-name="T159"> una </text:span><text:span text:style-name="T160">codificación</text:span><text:span text:style-name="T159"> discreta (valores enteros) de l</text:span><text:span text:style-name="T160">as categorías</text:span><text:span text:style-name="T159"> de otro vector (carácter, lógico, </text:span><text:span text:style-name="T161">etc</text:span><text:span text:style-name="T159">) </text:span><text:span text:style-name="T160">con</text:span><text:span text:style-name="T159"> la misma extensión. </text:span></text:p>
      <text:p text:style-name="P36"><text:span text:style-name="T178">Las funciones </text:span><text:span text:style-name="T271">is.ordered</text:span><text:span text:style-name="T274">()</text:span><text:span text:style-name="T173"> </text:span><text:span text:style-name="T217">e</text:span><text:span text:style-name="T173"> </text:span><text:span text:style-name="T271">is.factor</text:span><text:span text:style-name="T274">()</text:span><text:span text:style-name="T180">, </text:span><text:span text:style-name="T214">así como</text:span><text:span text:style-name="T173"> </text:span><text:span text:style-name="T271">as.ordered</text:span><text:span text:style-name="T274">()</text:span><text:span text:style-name="T173"> </text:span><text:span text:style-name="T214">y </text:span><text:span text:style-name="T271">as.factor</text:span><text:span text:style-name="T274">()</text:span><text:span text:style-name="T180"> </text:span><text:span text:style-name="T173">son </text:span><text:span text:style-name="T188">los métodos</text:span><text:span text:style-name="T173"> </text:span><text:span text:style-name="T180">correspondientes</text:span><text:span text:style-name="T173"> </text:span><text:span text:style-name="T180">para </text:span><text:span text:style-name="T189">las </text:span><text:span text:style-name="T188">tareas de</text:span><text:span text:style-name="T178"> </text:span><text:span text:style-name="T203">verificación</text:span><text:span text:style-name="T173"> y </text:span><text:span text:style-name="T191">coacción</text:span><text:span text:style-name="T178"> asociadas</text:span><text:span text:style-name="T173"> </text:span><text:span text:style-name="T178">a </text:span><text:span text:style-name="T214">los factores ordenados y sin ordenar</text:span><text:span text:style-name="T173">.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Contenido</text:p>
          </text:index-title>
          <text:p text:style-name="P66"><text:a xlink:type="simple" xlink:href="#__RefHeading___Toc9577_3821750799" text:style-name="Index_20_Link" text:visited-style-name="Index_20_Link"><text:span text:style-name="T504">Funciones para crear </text:span></text:a><text:a xlink:type="simple" xlink:href="#__RefHeading___Toc9577_3821750799" text:style-name="Index_20_Link" text:visited-style-name="Index_20_Link"><text:span text:style-name="T505">factores o para verificar si un objeto es de la clase factor</text:span></text:a><text:a xlink:type="simple" xlink:href="#__RefHeading___Toc9577_3821750799" text:style-name="Index_20_Link" text:visited-style-name="Index_20_Link"><text:span text:style-name="T506"><text:tab/>1</text:span></text:a></text:p>
          <text:p text:style-name="P67"><text:a xlink:type="simple" xlink:href="#__RefHeading___Toc9579_3821750799" text:style-name="Index_20_Link" text:visited-style-name="Index_20_Link"><text:span text:style-name="T504">1. Descripción</text:span></text:a><text:a xlink:type="simple" xlink:href="#__RefHeading___Toc9579_3821750799" text:style-name="Index_20_Link" text:visited-style-name="Index_20_Link"><text:span text:style-name="T506"><text:tab/>1</text:span></text:a></text:p>
          <text:p text:style-name="P67"><text:a xlink:type="simple" xlink:href="#__RefHeading___Toc9581_3821750799" text:style-name="Index_20_Link" text:visited-style-name="Index_20_Link"><text:span text:style-name="T506">2. Forma de uso o sintaxis<text:tab/>2</text:span></text:a></text:p>
          <text:p text:style-name="P67"><text:a xlink:type="simple" xlink:href="#__RefHeading___Toc9583_3821750799" text:style-name="Index_20_Link" text:visited-style-name="Index_20_Link"><text:span text:style-name="T506">3. Argumentos<text:tab/>2</text:span></text:a></text:p>
          <text:p text:style-name="P67"><text:a xlink:type="simple" xlink:href="#__RefHeading___Toc9585_3821750799" text:style-name="Index_20_Link" text:visited-style-name="Index_20_Link"><text:span text:style-name="T506">4. Detalles<text:tab/>3</text:span></text:a></text:p>
          <text:p text:style-name="P67"><text:a xlink:type="simple" xlink:href="#__RefHeading___Toc9587_3821750799" text:style-name="Index_20_Link" text:visited-style-name="Index_20_Link"><text:span text:style-name="T506">5. Valor devuelto<text:tab/>4</text:span></text:a></text:p>
          <text:p text:style-name="P67"><text:a xlink:type="simple" xlink:href="#__RefHeading___Toc9589_382175079911" text:style-name="Index_20_Link" text:visited-style-name="Index_20_Link"><text:span text:style-name="T506">6. Codificación de valores no disponibles NA<text:tab/>5</text:span></text:a></text:p>
          <text:p text:style-name="P67"><text:a xlink:type="simple" xlink:href="#__RefHeading___Toc9589_3821750799" text:style-name="Index_20_Link" text:visited-style-name="Index_20_Link"><text:span text:style-name="T506">7. Advertencias sobre coacción y comparación de factores<text:tab/>6</text:span></text:a></text:p>
          <text:p text:style-name="P67"><text:a xlink:type="simple" xlink:href="#__RefHeading___Toc4207_1041920148" text:style-name="Index_20_Link" text:visited-style-name="Index_20_Link"><text:span text:style-name="T506">8. Operadores de comparación y métodos genéricos de grupo<text:tab/>6</text:span></text:a></text:p>
          <text:p text:style-name="P67"><text:a xlink:type="simple" xlink:href="#__RefHeading___Toc9593_3821750799" text:style-name="Index_20_Link" text:visited-style-name="Index_20_Link"><text:span text:style-name="T506">9. Almacenamiento de factores<text:tab/>7</text:span></text:a></text:p>
          <text:p text:style-name="P67"><text:a xlink:type="simple" xlink:href="#__RefHeading___Toc9589_38217507991" text:style-name="Index_20_Link" text:visited-style-name="Index_20_Link"><text:span text:style-name="T506">10. Aplicación estadística<text:tab/>7</text:span></text:a></text:p>
          <text:p text:style-name="P67"><text:a xlink:type="simple" xlink:href="#__RefHeading___Toc9595_3821750799" text:style-name="Index_20_Link" text:visited-style-name="Index_20_Link"><text:span text:style-name="T506">11. Referencias<text:tab/>7</text:span></text:a></text:p>
          <text:p text:style-name="P67"><text:a xlink:type="simple" xlink:href="#__RefHeading___Toc9599_3821750799" text:style-name="Index_20_Link" text:visited-style-name="Index_20_Link"><text:span text:style-name="T506">12. Véase también<text:tab/>7</text:span></text:a></text:p>
          <text:p text:style-name="P67"><text:a xlink:type="simple" xlink:href="#__RefHeading___Toc9601_3821750799" text:style-name="Index_20_Link" text:visited-style-name="Index_20_Link"><text:span text:style-name="T506">13. Ejemplos<text:tab/>8</text:span></text:a></text:p>
          <text:p text:style-name="P67"><text:a xlink:type="simple" xlink:href="#__RefHeading___Toc9601_38217507991" text:style-name="Index_20_Link" text:visited-style-name="Index_20_Link"><text:span text:style-name="T506">14. Código fuente<text:tab/>8</text:span></text:a></text:p>
          <text:p text:style-name="P68"><text:a xlink:type="simple" xlink:href="#__RefHeading___Toc4254_1041920148" text:style-name="Index_20_Link" text:visited-style-name="Index_20_Link"><text:span text:style-name="T506">1. factor()<text:tab/>8</text:span></text:a></text:p>
          <text:p text:style-name="P68"><text:a xlink:type="simple" xlink:href="#__RefHeading___Toc4256_1041920148" text:style-name="Index_20_Link" text:visited-style-name="Index_20_Link"><text:span text:style-name="T506">2. ordered()<text:tab/>9</text:span></text:a></text:p>
          <text:p text:style-name="P68"><text:a xlink:type="simple" xlink:href="#__RefHeading___Toc4258_1041920148" text:style-name="Index_20_Link" text:visited-style-name="Index_20_Link"><text:span text:style-name="T506">3. is.factor()<text:tab/>9</text:span></text:a></text:p>
          <text:p text:style-name="P68"><text:a xlink:type="simple" xlink:href="#__RefHeading___Toc4260_1041920148" text:style-name="Index_20_Link" text:visited-style-name="Index_20_Link"><text:span text:style-name="T506">4. is.ordered()<text:tab/>9</text:span></text:a></text:p>
          <text:p text:style-name="P68"><text:a xlink:type="simple" xlink:href="#__RefHeading___Toc4262_1041920148" text:style-name="Index_20_Link" text:visited-style-name="Index_20_Link"><text:span text:style-name="T506">5. as.factor()<text:tab/>9</text:span></text:a></text:p>
          <text:p text:style-name="P68"><text:a xlink:type="simple" xlink:href="#__RefHeading___Toc4264_1041920148" text:style-name="Index_20_Link" text:visited-style-name="Index_20_Link"><text:span text:style-name="T506">6. as.ordered()<text:tab/>10</text:span></text:a></text:p>
          <text:p text:style-name="P67"><text:a xlink:type="simple" xlink:href="#__RefHeading___Toc710_1813805368" text:style-name="Index_20_Link" text:visited-style-name="Index_20_Link"><text:span text:style-name="T506">15. Sobre esta traducción<text:tab/>10</text:span></text:a></text:p>
        </text:index-body>
      </text:table-of-content>
      <text:h text:style-name="P59" text:outline-level="2"><text:bookmark-start text:name="__RefHeading___Toc9581_3821750799"/>2. Forma de uso o sintaxis<text:bookmark-end text:name="__RefHeading___Toc9581_3821750799"/></text:h>
      <text:p text:style-name="P22"><text:tab/>factor(x = character(), levels, labels = <text:span text:style-name="T571">levels</text:span>,</text:p>
      <text:p text:style-name="P50"><text:s text:c="7"/><text:tab/><text:span text:style-name="T27">exclude = NA, ordered = is.ordered(x), nmax = NA)</text:span></text:p>
      <text:p text:style-name="P56"><text:soft-page-break/></text:p>
      <text:p text:style-name="P49"><text:tab/>ordered(x, ...)</text:p>
      <text:p text:style-name="P56"/>
      <text:p text:style-name="P49"><text:tab/>is.factor(x)</text:p>
      <text:p text:style-name="P49"><text:tab/>is.ordered(x)</text:p>
      <text:p text:style-name="P56"/>
      <text:p text:style-name="P49"><text:tab/>as.factor(x)</text:p>
      <text:p text:style-name="P49"><text:tab/>as.ordered(x)</text:p>
      <text:p text:style-name="P56"/>
      <text:p text:style-name="P58"><text:tab/>addNA(x, ifany = FALSE)</text:p>
      <text:h text:style-name="P59" text:outline-level="2"><text:bookmark-start text:name="__RefHeading___Toc9583_3821750799"/>3. Argumentos<text:bookmark-end text:name="__RefHeading___Toc9583_3821750799"/></text:h>
      <text:p text:style-name="P20">Tabla <text:sequence text:ref-name="refTabla0" text:name="Tabla" text:formula="ooow:Tabla+1" style:num-format="1">1</text:sequence>. Argumentos para las funciones de creación y verificación de <text:span text:style-name="T574">factor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Nombre <text:span text:style-name="T573">del argumento</text:span></text:p>
          </table:table-cell>
          <table:table-cell table:style-name="Table2.A1" office:value-type="string">
            <text:p text:style-name="P7">Valor esperado</text:p>
          </table:table-cell>
          <table:table-cell table:style-name="Table2.A1" office:value-type="string">
            <text:p text:style-name="P12">Propósito</text:p>
          </table:table-cell>
        </table:table-row>
        <table:table-row>
          <table:table-cell table:style-name="Table2.A2" office:value-type="string">
            <text:p text:style-name="P3"><text:span text:style-name="Source_20_Text"><text:span text:style-name="T3">x</text:span></text:span></text:p>
            <text:p text:style-name="P3"><text:span text:style-name="Source_20_Text"><text:span text:style-name="T441">x</text:span></text:span></text:p>
          </table:table-cell>
          <table:table-cell table:style-name="Table2.B2" office:value-type="string">
            <text:p text:style-name="P11">Usualmente un vector de tipo carácter o entero, <text:span text:style-name="T545">o uno </text:span>susceptible de ser coaccionado por <text:span text:style-name="T528">as.character</text:span><text:span text:style-name="T535">()</text:span>.</text:p>
          </table:table-cell>
          <table:table-cell table:style-name="Table2.B2" office:value-type="string">
            <text:p text:style-name="P15"><text:span text:style-name="T475">U</text:span><text:span text:style-name="T463">n vector que </text:span><text:span text:style-name="T487">tendrá</text:span><text:span text:style-name="T480"> </text:span><text:span text:style-name="T463">usualmente un número pequeño de </text:span><text:span text:style-name="T494">categorías</text:span><text:span text:style-name="T463"> distint</text:span><text:span text:style-name="T494">a</text:span><text:span text:style-name="T463">s </text:span><text:span text:style-name="T492">para</text:span><text:span text:style-name="T484"> ser devuelto como un </text:span><text:span text:style-name="T494">factor.</text:span><text:span text:style-name="T484"> </text:span><text:span text:style-name="T494">Como primer paso, s</text:span><text:span text:style-name="T489">erá coaccionado como un vector de caracteres por la función </text:span><text:span text:style-name="T529">as.character</text:span><text:span text:style-name="T542">()</text:span><text:span text:style-name="T484">. </text:span><text:span text:style-name="T488">Es </text:span><text:span text:style-name="T484">el único argumento obligatorio para las funciones de creación de factores.</text:span></text:p>
          </table:table-cell>
        </table:table-row>
        <table:table-row>
          <table:table-cell table:style-name="Table2.A2" office:value-type="string">
            <text:p text:style-name="P3"><text:span text:style-name="Source_20_Text"><text:span text:style-name="T9">levels</text:span></text:span></text:p>
            <text:p text:style-name="P3"><text:span text:style-name="Source_20_Text"><text:span text:style-name="T442">niveles</text:span></text:span></text:p>
          </table:table-cell>
          <table:table-cell table:style-name="Table2.B2" office:value-type="string">
            <text:p text:style-name="P10">Un vector del mismo tipo que el argumento <text:span text:style-name="T535">x</text:span><text:span text:style-name="T541">=</text:span>.</text:p>
          </table:table-cell>
          <table:table-cell table:style-name="Table2.B2" office:value-type="string">
            <text:p text:style-name="P13"><text:span text:style-name="T475">U</text:span><text:span text:style-name="T463">n vector opcional para los valores únicos (como cadenas de texto) que </text:span><text:span text:style-name="T476">el argumento</text:span><text:span text:style-name="T463"> </text:span><text:span text:style-name="T10">x</text:span><text:span text:style-name="T13">=</text:span><text:span text:style-name="T463"> </text:span><text:span text:style-name="T485">podrí</text:span><text:span text:style-name="T490">a</text:span><text:span text:style-name="T485"> adoptar, </text:span><text:span text:style-name="T490">estén presentes o no en </text:span><text:span text:style-name="T495">el vector de categorías</text:span><text:span text:style-name="T463">. El valor predeterminado </text:span><text:span text:style-name="T486">será</text:span><text:span text:style-name="T463"> el conjunto de valores únicos adoptados por </text:span><text:span text:style-name="T485">la expresión</text:span><text:span text:style-name="T463"> </text:span><text:span text:style-name="T526">as.character</text:span><text:span text:style-name="T10">(x)</text:span><text:span text:style-name="T463">, ordenados de manera </text:span><text:span text:style-name="T486">alfabética</text:span><text:span text:style-name="T463"> </text:span><text:span text:style-name="T486">(</text:span><text:span text:style-name="T477">ascendente</text:span><text:span text:style-name="T486">)</text:span><text:span text:style-name="T463"> para </text:span><text:span text:style-name="T485">el argumento</text:span><text:span text:style-name="T463"> </text:span><text:span text:style-name="T10">x</text:span><text:span text:style-name="T13">=</text:span><text:span text:style-name="T463">. </text:span><text:span text:style-name="T478">Adviértase</text:span><text:span text:style-name="T463"> que este conjunto de valores puede </text:span><text:span text:style-name="T478">ser un número </text:span><text:span text:style-name="T463">menor </text:span><text:span text:style-name="T476">al</text:span><text:span text:style-name="T463"> </text:span><text:span text:style-name="T478">que devuelv</text:span><text:span text:style-name="T479">a </text:span><text:span text:style-name="T485">la expresión</text:span><text:span text:style-name="T463"> </text:span><text:span text:style-name="T10">sort(unique(x))</text:span><text:span text:style-name="T463"> </text:span><text:span text:style-name="T493">debido a que los valores no disponibles </text:span><text:span text:style-name="T580">NA</text:span><text:span text:style-name="T493"> son considerados de manera predeterminada como incomparables y, por lo tanto, son excluidos del proceso de ordenamiento de manera automática.</text:span></text:p>
          </table:table-cell>
        </table:table-row>
        <table:table-row>
          <table:table-cell table:style-name="Table2.A2" office:value-type="string">
            <text:p text:style-name="P3"><text:span text:style-name="Source_20_Text"><text:span text:style-name="T9">labels</text:span></text:span></text:p>
            <text:p text:style-name="P4"><text:span text:style-name="Source_20_Text"><text:span text:style-name="T445">nuevas.</text:span></text:span></text:p>
            <text:p text:style-name="P4"><text:span text:style-name="Source_20_Text"><text:span text:style-name="T442">etiquetas</text:span></text:span></text:p>
          </table:table-cell>
          <table:table-cell table:style-name="Table2.B2" office:value-type="string">
            <text:p text:style-name="P9">Un vector de tipo <text:span text:style-name="T579">carácter</text:span>.</text:p>
          </table:table-cell>
          <table:table-cell table:style-name="Table2.B2" office:value-type="string">
            <text:p text:style-name="P13"><text:span text:style-name="T470">U</text:span><text:span text:style-name="T463">n vector opcional de caracteres </text:span><text:span text:style-name="T471">con </text:span><text:span text:style-name="T503">nuevas</text:span><text:span text:style-name="T463"> etiquetas para los niveles (en el mismo orden que los niveles después </text:span><text:span text:style-name="T473">de</text:span><text:span text:style-name="T463"> quitar aquellos </text:span><text:span text:style-name="T471">especificados </text:span><text:span text:style-name="T463">en </text:span><text:span text:style-name="T10">exclude</text:span><text:span text:style-name="T17">=</text:span><text:span text:style-name="T463">), </text:span><text:span text:style-name="T501">o </text:span><text:span text:style-name="T502">bien</text:span><text:span text:style-name="T472"> </text:span><text:span text:style-name="T463">una cadena de caracteres de </text:span><text:span text:style-name="T471">extensión </text:span><text:span text:style-name="T468">igual a</text:span><text:span text:style-name="T463"> 1. Los valores duplicados en </text:span><text:span text:style-name="T491">el argumento</text:span><text:span text:style-name="T463"> </text:span><text:span text:style-name="T543">labels=</text:span><text:span text:style-name="T463"> pueden ser usados para </text:span><text:span text:style-name="T496">referir</text:span><text:span text:style-name="T463"> diferentes valores de </text:span><text:span text:style-name="T10">x</text:span><text:span text:style-name="T14">=</text:span><text:span text:style-name="T463"> </text:span><text:span text:style-name="T474">a </text:span><text:span text:style-name="T471">un</text:span><text:span text:style-name="T463"> mismo nivel </text:span><text:span text:style-name="T471">en el</text:span><text:span text:style-name="T463"> factor.</text:span></text:p>
          </table:table-cell>
        </table:table-row>
        <table:table-row>
          <table:table-cell table:style-name="Table2.A2" office:value-type="string">
            <text:p text:style-name="P3"><text:span text:style-name="Source_20_Text"><text:span text:style-name="T9">exclude</text:span></text:span></text:p>
            <text:p text:style-name="P5"><text:span text:style-name="Source_20_Text"><text:span text:style-name="T442">excluir.</text:span></text:span></text:p>
            <text:p text:style-name="P5"><text:span text:style-name="Source_20_Text"><text:span text:style-name="T446">niveles</text:span></text:span></text:p>
          </table:table-cell>
          <table:table-cell table:style-name="Table2.B2" office:value-type="string">
            <text:p text:style-name="P9">Un vector de <text:span text:style-name="T546">tipo </text:span><text:span text:style-name="T584">carácter</text:span><text:span text:style-name="T546"> o factor.</text:span></text:p>
          </table:table-cell>
          <table:table-cell table:style-name="Table2.B2" office:value-type="string">
            <text:p text:style-name="P13"><text:span text:style-name="T467">U</text:span><text:span text:style-name="T463">n vector </text:span><text:span text:style-name="T497">con las categorías</text:span><text:span text:style-name="T463"> </text:span><text:span text:style-name="T468">que serán</text:span><text:span text:style-name="T463"> excluid</text:span><text:span text:style-name="T497">a</text:span><text:span text:style-name="T463">s cuando se gener</text:span><text:span text:style-name="T467">e</text:span><text:span text:style-name="T463"> el conjunto de niveles. Este vector podrá ser </text:span><text:span text:style-name="T497">uno </text:span><text:span text:style-name="T469">de tipo</text:span><text:span text:style-name="T463"> factor con el mismo conjunto de niveles que </text:span><text:span text:style-name="T10">x</text:span><text:span text:style-name="T15">=</text:span><text:span text:style-name="T463"> o </text:span><text:span text:style-name="T469">podrá</text:span><text:span text:style-name="T463"> ser un </text:span><text:span text:style-name="T469">vector</text:span><text:span text:style-name="T463"> de tipo </text:span><text:span text:style-name="T581">carácter</text:span><text:span text:style-name="T463">.</text:span></text:p>
          </table:table-cell>
        </table:table-row>
        <table:table-row>
          <table:table-cell table:style-name="Table2.A2" office:value-type="string">
            <text:p text:style-name="P3"><text:span text:style-name="Source_20_Text"><text:span text:style-name="T9">ordered</text:span></text:span></text:p>
            <text:p text:style-name="P5"><text:span text:style-name="Source_20_Text"><text:span text:style-name="T442">ordena</text:span></text:span><text:span text:style-name="Source_20_Text"><text:span text:style-name="T446">r.</text:span></text:span></text:p>
            <text:p text:style-name="P5"><text:span text:style-name="Source_20_Text"><text:span text:style-name="T446">niveles</text:span></text:span></text:p>
          </table:table-cell>
          <table:table-cell table:style-name="Table2.B2" office:value-type="string">
            <text:p text:style-name="P9">Un <text:span text:style-name="T547">valor</text:span> <text:span text:style-name="T579">lógico</text:span>.</text:p>
          </table:table-cell>
          <table:table-cell table:style-name="Table2.B2" office:value-type="string">
            <text:p text:style-name="P8"><text:span text:style-name="T439">Un valor</text:span><text:span text:style-name="T437"> </text:span><text:span text:style-name="T582">lógic</text:span><text:span text:style-name="T583">o</text:span><text:span text:style-name="T436"> para determinar si los niveles deberán ser tratados como si tuvieran un orden </text:span><text:span text:style-name="T439">entre sí</text:span><text:span text:style-name="T436"> </text:span><text:span text:style-name="T438">de menor a mayor</text:span><text:span text:style-name="T436">.</text:span></text:p>
          </table:table-cell>
        </table:table-row>
        <table:table-row>
          <table:table-cell table:style-name="Table2.A2" office:value-type="string">
            <text:p text:style-name="P3"><text:span text:style-name="Source_20_Text"><text:span text:style-name="T9">nmax</text:span></text:span></text:p>
            <text:p text:style-name="P3"><text:span text:style-name="Source_20_Text"><text:span text:style-name="T442">n</text:span></text:span><text:span text:style-name="Source_20_Text"><text:span text:style-name="T443">iveles.</text:span></text:span><text:span text:style-name="Source_20_Text"><text:span text:style-name="T442">max</text:span></text:span></text:p>
          </table:table-cell>
          <table:table-cell table:style-name="Table2.B2" office:value-type="string">
            <text:p text:style-name="P9">Un valor <text:span text:style-name="T579">entero</text:span>.</text:p>
          </table:table-cell>
          <table:table-cell table:style-name="Table2.B2" office:value-type="string">
            <text:p text:style-name="P8"><text:span text:style-name="T440">El</text:span><text:span text:style-name="T436"> límite superior </text:span><text:span text:style-name="T437">en el</text:span><text:span text:style-name="T436"> número de niveles; véase </text:span><text:span text:style-name="T438">la sección </text:span><text:span text:style-name="T523">Detalles</text:span><text:span text:style-name="T436">.</text:span></text:p>
          </table:table-cell>
        </table:table-row>
        <table:table-row>
          <table:table-cell table:style-name="Table2.A2" office:value-type="string">
            <text:p text:style-name="P3"><text:span text:style-name="Source_20_Text"><text:span text:style-name="T3">...</text:span></text:span></text:p>
            <text:p text:style-name="P3"><text:span text:style-name="Source_20_Text"><text:span text:style-name="T447">más.</text:span></text:span><text:span text:style-name="Source_20_Text"><text:span text:style-name="T444">argumentos</text:span></text:span></text:p>
          </table:table-cell>
          <table:table-cell table:style-name="Table2.B2" office:value-type="string">
            <text:p text:style-name="P9">Argumentos de otras funciones.</text:p>
          </table:table-cell>
          <table:table-cell table:style-name="Table2.B2" office:value-type="string">
            <text:p text:style-name="P16"><text:span text:style-name="T498">Argumentos adicionales que serán pasados hacia la función </text:span><text:span text:style-name="T10">ordered()</text:span><text:span text:style-name="T463">. </text:span><text:span text:style-name="T481">C</text:span><text:span text:style-name="T463">ualquiera de los argumentos </text:span><text:span text:style-name="T464">anteriores,</text:span><text:span text:style-name="T463"> </text:span><text:span text:style-name="T481">excepto </text:span><text:span text:style-name="T483">el</text:span><text:span text:style-name="T463"> </text:span><text:span text:style-name="T481">argumento</text:span><text:span text:style-name="T463"> </text:span><text:span text:style-name="T10">ordered</text:span><text:span text:style-name="T17">=</text:span><text:span text:style-name="T463">.</text:span></text:p>
          </table:table-cell>
        </table:table-row>
        <text:soft-page-break/>
        <table:table-row>
          <table:table-cell table:style-name="Table2.A9" office:value-type="string">
            <text:p text:style-name="P3"><text:span text:style-name="Source_20_Text"><text:span text:style-name="T9">ifany</text:span></text:span></text:p>
            <text:p text:style-name="P3"><text:span text:style-name="Source_20_Text"><text:span text:style-name="T442">si.alguno</text:span></text:span></text:p>
          </table:table-cell>
          <table:table-cell table:style-name="Table2.A9" office:value-type="string">
            <text:p text:style-name="P9">Un <text:span text:style-name="T547">valor</text:span> lógico.</text:p>
          </table:table-cell>
          <table:table-cell table:style-name="Table2.A9" office:value-type="string">
            <text:p text:style-name="P14"><text:span text:style-name="T500">Para</text:span><text:span text:style-name="T463"> </text:span><text:span text:style-name="T482">la función</text:span><text:span text:style-name="T463"> </text:span><text:span text:style-name="T11">addNA</text:span><text:span text:style-name="T10">()</text:span><text:span text:style-name="T463">, </text:span><text:span text:style-name="T465">solo</text:span><text:span text:style-name="T463"> agrega</text:span><text:span text:style-name="T482">rá</text:span><text:span text:style-name="T465"> </text:span><text:span text:style-name="T463">un nivel para valores </text:span><text:span text:style-name="T465">no disponibles</text:span><text:span text:style-name="T463"> </text:span><text:span text:style-name="T527">NA</text:span><text:span text:style-name="T463"> si </text:span><text:span text:style-name="T466">alguno es utilizado en los valores de </text:span><text:span text:style-name="T12">x</text:span><text:span text:style-name="T16">=</text:span><text:span text:style-name="T463">. </text:span><text:span text:style-name="T499">P</text:span><text:span text:style-name="T463">or ejemplo, </text:span><text:span text:style-name="T482">si la expresión</text:span><text:span text:style-name="T463"> </text:span><text:span text:style-name="T10">if any(is.na(x))</text:span><text:span text:style-name="T463"> </text:span><text:span text:style-name="T482">resulta verdadera</text:span><text:span text:style-name="T463">.</text:span></text:p>
          </table:table-cell>
        </table:table-row>
      </table:table>
      <text:h text:style-name="P59" text:outline-level="2"><text:bookmark-start text:name="__RefHeading___Toc9585_3821750799"/>4. Detalles<text:bookmark-end text:name="__RefHeading___Toc9585_3821750799"/></text:h>
      <text:p text:style-name="P42"><text:span text:style-name="T29">La</text:span><text:span text:style-name="T114">s</text:span><text:span text:style-name="T29"> funci</text:span><text:span text:style-name="T114">ones</text:span><text:span text:style-name="T29"> </text:span><text:span text:style-name="T321">factor</text:span><text:span text:style-name="T328">()</text:span><text:span text:style-name="T29"> </text:span><text:span text:style-name="T114">y </text:span><text:span text:style-name="T329">as.</text:span><text:span text:style-name="T321">factor</text:span><text:span text:style-name="T328">()</text:span><text:span text:style-name="T201"> </text:span><text:span text:style-name="T172">creará</text:span><text:span text:style-name="T202">n</text:span><text:span text:style-name="T172"> </text:span><text:span text:style-name="T29">un objeto </text:span><text:span text:style-name="T111">de</text:span><text:span text:style-name="T29"> clase </text:span><text:span text:style-name="T270">"</text:span><text:span text:style-name="T321">factor</text:span><text:span text:style-name="T270">"</text:span><text:span text:style-name="T172"> </text:span><text:span text:style-name="T204">que </text:span><text:span text:style-name="T29">tendrá un atributo </text:span><text:span text:style-name="T270">"</text:span><text:span text:style-name="T321">levels</text:span><text:span text:style-name="T270">"</text:span><text:span text:style-name="T29">. </text:span><text:span text:style-name="Source_20_Text"><text:span text:style-name="T254">En </text:span></text:span><text:span text:style-name="Source_20_Text"><text:span text:style-name="T391">R</text:span></text:span><text:span text:style-name="Source_20_Text"><text:span text:style-name="T255"> </text:span></text:span><text:span text:style-name="Source_20_Text"><text:span text:style-name="T254">existen </text:span></text:span><text:span text:style-name="Source_20_Text"><text:span text:style-name="T256">los factores ordenados y los factores sin ordenar. La clase de los factores ordenados es </text:span></text:span><text:span text:style-name="Source_20_Text"><text:span text:style-name="T339">"</text:span></text:span><text:span text:style-name="Source_20_Text"><text:span text:style-name="T340">ordered</text:span></text:span><text:span text:style-name="Source_20_Text"><text:span text:style-name="T339">"</text:span></text:span><text:span text:style-name="Source_20_Text"><text:span text:style-name="T248"> </text:span></text:span><text:span text:style-name="Source_20_Text"><text:span text:style-name="T256">y hereda atributos de la clase </text:span></text:span><text:span text:style-name="Source_20_Text"><text:span text:style-name="T339">"</text:span></text:span><text:span text:style-name="Source_20_Text"><text:span text:style-name="T340">factor</text:span></text:span><text:span text:style-name="Source_20_Text"><text:span text:style-name="T339">"</text:span></text:span><text:span text:style-name="Source_20_Text"><text:span text:style-name="T248">. </text:span></text:span><text:span text:style-name="Source_20_Text"><text:span text:style-name="T256">La clase de los factores sin ordenar es simplemente </text:span></text:span><text:span text:style-name="Source_20_Text"><text:span text:style-name="T339">"</text:span></text:span><text:span text:style-name="Source_20_Text"><text:span text:style-name="T340">factor</text:span></text:span><text:span text:style-name="Source_20_Text"><text:span text:style-name="T339">"</text:span></text:span><text:span text:style-name="Source_20_Text"><text:span text:style-name="T248">. </text:span></text:span><text:span text:style-name="T29">Opcionalmente, </text:span><text:span text:style-name="T121">el objeto creado </text:span><text:span text:style-name="T29">podrá </text:span><text:span text:style-name="T121">adquirir</text:span><text:span text:style-name="T29"> también un atributo </text:span><text:span text:style-name="T321">"</text:span><text:span text:style-name="T376">contrasts</text:span><text:span text:style-name="T321">"</text:span><text:span text:style-name="T29"> que controlará la parametrización </text:span><text:span text:style-name="T109">cuando el factor sea</text:span><text:span text:style-name="T29"> utilizado en funciones de modelación. </text:span><text:span text:style-name="T114">Su</text:span><text:span text:style-name="Source_20_Text"><text:span text:style-name="T249"> </text:span></text:span><text:span text:style-name="Source_20_Text"><text:span text:style-name="T362">modo específico </text:span></text:span><text:span text:style-name="Source_20_Text"><text:span text:style-name="T363">de almacenamiento</text:span></text:span><text:span text:style-name="Source_20_Text"><text:span text:style-name="T249"> tendrá </text:span></text:span><text:span text:style-name="Source_20_Text"><text:span text:style-name="T258">la etiqueta</text:span></text:span><text:span text:style-name="Source_20_Text"><text:span text:style-name="T250"> </text:span></text:span><text:span text:style-name="Source_20_Text"><text:span text:style-name="T320">"</text:span></text:span><text:span text:style-name="Source_20_Text"><text:span text:style-name="T337">integer</text:span></text:span><text:span text:style-name="Source_20_Text"><text:span text:style-name="T320">"</text:span></text:span><text:span text:style-name="Source_20_Text"><text:span text:style-name="T251"> </text:span></text:span><text:span text:style-name="Source_20_Text"><text:span text:style-name="T252">y </text:span></text:span><text:span text:style-name="Source_20_Text"><text:span text:style-name="T253">el</text:span></text:span><text:span text:style-name="Source_20_Text"><text:span text:style-name="T252"> </text:span></text:span><text:span text:style-name="Source_20_Text"><text:span text:style-name="T363">modo general de almacenamiento</text:span></text:span><text:span text:style-name="Source_20_Text"><text:span text:style-name="T252"> tendrá la etiqueta </text:span></text:span><text:span text:style-name="Source_20_Text"><text:span text:style-name="T320">"</text:span></text:span><text:span text:style-name="Source_20_Text"><text:span text:style-name="T338">numeric</text:span></text:span><text:span text:style-name="Source_20_Text"><text:span text:style-name="T320">"</text:span></text:span><text:span text:style-name="Source_20_Text"><text:span text:style-name="T251">. </text:span></text:span><text:span text:style-name="Source_20_Text"><text:span text:style-name="T253">Aunque se comporta</text:span></text:span><text:span text:style-name="Source_20_Text"><text:span text:style-name="T257">rá</text:span></text:span><text:span text:style-name="Source_20_Text"><text:span text:style-name="T253">n como</text:span></text:span><text:span text:style-name="Source_20_Text"><text:span text:style-name="T259"> </text:span></text:span><text:span text:style-name="Source_20_Text"><text:span text:style-name="T262">vectores </text:span></text:span><text:span text:style-name="Source_20_Text"><text:span text:style-name="T265">en la mayoría de las circunstancias</text:span></text:span><text:span text:style-name="Source_20_Text"><text:span text:style-name="T262">, </text:span></text:span><text:span text:style-name="Source_20_Text"><text:span text:style-name="T264">los factores </text:span></text:span><text:span text:style-name="Source_20_Text"><text:span text:style-name="T266">no</text:span></text:span><text:span text:style-name="Source_20_Text"><text:span text:style-name="T259"> son un </text:span></text:span><text:span text:style-name="Source_20_Text"><text:span text:style-name="T364">tipo de vector</text:span></text:span><text:span text:style-name="Source_20_Text"><text:span text:style-name="T260"> atómico</text:span></text:span><text:span text:style-name="Source_20_Text"><text:span text:style-name="T259"> </text:span></text:span><text:span text:style-name="Source_20_Text"><text:span text:style-name="T263">de</text:span></text:span><text:span text:style-name="Source_20_Text"><text:span text:style-name="T261"> </text:span></text:span><text:span text:style-name="Source_20_Text"><text:span text:style-name="T387">R</text:span></text:span><text:span text:style-name="Source_20_Text"><text:span text:style-name="T414">.</text:span></text:span></text:p>
      <text:p text:style-name="P41"><text:span text:style-name="T131">Estadísticamente</text:span><text:span text:style-name="T111">, l</text:span><text:span text:style-name="T112">os factores </text:span><text:span text:style-name="T396">representan </text:span><text:span text:style-name="T397">a las </text:span><text:span text:style-name="T396">variables </text:span><text:span text:style-name="T397">categóricas, las cuales</text:span><text:span text:style-name="T112"> adopta</text:span><text:span text:style-name="T120">n</text:span><text:span text:style-name="T112"> un número limitado de valores </text:span><text:span text:style-name="T106">discretos </text:span><text:span text:style-name="T111">para </text:span><text:span text:style-name="T130">medir conceptos como </text:span><text:span text:style-name="T29">el género, la clase social, </text:span><text:span text:style-name="T130">el grado de acuerdo o desacuerdo, etcé</text:span><text:span text:style-name="T131">tera</text:span><text:span text:style-name="T112">. </text:span><text:span text:style-name="T127">De este modo,</text:span><text:span text:style-name="T106"> los</text:span><text:span text:style-name="T31"> factor</text:span><text:span text:style-name="T106">e</text:span><text:span text:style-name="T31">s </text:span><text:span text:style-name="T106">ordenados </text:span><text:span text:style-name="T108">y los factores</text:span><text:span text:style-name="T106"> sin ordenar </text:span><text:span text:style-name="T130">se</text:span><text:span text:style-name="T113"> corresponden</text:span><text:span text:style-name="T107"> </text:span><text:span text:style-name="T130">con</text:span><text:span text:style-name="T107"> las variables </text:span><text:span text:style-name="T110">categóricas</text:span><text:span text:style-name="T107"> ordinales </text:span><text:span text:style-name="T115">y</text:span><text:span text:style-name="T110"> nominales</text:span><text:span text:style-name="T107">, respectivamente </text:span><text:span text:style-name="T112">(Spector 2011)</text:span><text:span text:style-name="T31">.</text:span><text:span text:style-name="T29"> </text:span><text:span text:style-name="T112">En términos computacionales, un factor es un </text:span><text:span text:style-name="T113">objeto compuesto</text:span><text:span text:style-name="T112"> cuy</text:span><text:span text:style-name="T128">as categorías</text:span><text:span text:style-name="T112"> son </text:span><text:span text:style-name="T128">codificadas</text:span><text:span text:style-name="T112"> </text:span><text:span text:style-name="T113">en un arreglo de</text:span><text:span text:style-name="T112"> </text:span><text:span text:style-name="T368">enteros</text:span><text:span text:style-name="T112"> (empezando </text:span><text:span text:style-name="T103">por</text:span><text:span text:style-name="T112"> </text:span><text:span text:style-name="T107">el </text:span><text:span text:style-name="T102">número</text:span><text:span text:style-name="T112"> </text:span><text:span text:style-name="T102">uno</text:span><text:span text:style-name="T112">). </text:span><text:span text:style-name="T129">Sin embargo</text:span><text:span text:style-name="T113">, </text:span><text:span text:style-name="T129">dichas categorías</text:span><text:span text:style-name="T113"> </text:span><text:span text:style-name="T128">permanece</text:span><text:span text:style-name="T129">rán</text:span><text:span text:style-name="T112"> </text:span><text:span text:style-name="T129">visibles</text:span><text:span text:style-name="T112"> c</text:span><text:span text:style-name="T101">on etiquetas en modo</text:span><text:span text:style-name="T112"> </text:span><text:span text:style-name="T368">carácter</text:span><text:span text:style-name="T417">, </text:span><text:span text:style-name="T418">las cuales </text:span><text:span text:style-name="T420">son</text:span><text:span text:style-name="T418"> almacenadas en otro arreglo y </text:span><text:span text:style-name="T420">est</text:span><text:span text:style-name="T421">ará</text:span><text:span text:style-name="T420">n </text:span><text:span text:style-name="T418">asociadas a alguno de los </text:span><text:span text:style-name="T419">códigos</text:span><text:span text:style-name="T418"> enteros</text:span><text:span text:style-name="T112">.</text:span></text:p>
      <text:p text:style-name="P26"><text:span text:style-name="T47">El tipo de vector </text:span><text:span text:style-name="T116">aceptado por</text:span><text:span text:style-name="T49"> el</text:span><text:span text:style-name="T50"> argumento</text:span><text:span text:style-name="T47"> </text:span><text:span text:style-name="T323">x</text:span><text:span text:style-name="T326">=</text:span><text:span text:style-name="T47"> no est</text:span><text:span text:style-name="T123">ará</text:span><text:span text:style-name="T47"> restringido, </text:span><text:span text:style-name="T51">pero</text:span><text:span text:style-name="T47"> </text:span><text:span text:style-name="T49">por lo menos </text:span><text:span text:style-name="T47">deb</text:span><text:span text:style-name="T33">e</text:span><text:span text:style-name="T50">rá</text:span><text:span text:style-name="T47"> </text:span><text:span text:style-name="T52">aceptar el</text:span><text:span text:style-name="T47"> método </text:span><text:span text:style-name="T351">as.character</text:span><text:span text:style-name="T287">()</text:span><text:span text:style-name="T47"> y ser s</text:span><text:span text:style-name="T48">usceptible de ser ordenado</text:span><text:span text:style-name="T47"> </text:span><text:span text:style-name="T35">por </text:span><text:span text:style-name="T94">la función</text:span><text:span text:style-name="T35"> </text:span><text:span text:style-name="T352">order</text:span><text:span text:style-name="T287">()</text:span><text:span text:style-name="T35">.</text:span></text:p>
      <text:p text:style-name="P39"><text:span text:style-name="T227">Los niveles de un factor </text:span><text:span text:style-name="T242">serán</text:span><text:span text:style-name="T227"> </text:span><text:span text:style-name="T241">desplegados con</text:span><text:span text:style-name="T227"> </text:span><text:span text:style-name="T238">etiquetas en</text:span><text:span text:style-name="T227"> formato carácter </text:span><text:span text:style-name="T238">que </text:span><text:span text:style-name="T242">tendrán</text:span><text:span text:style-name="T238"> asociad</text:span><text:span text:style-name="T243">a</text:span><text:span text:style-name="T238">s </text:span><text:span text:style-name="T241">internamente</text:span><text:span text:style-name="T227"> </text:span><text:span text:style-name="T235">códigos</text:span><text:span text:style-name="T227"> enteros. </text:span><text:span text:style-name="T35">La codificación de </text:span><text:span text:style-name="T49">un</text:span><text:span text:style-name="T35"> vector </text:span><text:span text:style-name="T99">en</text:span><text:span text:style-name="T95"> </text:span><text:span text:style-name="T99">e</text:span><text:span text:style-name="T95">l argumento </text:span><text:span text:style-name="T325">x</text:span><text:span text:style-name="T326">=</text:span><text:span text:style-name="T95"> </text:span><text:span text:style-name="T49">para convertirlo en factor</text:span><text:span text:style-name="T35"> ocurr</text:span><text:span text:style-name="T96">irá</text:span><text:span text:style-name="T35"> de la siguiente manera. Primero, todos los valores en </text:span><text:span text:style-name="T96">el argumento</text:span><text:span text:style-name="T35"> </text:span><text:span text:style-name="T275">exclude</text:span><text:span text:style-name="T289">=</text:span><text:span text:style-name="T35"> </text:span><text:span text:style-name="T96">serán</text:span><text:span text:style-name="T35"> quitados </text:span><text:span text:style-name="T95">de </text:span><text:span text:style-name="T35">los niveles </text:span><text:span text:style-name="T53">especificados</text:span><text:span text:style-name="T35"> </text:span><text:span text:style-name="T54">en el argumento </text:span><text:span text:style-name="T276">levels</text:span><text:span text:style-name="T289">=</text:span><text:span text:style-name="T215"> </text:span><text:span text:style-name="T216">y a los elementos del vector se les asignará un </text:span><text:span text:style-name="T246">código de nivel faltante</text:span><text:span text:style-name="T225"> (para mayor información véase la sección </text:span><text:span text:style-name="T246">Codificación de valores no disponibles NA</text:span><text:span text:style-name="T225">)</text:span><text:span text:style-name="T35">. </text:span><text:span text:style-name="T125">Luego</text:span><text:span text:style-name="T97">, </text:span><text:span text:style-name="T124">cuando</text:span><text:span text:style-name="T35"> </text:span><text:span text:style-name="T124">un</text:span><text:span text:style-name="T122"> elemento</text:span><text:span text:style-name="T35"> </text:span><text:span text:style-name="T275">x[i]</text:span><text:span text:style-name="T35"> </text:span><text:span text:style-name="T122">coincid</text:span><text:span text:style-name="T125">a</text:span><text:span text:style-name="T122"> con el valor de </text:span><text:span text:style-name="T125">un</text:span><text:span text:style-name="T122"> nivel</text:span><text:span text:style-name="T35"> </text:span><text:span text:style-name="T277">levels</text:span><text:span text:style-name="T275">[j]</text:span><text:span text:style-name="T35">, </text:span><text:span text:style-name="T124">este elemento será codificado con </text:span><text:span text:style-name="T122">el índice</text:span><text:span text:style-name="T35"> </text:span><text:span text:style-name="T275">j</text:span><text:span text:style-name="T35">. Si ninguna coincidencia </text:span><text:span text:style-name="T96">es encontrada</text:span><text:span text:style-name="T35"> para </text:span><text:span text:style-name="T53">el elemento</text:span><text:span text:style-name="T35"> </text:span><text:span text:style-name="T275">x[i]</text:span><text:span text:style-name="T35"> en</text:span><text:span text:style-name="T124">tre</text:span><text:span text:style-name="T35"> los niveles </text:span><text:span text:style-name="T54">de</text:span><text:span text:style-name="T55">l argumento</text:span><text:span text:style-name="T54"> </text:span><text:span text:style-name="T277">levels</text:span><text:span text:style-name="T289">=</text:span><text:span text:style-name="T35">, entonces </text:span><text:span text:style-name="T98">al</text:span><text:span text:style-name="T33"> </text:span><text:span text:style-name="T37">i</text:span><text:span text:style-name="T33">-ésimo</text:span><text:span text:style-name="T35"> elemento se </text:span><text:span text:style-name="T98">le </text:span><text:span text:style-name="T154">asignará</text:span><text:span text:style-name="T98"> el</text:span><text:span text:style-name="T33"> valor </text:span><text:span text:style-name="T53">no disponible</text:span><text:span text:style-name="T35"> </text:span><text:span text:style-name="T377">NA</text:span><text:span text:style-name="T411"> </text:span><text:span text:style-name="T412">y no tendrá ningún código asociado </text:span><text:span text:style-name="T413">(véase también <text:s/>la sección sobre Codificación </text:span><text:span text:style-name="T246">de valores no disponibles NA</text:span><text:span text:style-name="T225">)</text:span><text:span text:style-name="T411">.</text:span><text:span text:style-name="T244"> </text:span><text:span text:style-name="T226">Para cambiar el orden </text:span><text:span text:style-name="T229">alfabético</text:span><text:span text:style-name="T226"> predeterminado en el que los niveles de un factor </text:span><text:span text:style-name="T244">serán</text:span><text:span text:style-name="T226"> desplegados se podrá aportar, </text:span><text:span text:style-name="T230">en el argumento </text:span><text:span text:style-name="T334">levels=</text:span><text:span text:style-name="T230">,</text:span><text:span text:style-name="T226"> un vector con todos los valores únicos posibles del argumento x</text:span><text:span text:style-name="T230">=</text:span><text:span text:style-name="T226"> en el orden deseado por la usuaria. </text:span><text:span text:style-name="T227">Tanto las variables numéricas como las de tipo carácter podrán ser </text:span><text:span text:style-name="T237">codificadas</text:span><text:span text:style-name="T227"> en factores, pero los niveles de un factor siempre serán </text:span><text:span text:style-name="T231">interpretados como </text:span><text:span text:style-name="T227">valores de tipo carácter. Para ver los niveles de un factor utilice la función </text:span><text:span text:style-name="T374">levels</text:span><text:span text:style-name="T332">()</text:span><text:span text:style-name="T227"> </text:span><text:span text:style-name="T228">sobre un objeto de esta clase</text:span><text:span text:style-name="T227">.</text:span></text:p>
      <text:p text:style-name="P33"><text:span text:style-name="T162">Cuando el argumento </text:span><text:span text:style-name="T296">levels</text:span><text:span text:style-name="T297">=</text:span><text:span text:style-name="T162"> no sea espe</text:span><text:span text:style-name="T163">ci</text:span><text:span text:style-name="T162">ficado, la función </text:span><text:span text:style-name="T432">unique</text:span><text:span text:style-name="T335">()</text:span><text:span text:style-name="T162"> </text:span><text:span text:style-name="T164">será</text:span><text:span text:style-name="T162"> </text:span><text:span text:style-name="T165">invocada</text:span><text:span text:style-name="T162"> en su lugar. Ya que los factores </text:span><text:span text:style-name="T166">típicamente</text:span><text:span text:style-name="T162"> tienen un número pequeño de niveles, para vectores </text:span><text:span text:style-name="T166">grandes</text:span><text:span text:style-name="T162"> </text:span><text:span text:style-name="T165">en el </text:span><text:soft-page-break/><text:span text:style-name="T165">argumento </text:span><text:span text:style-name="T298">x</text:span><text:span text:style-name="T297">=</text:span><text:span text:style-name="T239"> </text:span><text:span text:style-name="T240">t</text:span><text:span text:style-name="T163">ambién</text:span><text:span text:style-name="T162"> </text:span><text:span text:style-name="T167">podrá</text:span><text:span text:style-name="T168"> ser</text:span><text:span text:style-name="T162"> útil especifica</text:span><text:span text:style-name="T166">r </text:span><text:span text:style-name="T163">un valor numérico para el argumento</text:span><text:span text:style-name="T162"> </text:span><text:span text:style-name="T296">nmax</text:span><text:span text:style-name="T297">=</text:span><text:span text:style-name="T162"> como </text:span><text:span text:style-name="T166">un</text:span><text:span text:style-name="T162"> límite superior </text:span><text:span text:style-name="T167">al</text:span><text:span text:style-name="T162"> número de valores únicos.</text:span></text:p>
      <text:p text:style-name="P31"><text:span text:style-name="T35">Normalmente, los </text:span><text:span text:style-name="T126">nombres utilizados para los</text:span><text:span text:style-name="T35"> </text:span><text:span text:style-name="T169">niveles</text:span><text:span text:style-name="T53"> como</text:span><text:span text:style-name="T56"> resultado de la </text:span><text:span text:style-name="T53">codificación </text:span><text:span text:style-name="T118">son los que quedan después de remover</text:span><text:span text:style-name="T35"> </text:span><text:span text:style-name="T118">los</text:span><text:span text:style-name="T35"> </text:span><text:span text:style-name="T57">especificados en </text:span><text:span text:style-name="T55">el argumento</text:span><text:span text:style-name="T35"> </text:span><text:span text:style-name="T275">exclude</text:span><text:span text:style-name="T291">=</text:span><text:span text:style-name="T35">, pero esto puede </text:span><text:span text:style-name="T82">cambiarse</text:span><text:span text:style-name="T35"> si se </text:span><text:span text:style-name="T126">especifican nuev</text:span><text:span text:style-name="T132">o</text:span><text:span text:style-name="T126">s</text:span><text:span text:style-name="T35"> </text:span><text:span text:style-name="T132">nombres</text:span><text:span text:style-name="T35"> </text:span><text:span text:style-name="T126">para los niveles</text:span><text:span text:style-name="T35"> </text:span><text:span text:style-name="T126">en</text:span><text:span text:style-name="T35"> </text:span><text:span text:style-name="T55">el argumento</text:span><text:span text:style-name="T35"> </text:span><text:span text:style-name="T275">labels</text:span><text:span text:style-name="T291">=</text:span><text:span text:style-name="T35">. Este </text:span><text:span text:style-name="T104">podrá</text:span><text:span text:style-name="T35"> </text:span><text:span text:style-name="T55">contener</text:span><text:span text:style-name="T35"> un conjunto de nuevas etiquetas o </text:span><text:span text:style-name="T55">bien </text:span><text:span text:style-name="T34">una </text:span><text:span text:style-name="T35">cadena de caracteres ú</text:span><text:span text:style-name="T126">nica</text:span><text:span text:style-name="T35">, en cuyo caso los niveles s</text:span><text:span text:style-name="T58">e llamarán como</text:span><text:span text:style-name="T35"> esa cadena de caracteres con un número de secuencia añadido, </text:span><text:span text:style-name="T59">sin espacio</text:span><text:span text:style-name="T60">s</text:span><text:span text:style-name="T59">, </text:span><text:span text:style-name="T55">por cada nivel codificado</text:span><text:span text:style-name="T35">.</text:span><text:span text:style-name="T232"> </text:span><text:span text:style-name="T236">N</text:span><text:span text:style-name="T233">o obstante, el usuario deberá advertir que esto sustituirá las etiquetas originales de los niveles con las etiquetas </text:span><text:span text:style-name="T228">aportadas </text:span><text:span text:style-name="T234">por</text:span><text:span text:style-name="T228"> este argumento</text:span><text:span text:style-name="T233">. La utilización del argumento </text:span><text:span text:style-name="T333">labels=</text:span><text:span text:style-name="T233"> es equivalente a la utilización de la función </text:span><text:span text:style-name="T375">levels</text:span><text:span text:style-name="T333">()</text:span><text:span text:style-name="T233"> en su modalidad de asignación: </text:span><text:span text:style-name="T375">levels</text:span><text:span text:style-name="T333">()&lt;- </text:span><text:span text:style-name="T232">(Spector 2011)</text:span><text:span text:style-name="T233">.</text:span></text:p>
      <text:p text:style-name="P26"><text:span text:style-name="T278">is.factor</text:span><text:span text:style-name="T283">()</text:span><text:span text:style-name="T30"> es una función genérica</text:span><text:span text:style-name="T70"> por lo que</text:span><text:span text:style-name="T30"> </text:span><text:span text:style-name="T141">se podrán</text:span><text:span text:style-name="T30"> escribir</text:span><text:span text:style-name="T141">le </text:span><text:span text:style-name="T142">nuevos</text:span><text:span text:style-name="T30"> métodos para manejar clases específicas de objetos, vé</text:span><text:span text:style-name="T38">ase</text:span><text:span text:style-name="T30"> </text:span><text:span text:style-name="T347">InternalMetho</text:span><text:span text:style-name="T348">d</text:span><text:span text:style-name="T347">s</text:span><text:span text:style-name="T30">.</text:span></text:p>
      <text:p text:style-name="P34"><text:span text:style-name="T30">D</text:span><text:span text:style-name="T147">esde la versión </text:span><text:span text:style-name="T431">4.1.0</text:span><text:span text:style-name="T147"> de </text:span><text:span text:style-name="T390">R</text:span><text:span text:style-name="T147">, cuando se utilice la función </text:span><text:span text:style-name="T382">c</text:span><text:span text:style-name="T330">()</text:span><text:span text:style-name="T147"> para combinar factores (ordenados o no) con otros objetos, si todos los objetos son factores (ordenados o no), el </text:span><text:span text:style-name="T146">objeto devuelto</text:span><text:span text:style-name="T147"> será un factor cuyos niveles serán </text:span><text:span text:style-name="T146">el resultado de la unión de los conjuntos de niveles de los elementos en el orden en el que los niveles aparezcan en cada elemento, de manera equivalente a </text:span><text:span text:style-name="T148">como</text:span><text:span text:style-name="T146"> </text:span><text:span text:style-name="T331">unlist</text:span><text:span text:style-name="T146">() funciona en una lista cuyos objetos son factores. Esto significa que si todos los elementos tienen el mismo conjunto de niveles, este será el nivel del resultado.</text:span></text:p>
      <text:h text:style-name="P59" text:outline-level="2"><text:bookmark-start text:name="__RefHeading___Toc9587_3821750799"/>5. Valor devuelto<text:bookmark-end text:name="__RefHeading___Toc9587_3821750799"/></text:h>
      <text:p text:style-name="P29"><text:span text:style-name="T453">La función </text:span><text:span text:style-name="T4">f</text:span><text:span text:style-name="T5">actor</text:span><text:span text:style-name="T8">()</text:span><text:span text:style-name="T449"> </text:span><text:span text:style-name="T457">devolverá</text:span><text:span text:style-name="T449"> un objeto de clase </text:span><text:span text:style-name="T6">"</text:span><text:span text:style-name="T5">factor</text:span><text:span text:style-name="T6">"</text:span><text:span text:style-name="T449"> que </text:span><text:span text:style-name="T459">tendrá</text:span><text:span text:style-name="T449"> un conjunto de códigos enteros de </text:span><text:span text:style-name="T462">la</text:span><text:span text:style-name="T449"> extensión </text:span><text:span text:style-name="T462">de</text:span><text:span text:style-name="T449"> </text:span><text:span text:style-name="T537">x</text:span><text:span text:style-name="T540">=</text:span><text:span text:style-name="T449"> con un atributo de niveles </text:span><text:span text:style-name="T536">"</text:span><text:span text:style-name="T4">levels</text:span><text:span text:style-name="T536">"</text:span><text:span text:style-name="T449"> </text:span><text:span text:style-name="T452">en</text:span><text:span text:style-name="T449"> modo carácter </text:span><text:span text:style-name="T450">(</text:span><text:span text:style-name="T6">"</text:span><text:span text:style-name="T524">character</text:span><text:span text:style-name="T519">"</text:span><text:span text:style-name="T450">)</text:span><text:span text:style-name="T449"> y entradas únicas (</text:span><text:span text:style-name="T5">!</text:span><text:span text:style-name="T525">anyDuplicated</text:span><text:span text:style-name="T5">(.)</text:span><text:span text:style-name="T449">). Si el argumento </text:span><text:span text:style-name="T5">ordered</text:span><text:span text:style-name="T449"> </text:span><text:span text:style-name="T454">es verdadero (</text:span><text:span text:style-name="T539">TRUE</text:span><text:span text:style-name="T454">)</text:span><text:span text:style-name="T449"> o se usa </text:span><text:span text:style-name="T459">la función</text:span><text:span text:style-name="T449"> </text:span><text:span text:style-name="T5">ordered()</text:span><text:span text:style-name="T449">, el resultado t</text:span><text:span text:style-name="T454">endrá</text:span><text:span text:style-name="T449"> </text:span><text:span text:style-name="T461">la</text:span><text:span text:style-name="T449"> clase </text:span><text:span text:style-name="T5">c(</text:span><text:span text:style-name="T6">"</text:span><text:span text:style-name="T5">ordered</text:span><text:span text:style-name="T6">"</text:span><text:span text:style-name="T5">, </text:span><text:span text:style-name="T6">"</text:span><text:span text:style-name="T5">factor</text:span><text:span text:style-name="T6">"</text:span><text:span text:style-name="T5">)</text:span><text:span text:style-name="T449">. </text:span><text:span text:style-name="T454">Aunque pasó mucho tiempo sin </text:span><text:span text:style-name="T458">estar</text:span><text:span text:style-name="T454"> documenta</text:span><text:span text:style-name="T455">da</text:span><text:span text:style-name="T449">, </text:span><text:span text:style-name="T450">la </text:span><text:span text:style-name="T451">expresión</text:span><text:span text:style-name="T449"> </text:span><text:span text:style-name="T5">factor(x)</text:span><text:span text:style-name="T449"> </text:span><text:span text:style-name="T454">fija de nuevo</text:span><text:span text:style-name="T449"> </text:span><text:span text:style-name="T451">los niveles</text:span><text:span text:style-name="T449"> </text:span><text:span text:style-name="T6">"</text:span><text:span text:style-name="T5">levels</text:span><text:span text:style-name="T6">"</text:span><text:span text:style-name="T449"> y </text:span><text:span text:style-name="T451">la clase</text:span><text:span text:style-name="T449"> </text:span><text:span text:style-name="T6">"</text:span><text:span text:style-name="T5">class</text:span><text:span text:style-name="T6">"</text:span><text:span text:style-name="T453"> </text:span><text:span text:style-name="T455">del vector</text:span><text:span text:style-name="T453">, </text:span><text:span text:style-name="T454">y</text:span><text:span text:style-name="T449"> </text:span><text:span text:style-name="T451">hace </text:span><text:span text:style-name="T454">que</text:span><text:span text:style-name="T449"> </text:span><text:span text:style-name="T538">x</text:span><text:span text:style-name="T451"> </text:span><text:span text:style-name="T454">pierda todos </text:span><text:span text:style-name="T456">los</text:span><text:span text:style-name="T454"> atributos </text:span><text:span text:style-name="T456">disponibles </text:span><text:span text:style-name="T460">en</text:span><text:span text:style-name="T456"> </text:span><text:span text:style-name="T7">attributes(x)</text:span><text:span text:style-name="T456"> </text:span><text:span text:style-name="T449">salvo los nombres (</text:span><text:span text:style-name="T536">"</text:span><text:span text:style-name="T537">names</text:span><text:span text:style-name="T536">"</text:span><text:span text:style-name="T449">).</text:span></text:p>
      <text:p text:style-name="P26"><text:span text:style-name="T30">Aplicar </text:span><text:span text:style-name="T85">la función</text:span><text:span text:style-name="T30"> </text:span><text:span text:style-name="T278">factor</text:span><text:span text:style-name="T285">()</text:span><text:span text:style-name="T30"> a un factor ordenado o </text:span><text:span text:style-name="T39">a uno</text:span><text:span text:style-name="T30"> sin ordenar dev</text:span><text:span text:style-name="T91">olverá</text:span><text:span text:style-name="T30"> un factor del mismo tipo </text:span><text:span text:style-name="T119">que tendrá solamente</text:span><text:span text:style-name="T30"> los niveles </text:span><text:span text:style-name="T149">utilizados</text:span><text:span text:style-name="T71">. </text:span><text:span text:style-name="T119">Para mayor información</text:span><text:span text:style-name="T30"> </text:span><text:span text:style-name="T39">véase</text:span><text:span text:style-name="T30"> también </text:span><text:span text:style-name="T91">la página de ayuda de </text:span><text:span text:style-name="T119">la función de indización de factores,</text:span><text:span text:style-name="T30"> </text:span><text:span text:style-name="T373">[.factor</text:span><text:span text:style-name="T30">, para una forma más transparente de </text:span><text:span text:style-name="T72">conseguir</text:span><text:span text:style-name="T30"> esto.</text:span></text:p>
      <text:p text:style-name="P30"><text:span text:style-name="T196">La función </text:span><text:span text:style-name="T278">is.factor</text:span><text:span text:style-name="T281">()</text:span><text:span text:style-name="T30"> dev</text:span><text:span text:style-name="T91">olverá </text:span><text:span text:style-name="T120">un valor lógico verdadero (</text:span><text:span text:style-name="T322">TRUE</text:span><text:span text:style-name="T120">) </text:span><text:span text:style-name="T30">o </text:span><text:span text:style-name="T120">uno falso</text:span><text:span text:style-name="T30"> </text:span><text:span text:style-name="T120">(</text:span><text:span text:style-name="T322">FALSE</text:span><text:span text:style-name="T120">) </text:span><text:span text:style-name="T30">dependiendo de si su argumento es de tipo factor o no. Análogamente, </text:span><text:span text:style-name="T120">la función</text:span><text:span text:style-name="T30"> </text:span><text:span text:style-name="T278">is.ordered</text:span><text:span text:style-name="T285">()</text:span><text:span text:style-name="T30"> dev</text:span><text:span text:style-name="T91">olverá </text:span><text:span text:style-name="T120">un valor lógico verdadero (</text:span><text:span text:style-name="T278">TRUE</text:span><text:span text:style-name="T120">) </text:span><text:span text:style-name="T30">cuando su argumento </text:span><text:span text:style-name="T91">sea</text:span><text:span text:style-name="T30"> un factor ordenado y </text:span><text:span text:style-name="T120">uno</text:span><text:span text:style-name="T30"> falso </text:span><text:span text:style-name="T120">(</text:span><text:span text:style-name="T322">FALSE</text:span><text:span text:style-name="T120">)</text:span><text:span text:style-name="T30"> cuando no.</text:span></text:p>
      <text:p text:style-name="P26"><text:span text:style-name="T196">La función </text:span><text:span text:style-name="T278">as.factor</text:span><text:span text:style-name="T281">()</text:span><text:span text:style-name="T30"> </text:span><text:span text:style-name="T91">coaccionará</text:span><text:span text:style-name="T30"> su argumento y </text:span><text:span text:style-name="T72">lo </text:span><text:span text:style-name="T40">conv</text:span><text:span text:style-name="T91">ertirá</text:span><text:span text:style-name="T40"> en</text:span><text:span text:style-name="T30"> un factor. Es una forma abreviada (a veces más rápida) de </text:span><text:span text:style-name="T40">la función</text:span><text:span text:style-name="T30"> </text:span><text:span text:style-name="T278">factor</text:span><text:span text:style-name="T286">()</text:span><text:span text:style-name="T30">.</text:span></text:p>
      <text:p text:style-name="P26"><text:soft-page-break/><text:span text:style-name="T197">La función </text:span><text:span text:style-name="T278">as.ordered(x)</text:span><text:span text:style-name="T30"> dev</text:span><text:span text:style-name="T92">olverá a</text:span><text:span text:style-name="T120">l objeto</text:span><text:span text:style-name="T30"> </text:span><text:span text:style-name="T278">x</text:span><text:span text:style-name="T30"> si </text:span><text:span text:style-name="T92">se trata de un factor</text:span><text:span text:style-name="T30"> ordenado, y </text:span><text:span text:style-name="T92">aplicará la función</text:span><text:span text:style-name="T30"> </text:span><text:span text:style-name="T278">ordered(x)</text:span><text:span text:style-name="T30"> de lo contrario.</text:span></text:p>
      <text:p text:style-name="P26"><text:span text:style-name="T198">La función </text:span><text:span text:style-name="T278">addNA</text:span><text:span text:style-name="T281">()</text:span><text:span text:style-name="T30"> modifica</text:span><text:span text:style-name="T93">rá a</text:span><text:span text:style-name="T30"> un </text:span><text:span text:style-name="T40">factor al</text:span><text:span text:style-name="T30"> tran</text:span><text:span text:style-name="T40">s</text:span><text:span text:style-name="T30">formar </text:span><text:span text:style-name="T40">a los valores </text:span><text:span text:style-name="T93">no disponibles</text:span><text:span text:style-name="T30"> </text:span><text:span text:style-name="T278">NA</text:span><text:span text:style-name="T30"> en un nivel </text:span><text:span text:style-name="T93">explícito</text:span><text:span text:style-name="T30"> (de manera que los valores </text:span><text:span text:style-name="T40">perdidos</text:span><text:span text:style-name="T30"> </text:span><text:span text:style-name="T322">NA</text:span><text:span text:style-name="T30"> </text:span><text:span text:style-name="T120">puedan</text:span><text:span text:style-name="T93"> ser</text:span><text:span text:style-name="T30"> contados </text:span><text:span text:style-name="T149">directamente </text:span><text:span text:style-name="T30">en las tablas, por ejemplo).</text:span></text:p>
      <text:p text:style-name="P30"><text:span text:style-name="T205">La función oculta </text:span><text:span text:style-name="T270">.</text:span><text:span text:style-name="T278">valid.factor(objeto)</text:span><text:span text:style-name="T175"> </text:span><text:span text:style-name="T30">verifica </text:span><text:span text:style-name="T367">la validez</text:span><text:span text:style-name="T30"> de un factor, actualmente solo </text:span><text:span text:style-name="T40">de tipo</text:span><text:span text:style-name="T30"> </text:span><text:span text:style-name="T278">levels(objeto)</text:span><text:span text:style-name="T30">, y </text:span><text:span text:style-name="T93">devolverá</text:span><text:span text:style-name="T30"> verdadero </text:span><text:span text:style-name="T120">(</text:span><text:span text:style-name="T278">TRUE</text:span><text:span text:style-name="T120">) </text:span><text:span text:style-name="T30">si es válido </text:span><text:span text:style-name="T40">o, </text:span><text:span text:style-name="T74">de lo contrario,</text:span><text:span text:style-name="T30"> </text:span><text:span text:style-name="T120">devolverá </text:span><text:span text:style-name="T30">una cadena </text:span><text:span text:style-name="T120">que describirá</text:span><text:span text:style-name="T30"> el problema de validez. Esta función es utilizada por </text:span><text:span text:style-name="T120">la función</text:span><text:span text:style-name="T30"> </text:span><text:span text:style-name="T347">validObject</text:span><text:span text:style-name="T278">()</text:span><text:span text:style-name="T30">.</text:span></text:p>
      <text:h text:style-name="P63" text:outline-level="2"><text:bookmark-start text:name="__RefHeading___Toc9589_382175079911"/>6. <text:span text:style-name="T575">Codificación de valores no disponibles NA</text:span><text:bookmark-end text:name="__RefHeading___Toc9589_382175079911"/></text:h>
      <text:p text:style-name="P38"><text:span text:style-name="T138">Los</text:span><text:span text:style-name="T137"> valores no disponibles </text:span><text:span text:style-name="T379">NA</text:span><text:span text:style-name="T137"> </text:span><text:span text:style-name="T138">podrán estar </text:span><text:span text:style-name="T137">codificados en </text:span><text:span text:style-name="T140">un nivel</text:span><text:span text:style-name="T137"> o </text:span><text:span text:style-name="T140">permanecer </text:span><text:span text:style-name="T137">sin codificar. En el </text:span><text:span text:style-name="T139">primer caso</text:span><text:span text:style-name="T137">, los valores perdidos representarán un nivel </text:span><text:span text:style-name="T143">y</text:span><text:span text:style-name="T399"> tendrán asociad</text:span><text:span text:style-name="T400">o</text:span><text:span text:style-name="T399">s un código entero </text:span><text:span text:style-name="T139">llamado también </text:span><text:span text:style-name="T170">código de nivel faltante</text:span><text:span text:style-name="T137">. En el segundo,</text:span><text:span text:style-name="T138"> </text:span><text:span text:style-name="T137">los valores no disponibles </text:span><text:span text:style-name="T379">NA</text:span><text:span text:style-name="T358"> </text:span><text:span text:style-name="T207">re</text:span><text:span text:style-name="T137">presentarán valores cuyo código se desconoce y, por lo tanto, no </text:span><text:span text:style-name="T138">tendrán ningún nivel asignado</text:span><text:span text:style-name="T137">. </text:span><text:span text:style-name="T138">Lo usual es que l</text:span><text:span text:style-name="T134">os valores no disponibles </text:span><text:span text:style-name="T378">NA</text:span><text:span text:style-name="T134"> no </text:span><text:span text:style-name="T138">se</text:span><text:span text:style-name="T143">an</text:span><text:span text:style-name="T134"> consider</text:span><text:span text:style-name="T143">ados</text:span><text:span text:style-name="T134"> como un nivel. </text:span><text:span text:style-name="T151">Se han detectado</text:span><text:span text:style-name="T30"> algunas anomalías asociadas </text:span><text:span text:style-name="T151">a</text:span><text:span text:style-name="T30"> los factores </text:span><text:span text:style-name="T155">cuando</text:span><text:span text:style-name="T151"> los valores</text:span><text:span text:style-name="T77"> no disponible</text:span><text:span text:style-name="T151">s</text:span><text:span text:style-name="T76"> </text:span><text:span text:style-name="T381">NA</text:span><text:span text:style-name="T30"> </text:span><text:span text:style-name="T155">son</text:span><text:span text:style-name="T151"> codificados </text:span><text:span text:style-name="T30">como </text:span><text:span text:style-name="T151">un</text:span><text:span text:style-name="T30"> nivel. Se sugiere usar </text:span><text:span text:style-name="T151">esta posibilidad</text:span><text:span text:style-name="T30"> </text:span><text:span text:style-name="T42">de manera </text:span><text:span text:style-name="T155">limitada</text:span><text:span text:style-name="T30">, por ejemplo, </text:span><text:span text:style-name="T42">solamente </text:span><text:span text:style-name="T155">con el propósito</text:span><text:span text:style-name="T30"> de </text:span><text:span text:style-name="T155">facilitar la </text:span><text:span text:style-name="T30">tabulación </text:span><text:span text:style-name="T155">de valores</text:span><text:span text:style-name="T30">.</text:span></text:p>
      <text:p text:style-name="P37"><text:span text:style-name="T149">La función de la forma </text:span><text:span text:style-name="T275">factor(x, exclude = NULL</text:span><text:span text:style-name="T209">) </text:span><text:span text:style-name="T406">aplicada a un factor con valores no disponibles</text:span><text:span text:style-name="T360"> </text:span><text:span text:style-name="T383">NA</text:span><text:span text:style-name="T360"> </text:span><text:span text:style-name="T406">dará como resultado </text:span><text:span text:style-name="T407">un factor con </text:span><text:span text:style-name="T410">valores no disponibles NA codificados como </text:span><text:span text:style-name="T408">un</text:span><text:span text:style-name="T407"> nivel faltante, es decir, </text:span><text:span text:style-name="T410">habrá un </text:span><text:span text:style-name="T144">nivel adicional </text:span><text:span text:style-name="T153">que </text:span><text:span text:style-name="T37">se</text:span><text:span text:style-name="T30"> despl</text:span><text:span text:style-name="T37">egará</text:span><text:span text:style-name="T30"> como </text:span><text:span text:style-name="T134">el nivel</text:span><text:span text:style-name="T30"> </text:span><text:span text:style-name="T322">&lt;NA&gt;</text:span><text:span text:style-name="T175"> </text:span><text:span text:style-name="T206">y tendrá asociado un código entero.</text:span><text:span text:style-name="T30"> </text:span><text:span text:style-name="T145">P</text:span><text:span text:style-name="T30">or omisión, </text:span><text:span text:style-name="T136">é</text:span><text:span text:style-name="T30">ste </text:span><text:span text:style-name="T37">será</text:span><text:span text:style-name="T30"> el </text:span><text:span text:style-name="T135">nivel con el código entero más alto</text:span><text:span text:style-name="T30">.</text:span><text:span text:style-name="T407"> Si el usuario desea elegir la posición específica </text:span><text:span text:style-name="T408">d</text:span><text:span text:style-name="T407">el nivel no disponible </text:span><text:span text:style-name="T385">NA</text:span><text:span text:style-name="T407">, deberá aportar un vector en el argumento </text:span><text:span text:style-name="T427">levels=</text:span><text:span text:style-name="T407"> que incluya, </text:span><text:span text:style-name="T408">además de</text:span><text:span text:style-name="T407"> todos los niveles, </text:span><text:span text:style-name="T408">al</text:span><text:span text:style-name="T407"> valor no disponible </text:span><text:span text:style-name="T384">NA</text:span><text:span text:style-name="T407"> en </text:span><text:span text:style-name="T408">la posición deseada</text:span><text:span text:style-name="T407">. </text:span><text:span text:style-name="T150">Otra forma de</text:span><text:span text:style-name="T138"> asociar</text:span><text:span text:style-name="T135"> </text:span><text:span text:style-name="T138">a los</text:span><text:span text:style-name="T30"> </text:span><text:span text:style-name="T37">valores </text:span><text:span text:style-name="T422">no disponibles</text:span><text:span text:style-name="T370"> </text:span><text:span text:style-name="T353">NA</text:span><text:span text:style-name="T359"> </text:span><text:span text:style-name="T403">con un nivel podrá realizarse con</text:span><text:span text:style-name="T69"> función </text:span><text:span text:style-name="T279">addNA</text:span><text:span text:style-name="T288">()</text:span><text:span text:style-name="T208">, </text:span><text:span text:style-name="T210">la cual </text:span><text:span text:style-name="T223">codificará igualmente los valores no disponibles del factor en un nivel </text:span><text:span text:style-name="T224">que tendrá el código más alto.</text:span></text:p>
      <text:p text:style-name="P37"><text:span text:style-name="T35">La función </text:span><text:span text:style-name="T61">de la forma</text:span><text:span text:style-name="T35"> </text:span><text:span text:style-name="T275">factor(x, exclude = NULL)</text:span><text:span text:style-name="T35"> aplicada a un factor sin </text:span><text:span text:style-name="T423">valores </text:span><text:span text:style-name="T424">no disponibles</text:span><text:span text:style-name="T369"> </text:span><text:span text:style-name="T352">NA</text:span><text:span text:style-name="T35"> </text:span><text:span text:style-name="T46">se define como</text:span><text:span text:style-name="T35"> una no-operación a menos que existan niveles </text:span><text:span text:style-name="T117">sin utilizar</text:span><text:span text:style-name="T62">.</text:span><text:span text:style-name="T35"> </text:span><text:span text:style-name="T104">E</text:span><text:span text:style-name="T35">n es</text:span><text:span text:style-name="T133">t</text:span><text:span text:style-name="T35">e caso, un factor con </text:span><text:span text:style-name="T63">el</text:span><text:span text:style-name="T30"> </text:span><text:span text:style-name="T34">número</text:span><text:span text:style-name="T30"> de niveles </text:span><text:span text:style-name="T63">reducido</text:span><text:span text:style-name="T30"> </text:span><text:span text:style-name="T64">será</text:span><text:span text:style-name="T30"> devuelto. </text:span><text:span text:style-name="T36">D</text:span><text:span text:style-name="T30">esde la versión</text:span><text:span text:style-name="T342"> </text:span><text:span text:style-name="T430">3.4.0</text:span><text:span text:style-name="T343"> </text:span><text:span text:style-name="T344">de </text:span><text:span text:style-name="T389">R</text:span><text:span text:style-name="T30">, la exclusión de niveles </text:span><text:span text:style-name="T65">no existentes </text:span><text:span text:style-name="T30">es equivalente a </text:span><text:span text:style-name="T46">no </text:span><text:span text:style-name="T30">excluir nada y, cuando </text:span><text:span text:style-name="T66">el argumento</text:span><text:span text:style-name="T30"> </text:span><text:span text:style-name="T278">exclude</text:span><text:span text:style-name="T290">=</text:span><text:span text:style-name="T354"> </text:span><text:span text:style-name="T392">s</text:span><text:span text:style-name="T393">í</text:span><text:span text:style-name="T392"> excluy</text:span><text:span text:style-name="T395">a a</text:span><text:span text:style-name="T392"> niveles </text:span><text:span text:style-name="T393">por medio de un vector de tipo carácter</text:span><text:span text:style-name="T30">, est</text:span><text:span text:style-name="T66">e</text:span><text:span text:style-name="T30"> se aplica</text:span><text:span text:style-name="T105">rá</text:span><text:span text:style-name="T30"> a los</text:span><text:span text:style-name="T132"> </text:span><text:span text:style-name="T30">niveles</text:span><text:span text:style-name="T133"> </text:span><text:span text:style-name="T150">realmente </text:span><text:span text:style-name="T133">existentes en</text:span><text:span text:style-name="T30"> </text:span><text:span text:style-name="T278">x</text:span><text:span text:style-name="T290">=</text:span><text:span text:style-name="T30">. Alternativamente, </text:span><text:span text:style-name="T67">el argumento </text:span><text:span text:style-name="T278">exclude</text:span><text:span text:style-name="T290">=</text:span><text:span text:style-name="T30"> p</text:span><text:span text:style-name="T68">odría</text:span><text:span text:style-name="T30"> ser </text:span><text:span text:style-name="T67">igual a</text:span><text:span text:style-name="T30"> un </text:span><text:span text:style-name="T67">vector de tipo</text:span><text:span text:style-name="T30"> factor con el mismo conjunto de niveles que </text:span><text:span text:style-name="T67">el valor del argumento</text:span><text:span text:style-name="T30"> </text:span><text:span text:style-name="T278">x</text:span><text:span text:style-name="T290">=</text:span><text:span text:style-name="T175">, </text:span><text:span text:style-name="T190">lo que</text:span><text:span text:style-name="T30"> excluirá los niveles presentes en </text:span><text:span text:style-name="T278">exclude</text:span><text:span text:style-name="T290">=</text:span><text:span text:style-name="T30">. </text:span></text:p>
      <text:p text:style-name="P40"><text:span text:style-name="T139">Si los valores no disponibles </text:span><text:span text:style-name="T379">NA</text:span><text:span text:style-name="T398"> </text:span><text:span text:style-name="T404">están</text:span><text:span text:style-name="T399"> considerados </text:span><text:span text:style-name="T404">como</text:span><text:span text:style-name="T399"> un nivel </text:span><text:span text:style-name="T404">dentro del factor</text:span><text:span text:style-name="T399">, la manera de establecer un valor no disponible </text:span><text:span text:style-name="T379">NA</text:span><text:span text:style-name="T399"> </text:span><text:span text:style-name="T400">que no tenga ningún nivel asociado será por medio de la función </text:span><text:soft-page-break/><text:span text:style-name="T380">is.na</text:span><text:span text:style-name="T425">()</text:span><text:span text:style-name="T400">, de la forma </text:span><text:span text:style-name="T380">is.na</text:span><text:span text:style-name="T425">(f)[i] &lt;- TRUE</text:span><text:span text:style-name="T400"> en donde f será el factor e i corresponderá al índice del elemento al que se le desea asignar un valor no disponible </text:span><text:span text:style-name="T379">NA</text:span><text:span text:style-name="T400">. Nótese que los corchetes de indización (</text:span><text:span text:style-name="T425">[]</text:span><text:span text:style-name="T400">) están colocados por fuera de la función, ya que </text:span><text:span text:style-name="T426">is.na()</text:span><text:span text:style-name="T400"> no </text:span><text:span text:style-name="T401">aceptará la indización dentro de la llamada al objeto</text:span><text:span text:style-name="T400">. </text:span><text:span text:style-name="T404">Para evitar ser confundidos con una cadena de caracteres (</text:span><text:span text:style-name="T409">"</text:span><text:span text:style-name="T398">NA</text:span><text:span text:style-name="T409">"</text:span><text:span text:style-name="T404">), </text:span><text:span text:style-name="T400">los valores no disponibles </text:span><text:span text:style-name="T379">NA</text:span><text:span text:style-name="T400">,</text:span><text:span text:style-name="T404"> codificados o no, </text:span><text:span text:style-name="T400">serán desplegados en pantalla </text:span><text:span text:style-name="T405">entre los símbolos de menor que y mayor que, como:</text:span><text:span text:style-name="T400"> </text:span><text:span text:style-name="T425">&lt;NA&gt;</text:span><text:span text:style-name="T400">. </text:span><text:span text:style-name="T402">La usuaria deberá tomar precauciones para asegurarse de no confundir </text:span><text:span text:style-name="T405">los </text:span><text:span text:style-name="T404">valores no disponibles </text:span><text:span text:style-name="T379">NA</text:span><text:span text:style-name="T404"> codificados y sin codificar </text:span><text:span text:style-name="T405">que pudieran estar presentes en un mismo factor</text:span><text:span text:style-name="T402">.</text:span></text:p>
      <text:h text:style-name="P61" text:outline-level="2"><text:bookmark-start text:name="__RefHeading___Toc9589_3821750799"/><text:span text:style-name="T578">7</text:span><text:span text:style-name="T577">. Advertencias sobre coacción </text:span><text:span text:style-name="T578">y</text:span><text:span text:style-name="T577"> comparación </text:span><text:span text:style-name="T578">de factores</text:span><text:bookmark-end text:name="__RefHeading___Toc9589_3821750799"/></text:h>
      <text:p text:style-name="P26"><text:span text:style-name="T30">La interpretación de un factor depende</text:span><text:span text:style-name="T83">rá</text:span><text:span text:style-name="T30"> tanto de </text:span><text:span text:style-name="T75">los códigos </text:span><text:span text:style-name="T84">numéricos</text:span><text:span text:style-name="T30"> como del atributo </text:span><text:span text:style-name="T84">de niveles</text:span><text:span text:style-name="T30"> </text:span><text:span text:style-name="T278">"levels"</text:span><text:span text:style-name="T30">. </text:span><text:span text:style-name="T76">Tome</text:span><text:span text:style-name="T30"> </text:span><text:span text:style-name="T41">la precaución</text:span><text:span text:style-name="T30"> de comparar solamente factores </text:span><text:span text:style-name="T76">que tengan</text:span><text:span text:style-name="T30"> el mismo conjunto de niveles</text:span><text:span text:style-name="T76"> </text:span><text:span text:style-name="T30">en el mismo orden. En particular, </text:span><text:span text:style-name="T156">la función</text:span><text:span text:style-name="T30"> </text:span><text:span text:style-name="T353">as.numeric</text:span><text:span text:style-name="T282">()</text:span><text:span text:style-name="T30"> aplicad</text:span><text:span text:style-name="T156">a</text:span><text:span text:style-name="T30"> a un factor no </text:span><text:span text:style-name="T83">tendrá</text:span><text:span text:style-name="T30"> ningún sentido </text:span><text:span text:style-name="T156">pero</text:span><text:span text:style-name="T30"> p</text:span><text:span text:style-name="T75">odría</text:span><text:span text:style-name="T30"> </text:span><text:span text:style-name="T41">ejecutarse</text:span><text:span text:style-name="T30"> </text:span><text:span text:style-name="T75">sin </text:span><text:span text:style-name="T76">que el usuario lo advirt</text:span><text:span text:style-name="T156">iera</text:span><text:span text:style-name="T75"> </text:span><text:span text:style-name="T30">por </text:span><text:span text:style-name="T86">coacción</text:span><text:span text:style-name="T30"> implícit</text:span><text:span text:style-name="T86">a</text:span><text:span text:style-name="T30">. Para transformar un factor </text:span><text:span text:style-name="T278">f</text:span><text:span text:style-name="T30"> a sus valores numéricos aproximadamente originales, se recomienda usar </text:span><text:span text:style-name="T86">la expresión</text:span><text:span text:style-name="T30"> </text:span><text:span text:style-name="T353">as.numeric</text:span><text:span text:style-name="T278">(levels(f))[f]</text:span><text:span text:style-name="T175">, </text:span><text:span text:style-name="T176">que</text:span><text:span text:style-name="T30"> es un poco más </text:span><text:span text:style-name="T86">segura</text:span><text:span text:style-name="T30"> que </text:span><text:span text:style-name="T353">as.numeric</text:span><text:span text:style-name="T278">(</text:span><text:span text:style-name="T353">as.character</text:span><text:span text:style-name="T278">(f))</text:span><text:span text:style-name="T175">.</text:span></text:p>
      <text:p text:style-name="P70"><text:span text:style-name="T218">Advierta que, </text:span><text:span text:style-name="T219">internamente,</text:span><text:span text:style-name="T218"> los factores </text:span><text:span text:style-name="T247">no</text:span><text:span text:style-name="T218"> son vectores </text:span><text:span text:style-name="T219">sino listas </text:span><text:span text:style-name="T220">que se comportan como vectores</text:span><text:span text:style-name="T219">. Por lo tanto, en caso de comprobar su tipo,</text:span><text:span text:style-name="T218"> </text:span><text:span text:style-name="T293">is.vector</text:span><text:span text:style-name="T294">()</text:span><text:span text:style-name="T218"> devolverá el valor lógico falso </text:span><text:span text:style-name="T219">(</text:span><text:span text:style-name="T294">FALSE</text:span><text:span text:style-name="T219">)</text:span><text:span text:style-name="T218"> y <text:s/></text:span><text:span text:style-name="T293">as.vector</text:span><text:span text:style-name="T294">()</text:span><text:span text:style-name="T218"> convertirá </text:span><text:span text:style-name="T220">a los factores</text:span><text:span text:style-name="T219"> </text:span><text:span text:style-name="T218">en vector</text:span><text:span text:style-name="T220">es</text:span><text:span text:style-name="T218"> de tipo carácter </text:span><text:span text:style-name="T220">como comportamiento predeterminado (</text:span><text:span text:style-name="Source_20_Text"><text:span text:style-name="T295">mode = "any"</text:span></text:span><text:span text:style-name="T220">) a menos que se elija la opción </text:span><text:span text:style-name="Source_20_Text"><text:span text:style-name="T295">"numeric"</text:span></text:span><text:span text:style-name="T220"> para el argumento </text:span><text:span text:style-name="T295">mode</text:span><text:span text:style-name="T220">.</text:span></text:p>
      <text:p text:style-name="P70"><text:span text:style-name="T220"/></text:p>
      <text:p text:style-name="P35"><text:span text:style-name="T151">De manera predeterminada, l</text:span><text:span text:style-name="T30">os niveles de un factor </text:span><text:span text:style-name="T151">serán</text:span><text:span text:style-name="T30"> </text:span><text:span text:style-name="T151">colocados de manera alfabética</text:span><text:span text:style-name="T30">, pero la dirección </text:span><text:span text:style-name="T151">específica (ascendente o descendente)</text:span><text:span text:style-name="T30"> </text:span><text:span text:style-name="T73">podrí</text:span><text:span text:style-name="T84">a</text:span><text:span text:style-name="T73"> </text:span><text:span text:style-name="T30">depender</text:span><text:span text:style-name="T73"> </text:span><text:span text:style-name="T30">de la configuración regional al momento de su </text:span><text:span text:style-name="T73">creac</text:span><text:span text:style-name="T83">ió</text:span><text:span text:style-name="T73">n</text:span><text:span text:style-name="T30"> y no </text:span><text:span text:style-name="T42">se </text:span><text:span text:style-name="T84">debería</text:span><text:span text:style-name="T42"> asumir que </text:span><text:span text:style-name="T76">se trata de</text:span><text:span text:style-name="T73">l </text:span><text:span text:style-name="T84">mismo </text:span><text:span text:style-name="T73">orden </text:span><text:span text:style-name="T84">que</text:span><text:span text:style-name="T73"> la codificación de </text:span><text:span text:style-name="T156">los </text:span><text:span text:style-name="T73">caracteres</text:span><text:span text:style-name="T30"> ASCII.</text:span></text:p>
      <text:h text:style-name="P59" text:outline-level="2"><text:bookmark-start text:name="__RefHeading___Toc4207_1041920148"/><text:span text:style-name="T576">8</text:span>. Operadores de comparación y métodos genéricos de grupo<text:bookmark-end text:name="__RefHeading___Toc4207_1041920148"/></text:h>
      <text:p text:style-name="P27"><text:span text:style-name="T44">Hay métodos para </text:span><text:span text:style-name="T78">la clase</text:span><text:span text:style-name="T44"> </text:span><text:span text:style-name="T273">"factor"</text:span><text:span text:style-name="T44"> y para </text:span><text:span text:style-name="T78">la clase</text:span><text:span text:style-name="T44"> </text:span><text:span text:style-name="T273">"ordered"</text:span><text:span text:style-name="T44"> dentro de </text:span><text:span text:style-name="T31">la </text:span><text:span text:style-name="T365">operaciones del</text:span><text:span text:style-name="T366"> </text:span><text:span text:style-name="T365">grupo de funciones genéricas de S3</text:span><text:span text:style-name="T31">, las cuales aportan métodos para los operadores de </text:span><text:span text:style-name="T355">c</text:span><text:span text:style-name="T356">omparación</text:span><text:span text:style-name="T31"> y para las funciones </text:span><text:span text:style-name="T349">min</text:span><text:span text:style-name="T415">()</text:span><text:span text:style-name="T31">, </text:span><text:span text:style-name="T349">max</text:span><text:span text:style-name="T415">()</text:span><text:span text:style-name="T31"> y </text:span><text:span text:style-name="T349">range</text:span><text:span text:style-name="T415">()</text:span><text:span text:style-name="T31"> </text:span><text:span text:style-name="T43">de</text:span><text:span text:style-name="T87">l grupo de funciones genéricas</text:span><text:span text:style-name="T31"> </text:span><text:span text:style-name="T349">Summary</text:span><text:span text:style-name="T31"> </text:span><text:span text:style-name="T43">en </text:span><text:span text:style-name="T78">la clase</text:span><text:span text:style-name="T31"> </text:span><text:span text:style-name="T273">"</text:span><text:span text:style-name="T349">ordered</text:span><text:span text:style-name="T273">"</text:span><text:span text:style-name="T31">. El resto </text:span><text:span text:style-name="T156">de </text:span><text:span text:style-name="T43">funcione</text:span><text:span text:style-name="T31"> del grupo </text:span><text:span text:style-name="T371">Mat</text:span><text:span text:style-name="T372">h</text:span><text:span text:style-name="T31"> gener</text:span><text:span text:style-name="T87">ará</text:span><text:span text:style-name="T31"> un error debido a que no son significativas para </text:span><text:span text:style-name="T79">los</text:span><text:span text:style-name="T31"> factores.</text:span></text:p>
      <text:p text:style-name="P28"><text:span text:style-name="T31">Sólo </text:span><text:span text:style-name="T87">los operadores relacionales igual a (</text:span><text:span text:style-name="T31"> </text:span><text:span text:style-name="T280">==</text:span><text:span text:style-name="T194"> </text:span><text:span text:style-name="T195">)</text:span><text:span text:style-name="T31"> y </text:span><text:span text:style-name="T87">diferente de (</text:span><text:span text:style-name="T31"> </text:span><text:span text:style-name="T280">!=</text:span><text:span text:style-name="T31"> </text:span><text:span text:style-name="T87">) podrán</text:span><text:span text:style-name="T31"> ser usad</text:span><text:span text:style-name="T87">os</text:span><text:span text:style-name="T31"> para </text:span><text:span text:style-name="T89">comparar</text:span><text:span text:style-name="T31"> factores </text:span><text:span text:style-name="T89">sin ordenar</text:span><text:span text:style-name="T31">. </text:span><text:span text:style-name="T87">Esto implica que</text:span><text:span text:style-name="T31"> un factor </text:span><text:span text:style-name="T89">sin ordenar </text:span><text:span text:style-name="T87">sólo</text:span><text:span text:style-name="T31"> </text:span><text:span text:style-name="T87">podrá</text:span><text:span text:style-name="T31"> ser comparado </text:span><text:span text:style-name="T88">con</text:span><text:span text:style-name="T31"> otro factor </text:span><text:span text:style-name="T89">sin ordenar</text:span><text:span text:style-name="T31"> con un </text:span><text:span text:style-name="T80">conjunto</text:span><text:span text:style-name="T31"> de niveles idéntico (</text:span><text:span text:style-name="T89">aunque </text:span><text:span text:style-name="T31">no necesariamente en el mismo orden) o </text:span><text:span text:style-name="T88">con</text:span><text:span text:style-name="T31"> un vector de caracteres. Los factores ordenados </text:span><text:span text:style-name="T89">podrán compararse entre sí con los mismos operadores</text:span><text:span text:style-name="T31">, pero el mecanismo de </text:span><text:span text:style-name="T78">distribución, </text:span><text:span text:style-name="T31">en general, descarta</text:span><text:span text:style-name="T89">rá</text:span><text:span text:style-name="T31"> la </text:span><text:span text:style-name="T80">posibilidad</text:span><text:span text:style-name="T31"> de comparar factores ordenados con factores sin ordenar.</text:span></text:p>
      <text:p text:style-name="P28"><text:soft-page-break/><text:span text:style-name="T90">En particular, t</text:span><text:span text:style-name="T31">odos los operadores de </text:span><text:span text:style-name="T90">relacionales</text:span><text:span text:style-name="T31"> </text:span><text:span text:style-name="T90">(&gt;, &lt;, &lt;=, &gt;=, ==, !=)</text:span><text:span text:style-name="T31"> est</text:span><text:span text:style-name="T89">ará</text:span><text:span text:style-name="T31">n disponibles para </text:span><text:span text:style-name="T100">realizar comparaciones entre</text:span><text:span text:style-name="T31"> factores ordenados. El cotejo </text:span><text:span text:style-name="T90">entre esta clase de objetos</text:span><text:span text:style-name="T31"> se realiza</text:span><text:span text:style-name="T90">rá</text:span><text:span text:style-name="T31"> a través de los niv</text:span><text:span text:style-name="T81">el</text:span><text:span text:style-name="T31">es de los opera</text:span><text:span text:style-name="T81">ndos </text:span><text:span text:style-name="T157">y</text:span><text:span text:style-name="T81">, </text:span><text:span text:style-name="T90">por lo tanto,</text:span><text:span text:style-name="T31"> si ambos opera</text:span><text:span text:style-name="T80">ndos</text:span><text:span text:style-name="T31"> son factores ordenados </text:span><text:span text:style-name="T90">entonces ambos </text:span><text:span text:style-name="T31">deberán tener el mismo </text:span><text:span text:style-name="T80">conjunto</text:span><text:span text:style-name="T31"> de niveles.</text:span></text:p>
      <text:h text:style-name="P59" text:outline-level="2"><text:bookmark-start text:name="__RefHeading___Toc9593_3821750799"/><text:span text:style-name="T576">9</text:span>. Almacenamiento de factores<text:bookmark-end text:name="__RefHeading___Toc9593_3821750799"/></text:h>
      <text:p text:style-name="P25"><text:span text:style-name="T509">En versiones anteriores de</text:span><text:span text:style-name="T518"> </text:span><text:span text:style-name="T21">R</text:span><text:span text:style-name="T509">, almacenar datos de tipo carácter como factor era más eficiente en términos de espacio </text:span><text:span text:style-name="T508">en la memoria </text:span><text:span text:style-name="T509">si había una pequeña proporción de valores repetidos. Sin embargo, </text:span><text:span text:style-name="T514">en las versiones más recientes</text:span><text:span text:style-name="T509"> </text:span><text:span text:style-name="T508">las </text:span><text:span text:style-name="T509">cadenas de texto idénticas comparten </text:span><text:span text:style-name="T508">ahora</text:span><text:span text:style-name="T509"> </text:span><text:span text:style-name="T508">el </text:span><text:span text:style-name="T509">almacenamiento, así que la diferencia es pequeña </text:span><text:span text:style-name="T510">para</text:span><text:span text:style-name="T509"> la mayoría de los casos. Los valores enteros son almacenados en 4 </text:span><text:span text:style-name="T511">octetos</text:span><text:span text:style-name="T509"> </text:span><text:span text:style-name="T511">(</text:span><text:span text:style-name="T516">bytes</text:span><text:span text:style-name="T515">)</text:span><text:span text:style-name="T509"> mientras que cada referencia a un carácter necesita un </text:span><text:span text:style-name="T507">puntero de 4 u 8 </text:span><text:span text:style-name="T512">octetos</text:span><text:span text:style-name="T507">.</text:span></text:p>
      <text:h text:style-name="P60" text:outline-level="2"><text:bookmark-start text:name="__RefHeading___Toc9589_38217507991"/><text:span text:style-name="T576">10</text:span>. Aplicació<text:span text:style-name="T576">n estadística</text:span><text:bookmark-end text:name="__RefHeading___Toc9589_38217507991"/></text:h>
      <text:p text:style-name="P47"><text:span text:style-name="T553">La aplicación específica de los factores ocurr</text:span><text:span text:style-name="T554">irá</text:span><text:span text:style-name="T553"> en las fórmulas de modelación </text:span><text:span text:style-name="T568">estadística </text:span><text:span text:style-name="T555">(</text:span><text:span text:style-name="T553">véase por ejemplo el tema sobre </text:span><text:span text:style-name="T531">Contrastes</text:span><text:span text:style-name="T555">) pues son utilizados para describir conceptos que tienen un número finito de valores.</text:span><text:span text:style-name="T553"> </text:span><text:span text:style-name="T556">Igualmente, a</text:span><text:span text:style-name="T557">lgun</text:span><text:span text:style-name="T558">o</text:span><text:span text:style-name="T557">s </text:span><text:span text:style-name="T559">argumentos de funciones</text:span><text:span text:style-name="T557"> estadístic</text:span><text:span text:style-name="T559">a</text:span><text:span text:style-name="T557">s esperan </text:span><text:span text:style-name="T559">que la clase del objeto aportada sea de tipo factor para que sus resultados sean correctos </text:span><text:span text:style-name="T560">(Spector 2011)</text:span><text:span text:style-name="T559">. Por ejemplo, las variables de agrupación para la ANOVA </text:span><text:span text:style-name="T558">(</text:span><text:span text:style-name="T530">aov</text:span><text:span text:style-name="T570">()</text:span><text:span text:style-name="T558">) </text:span><text:span text:style-name="T559">o el </text:span><text:span text:style-name="T561">ajuste</text:span><text:span text:style-name="T559"> de variables categóricas en </text:span><text:span text:style-name="T562">modelos lineales, etcétera</text:span><text:span text:style-name="T558"> (</text:span><text:span text:style-name="T530">lm</text:span><text:span text:style-name="T570">()</text:span><text:span text:style-name="T558">)</text:span><text:span text:style-name="T559">. </text:span><text:span text:style-name="T562">Del mismo modo, a</text:span><text:span text:style-name="T563">unque</text:span><text:span text:style-name="T564"> los factores sin ordenar </text:span><text:span text:style-name="T563">difieren </text:span><text:span text:style-name="T569">sólo </text:span><text:span text:style-name="T563">ligeramente de los </text:span><text:span text:style-name="T562">factores</text:span><text:span text:style-name="T563"> ordenados con respecto a su</text:span><text:span text:style-name="T564"> clase, las funciones de ajuste de modelos y</text:span><text:span text:style-name="T563"> el resto de</text:span><text:span text:style-name="T564"> métodos los trata</text:span><text:span text:style-name="T565">rá</text:span><text:span text:style-name="T564">n como dos clases </text:span><text:span text:style-name="T563">muy</text:span><text:span text:style-name="T564"> diferentes, </text:span><text:span text:style-name="T566">por lo que deberán </text:span><text:span text:style-name="T567">considerarse</text:span><text:span text:style-name="T566"> como clases separadas.</text:span></text:p>
      <text:h text:style-name="P59" text:outline-level="2"><text:bookmark-start text:name="__RefHeading___Toc9595_3821750799"/><text:span text:style-name="T576">11</text:span>. Referencias<text:bookmark-end text:name="__RefHeading___Toc9595_3821750799"/></text:h>
      <text:p text:style-name="P64"><text:span text:style-name="T29">Chambers, John M., y Trevor J. Hastie, eds. </text:span><text:span text:style-name="T171">Statistical Models in S</text:span><text:span text:style-name="T29">. Boca Raton. </text:span><text:span text:style-name="T152">FL</text:span><text:span text:style-name="T29">: </text:span><text:span text:style-name="T152">Chapman &amp; Hall/CRC Press</text:span><text:span text:style-name="T29">, </text:span><text:span text:style-name="T152">1992</text:span><text:span text:style-name="T29">. </text:span></text:p>
      <text:p text:style-name="P64"><text:span text:style-name="T172">Spector, Phil. “Statistics 133: Factors in R”. Concepts in Computing with Data, 2011. </text:span><text:a xlink:type="simple" xlink:href="https://www.stat.berkeley.edu/~s133/factors.html" text:style-name="Internet_20_link" text:visited-style-name="Visited_20_Internet_20_Link"><text:span text:style-name="T448">https://www.stat.berkeley.edu/~s133/factors.html</text:span></text:a><text:span text:style-name="T172">.</text:span></text:p>
      <text:p text:style-name="P24"/>
      <text:h text:style-name="P59" text:outline-level="2"><text:bookmark-start text:name="__RefHeading___Toc9599_3821750799"/>1<text:span text:style-name="T576">2</text:span>. Véase también<text:bookmark-end text:name="__RefHeading___Toc9599_3821750799"/></text:h>
      <text:p text:style-name="P26"><text:a xlink:type="simple" xlink:href="http://127.0.0.1:26938/help/library/base/help/%5B.factor" text:style-name="Internet_20_link" text:visited-style-name="Visited_20_Internet_20_Link"><text:span text:style-name="Source_20_Text"><text:span text:style-name="T350">[.factor</text:span></text:span></text:a><text:span text:style-name="Source_20_Text"><text:span text:style-name="T357"> </text:span></text:span><text:span text:style-name="Source_20_Text"><text:span text:style-name="T448">para</text:span></text:span><text:span text:style-name="Source_20_Text"><text:span text:style-name="T341"> </text:span></text:span><text:span text:style-name="Source_20_Text"><text:span text:style-name="T32">seleccionar subconjuntos dentro de factores.</text:span></text:span></text:p>
      <text:p text:style-name="P43"><text:span text:style-name="T394">La función </text:span><text:span text:style-name="T346">gl</text:span><text:span text:style-name="T416">()</text:span><text:span text:style-name="T29"> para la construcción de factores equilibrados y </text:span><text:span text:style-name="T90">la función</text:span><text:span text:style-name="T29"> </text:span><text:span text:style-name="T346">C</text:span><text:span text:style-name="T416">()</text:span><text:span text:style-name="T29"> para </text:span><text:span text:style-name="T90">especificar contrastes</text:span><text:span text:style-name="T29"> </text:span><text:span text:style-name="T90">para los factores. Del mismo modo, las funciones</text:span><text:span text:style-name="T29"> </text:span><text:span text:style-name="T346">levels</text:span><text:span text:style-name="T416">()</text:span><text:span text:style-name="T29"> y </text:span><text:span text:style-name="T346">nlevels</text:span><text:span text:style-name="T416">()</text:span><text:span text:style-name="T29"> para acceder a los niveles, y </text:span><text:span text:style-name="T346">unclass</text:span><text:span text:style-name="T416">()</text:span><text:span text:style-name="T29"> para obtener los valores </text:span><text:span text:style-name="T45">de los niveles </text:span><text:span text:style-name="T152">(es decir, los códigos)</text:span><text:span text:style-name="T45"> en números</text:span><text:span text:style-name="T29"> enteros.</text:span></text:p>
      <text:p text:style-name="P44"><text:span text:style-name="T29">La función </text:span><text:span text:style-name="T376">relevel</text:span><text:span text:style-name="T321">()</text:span><text:span text:style-name="T29"> del paquete </text:span><text:span text:style-name="T336">stats</text:span><text:span text:style-name="T29">.</text:span></text:p>
      <text:h text:style-name="P59" text:outline-level="2"><text:bookmark-start text:name="__RefHeading___Toc9601_3821750799"/><text:soft-page-break/>1<text:span text:style-name="T576">3</text:span>. Ejemplos<text:bookmark-end text:name="__RefHeading___Toc9601_3821750799"/></text:h>
      <text:p text:style-name="P21"><text:span text:style-name="T299">(ff &lt;- factor(substring("</text:span><text:span text:style-name="T302">estadistica</text:span><text:span text:style-name="T299">", 1:1</text:span><text:span text:style-name="T300">1</text:span><text:span text:style-name="T299">, 1:1</text:span><text:span text:style-name="T300">1</text:span><text:span text:style-name="T299">), levels = letters))</text:span></text:p>
      <text:p text:style-name="P52">as.integer(ff) <text:s text:c="5"/># <text:span text:style-name="T517">los códigos internos</text:span></text:p>
      <text:p text:style-name="P52">(f. &lt;- factor(ff)) <text:s/># <text:span text:style-name="T517">quita los niveles que no aparecen</text:span></text:p>
      <text:p text:style-name="P52">ff[, drop = TRUE] <text:s text:c="2"/># <text:span text:style-name="T517">lo mismo,pero de forma más transparente</text:span></text:p>
      <text:p text:style-name="P55"/>
      <text:p text:style-name="P52">factor(letters[1:20], labels = "l<text:span text:style-name="T522">etra</text:span>")</text:p>
      <text:p text:style-name="P55"/>
      <text:p text:style-name="P52">class(ordered(4:1)) <text:span text:style-name="T517"># </text:span><text:span text:style-name="T513">"</text:span><text:span text:style-name="T517">ordenado</text:span><text:span text:style-name="T513">"</text:span><text:span text:style-name="T517">, hereda de </text:span><text:span text:style-name="T513">"</text:span><text:span text:style-name="T517">factor</text:span><text:span text:style-name="T513">"</text:span></text:p>
      <text:p text:style-name="P52">z &lt;- factor(LETTERS[3:1], ordered = TRUE)</text:p>
      <text:p text:style-name="P55"><text:span text:style-name="T307">## </text:span><text:span text:style-name="T308">y los metodos </text:span><text:span text:style-name="T319">"</text:span><text:span text:style-name="T308">relacionales</text:span><text:span text:style-name="T319">"</text:span><text:span text:style-name="T308"> funcionan</text:span><text:span text:style-name="T307">:</text:span></text:p>
      <text:p text:style-name="P52">stopifnot(sort(z)[c(1,3)] == range(z), min(z) &lt; max(z))</text:p>
      <text:p text:style-name="P52"/>
      <text:p text:style-name="P53">## supongamos que quieres que <text:span text:style-name="T513">"</text:span>NA<text:span text:style-name="T513">"</text:span> sea un nivel, y permitir valores</text:p>
      <text:p text:style-name="P53">## perdidos</text:p>
      <text:p text:style-name="P52">(x &lt;- factor(c(1, 2, NA), exclude = NULL))</text:p>
      <text:p text:style-name="P52">is.na(x)[2] &lt;- TRUE</text:p>
      <text:p text:style-name="P52">x <text:s/># [1] 1 <text:s text:c="3"/>&lt;NA&gt; &lt;NA&gt;</text:p>
      <text:p text:style-name="P52">is.na(x)</text:p>
      <text:p text:style-name="P52"># [1] FALSE <text:s/>TRUE FALSE</text:p>
      <text:p text:style-name="P55"/>
      <text:p text:style-name="P53">## Más <text:span text:style-name="T520">lógico</text:span> desde R 3.4.0</text:p>
      <text:p text:style-name="P48"><text:span text:style-name="T299">factor(c(1:2, NA), exclude = <text:s/>"" ) # </text:span><text:span text:style-name="T303">conserva los</text:span><text:span text:style-name="T299"> &lt;NA&gt;, </text:span><text:span text:style-name="T301">como</text:span></text:p>
      <text:p text:style-name="P48"><text:span text:style-name="T299">factor(c(1:2, NA), exclude = NULL) #</text:span><text:span text:style-name="T303"> siempre ocurría</text:span></text:p>
      <text:p text:style-name="P52">## exclude = &lt;character&gt;</text:p>
      <text:p text:style-name="P48"><text:span text:style-name="T299">z # </text:span><text:span text:style-name="T304">niveles ordenados</text:span><text:span text:style-name="T299"> 'A &lt; B &lt; C'</text:span></text:p>
      <text:p text:style-name="P48"><text:span text:style-name="T299">factor(z, exclude = "C") # </text:span><text:span text:style-name="T305">sí la excluye</text:span></text:p>
      <text:p text:style-name="P48"><text:span text:style-name="T299">factor(z, exclude = "B") # </text:span><text:span text:style-name="T305">ídem</text:span></text:p>
      <text:p text:style-name="P52"/>
      <text:p text:style-name="P53">## Ahora, <text:span text:style-name="T532">con </text:span>etiquetas <text:span text:style-name="T532">que </text:span>tal vez <text:span text:style-name="T532">estén duplicadas</text:span>:</text:p>
      <text:p text:style-name="P53">## <text:span text:style-name="T533">Un </text:span>factor con etiquetas duplicadas que permit<text:span text:style-name="T533">a</text:span> "combinar niveles"</text:p>
      <text:p text:style-name="P55"><text:span text:style-name="T307">x &lt;- c("</text:span><text:span text:style-name="T309">Hombre</text:span><text:span text:style-name="T307">", "Ma</text:span><text:span text:style-name="T309">cho</text:span><text:span text:style-name="T307">", "</text:span><text:span text:style-name="T309">Hombre</text:span><text:span text:style-name="T307">", "</text:span><text:span text:style-name="T308">Mujer</text:span><text:span text:style-name="T307">", "</text:span><text:span text:style-name="T309">Hembra</text:span><text:span text:style-name="T307">")</text:span></text:p>
      <text:p text:style-name="P54">## Reduc<text:span text:style-name="T534">e</text:span> <text:span text:style-name="T534">cuatro</text:span> valores diferentes a solo dos niveles:</text:p>
      <text:p text:style-name="P52">(xf &lt;- factor(x, levels = c("<text:span text:style-name="T521">Macho</text:span>", "<text:span text:style-name="T521">Hombre</text:span>" , "<text:span text:style-name="T521">Mujer</text:span>", <text:s text:c="2"/>"<text:span text:style-name="T521">Hembra</text:span>"),</text:p>
      <text:p text:style-name="P51"><text:s text:c="17"/><text:span text:style-name="T27">labels = c("</text:span><text:span text:style-name="T28">Macho</text:span><text:span text:style-name="T27">", "</text:span><text:span text:style-name="T28">Macho</text:span><text:span text:style-name="T27">", "</text:span><text:span text:style-name="T28">Hembra</text:span><text:span text:style-name="T27">", "</text:span><text:span text:style-name="T28">Hembra</text:span><text:span text:style-name="T27">")))</text:span></text:p>
      <text:p text:style-name="P52">#&gt; [1] <text:span text:style-name="T521">Macho</text:span> <text:s text:c="2"/>Ma<text:span text:style-name="T521">cho</text:span> <text:s text:c="2"/>Ma<text:span text:style-name="T521">cho</text:span> <text:span text:style-name="T521">Hembra</text:span> <text:span text:style-name="T521">Hembra</text:span></text:p>
      <text:p text:style-name="P55"><text:span text:style-name="T307">#&gt; Levels: Ma</text:span><text:span text:style-name="T309">cho</text:span><text:span text:style-name="T307"> </text:span><text:span text:style-name="T308">Hembra</text:span></text:p>
      <text:p text:style-name="P55"/>
      <text:p text:style-name="P53">## Utilizando addNA()</text:p>
      <text:p text:style-name="P55"><text:span text:style-name="T307">M</text:span><text:span text:style-name="T308">es</text:span><text:span text:style-name="T307"> &lt;- airquality$Month</text:span></text:p>
      <text:p text:style-name="P55"><text:span text:style-name="T307">table(addNA(</text:span><text:span text:style-name="T308">Mes</text:span><text:span text:style-name="T307">))</text:span></text:p>
      <text:p text:style-name="P57"><text:span text:style-name="T299">table(addNA(M</text:span><text:span text:style-name="T306">es</text:span><text:span text:style-name="T299">, ifany = TRUE))</text:span></text:p>
      <text:p text:style-name="P57"/>
      <text:h text:style-name="P59" text:outline-level="2"><text:bookmark-start text:name="__RefHeading___Toc9601_38217507991"/>1<text:span text:style-name="T576">4</text:span>. Código fuente<text:bookmark-end text:name="__RefHeading___Toc9601_38217507991"/></text:h>
      <text:h text:style-name="P18" text:outline-level="3"><text:bookmark-start text:name="__RefHeading___Toc4254_1041920148"/>1. <text:span text:style-name="T535">factor()</text:span><text:bookmark-end text:name="__RefHeading___Toc4254_1041920148"/></text:h>
      <text:p text:style-name="P23">function(x = character(), levels, labels = levels, exclude = NA, </text:p>
      <text:p text:style-name="P23"><text:s text:c="10"/>ordered = is.ordered(x), nmax = NA) </text:p>
      <text:p text:style-name="P23">{</text:p>
      <text:p text:style-name="P23"><text:s text:c="2"/>if (is.null(x)) </text:p>
      <text:p text:style-name="P23"><text:s text:c="4"/>x &lt;- character()</text:p>
      <text:p text:style-name="P23"><text:soft-page-break/><text:s text:c="2"/>nx &lt;- names(x)</text:p>
      <text:p text:style-name="P23"><text:s text:c="2"/>if (missing(levels)) {</text:p>
      <text:p text:style-name="P23"><text:s text:c="4"/>y &lt;- unique(x, nmax = nmax)</text:p>
      <text:p text:style-name="P23"><text:s text:c="4"/>ind &lt;- order(y)</text:p>
      <text:p text:style-name="P23"><text:s text:c="4"/>levels &lt;- unique(as.character(y)[ind])</text:p>
      <text:p text:style-name="P23"><text:s text:c="2"/>}</text:p>
      <text:p text:style-name="P23"><text:s text:c="2"/>force(ordered)</text:p>
      <text:p text:style-name="P23"><text:s text:c="2"/>if (!is.character(x)) </text:p>
      <text:p text:style-name="P23"><text:s text:c="4"/>x &lt;- as.character(x)</text:p>
      <text:p text:style-name="P23"><text:s text:c="2"/>levels &lt;- levels[is.na(match(levels, exclude))]</text:p>
      <text:p text:style-name="P23"><text:s text:c="2"/>f &lt;- match(x, levels)</text:p>
      <text:p text:style-name="P23"><text:s text:c="2"/>if (!is.null(nx)) </text:p>
      <text:p text:style-name="P23"><text:s text:c="4"/>names(f) &lt;- nx</text:p>
      <text:p text:style-name="P23"><text:s text:c="2"/>if (missing(labels)) {</text:p>
      <text:p text:style-name="P23"><text:s text:c="4"/>levels(f) &lt;- as.character(levels)</text:p>
      <text:p text:style-name="P23"><text:s text:c="2"/>}</text:p>
      <text:p text:style-name="P23"><text:s text:c="2"/>else {</text:p>
      <text:p text:style-name="P23"><text:s text:c="4"/>nlab &lt;- length(labels)</text:p>
      <text:p text:style-name="P23"><text:s text:c="4"/>if (nlab == length(levels)) {</text:p>
      <text:p text:style-name="P23"><text:s text:c="6"/>nlevs &lt;- unique(xlevs &lt;- as.character(labels))</text:p>
      <text:p text:style-name="P23"><text:s text:c="6"/>at &lt;- attributes(f)</text:p>
      <text:p text:style-name="P23"><text:s text:c="6"/>at$levels &lt;- nlevs</text:p>
      <text:p text:style-name="P23"><text:s text:c="6"/>f &lt;- match(xlevs, nlevs)[f]</text:p>
      <text:p text:style-name="P23"><text:s text:c="6"/>attributes(f) &lt;- at</text:p>
      <text:p text:style-name="P23"><text:s text:c="4"/>}</text:p>
      <text:p text:style-name="P23"><text:s text:c="4"/>else if (nlab == 1L) </text:p>
      <text:p text:style-name="P23"><text:s text:c="6"/>levels(f) &lt;- paste0(labels, seq_along(levels))</text:p>
      <text:p text:style-name="P23"><text:s text:c="4"/>else stop(gettextf("invalid 'labels'; length %d should be 1 or %d", </text:p>
      <text:p text:style-name="P23"><text:s text:c="23"/>nlab, length(levels)), domain = NA)</text:p>
      <text:p text:style-name="P23"><text:s text:c="2"/>}</text:p>
      <text:p text:style-name="P23"><text:s text:c="2"/>class(f) &lt;- c(if (ordered) "ordered", "factor")</text:p>
      <text:p text:style-name="P23"><text:s text:c="2"/>f</text:p>
      <text:p text:style-name="P23">}</text:p>
      <text:h text:style-name="P19" text:outline-level="3"><text:bookmark-start text:name="__RefHeading___Toc4256_1041920148"/><text:span text:style-name="T572">2</text:span>. <text:span text:style-name="T572">ordered</text:span><text:span text:style-name="T535">()</text:span><text:bookmark-end text:name="__RefHeading___Toc4256_1041920148"/></text:h>
      <text:p text:style-name="P65">function (x, ...) </text:p>
      <text:p text:style-name="P65"><text:s text:c="2"/>factor(x, ..., ordered = TRUE)</text:p>
      <text:h text:style-name="P19" text:outline-level="3"><text:bookmark-start text:name="__RefHeading___Toc4258_1041920148"/><text:span text:style-name="T572">3</text:span>. <text:span text:style-name="T572">i</text:span><text:span text:style-name="T544">s.</text:span><text:span text:style-name="T535">factor()</text:span><text:bookmark-end text:name="__RefHeading___Toc4258_1041920148"/></text:h>
      <text:p text:style-name="P65">function (x) inherits(x, "factor")</text:p>
      <text:h text:style-name="P19" text:outline-level="3"><text:bookmark-start text:name="__RefHeading___Toc4260_1041920148"/><text:span text:style-name="T572">4</text:span>. <text:span text:style-name="T572">i</text:span><text:span text:style-name="T544">s.ordered</text:span><text:span text:style-name="T535">()</text:span><text:bookmark-end text:name="__RefHeading___Toc4260_1041920148"/></text:h>
      <text:p text:style-name="P65">function (x) inherits(x, "ordered")</text:p>
      <text:h text:style-name="P19" text:outline-level="3"><text:bookmark-start text:name="__RefHeading___Toc4262_1041920148"/><text:span text:style-name="T572">5</text:span>. <text:span text:style-name="T544">as.</text:span><text:span text:style-name="T535">factor()</text:span><text:bookmark-end text:name="__RefHeading___Toc4262_1041920148"/></text:h>
      <text:p text:style-name="P65">function (x) </text:p>
      <text:p text:style-name="P65">{</text:p>
      <text:p text:style-name="P65"><text:s text:c="2"/>if (is.factor(x)) </text:p>
      <text:p text:style-name="P65"><text:s text:c="4"/>x</text:p>
      <text:p text:style-name="P65"><text:s text:c="2"/>else if (!is.object(x) &amp;&amp; is.integer(x)) {</text:p>
      <text:p text:style-name="P65"><text:s text:c="4"/>levels &lt;- sort.int(unique.default(x))</text:p>
      <text:p text:style-name="P65"><text:s text:c="4"/>f &lt;- match(x, levels)</text:p>
      <text:p text:style-name="P65"><text:soft-page-break/><text:s text:c="4"/>levels(f) &lt;- as.character(levels)</text:p>
      <text:p text:style-name="P65"><text:s text:c="4"/>if (!is.null(nx &lt;- names(x))) </text:p>
      <text:p text:style-name="P65"><text:s text:c="6"/>names(f) &lt;- nx</text:p>
      <text:p text:style-name="P65"><text:s text:c="4"/>class(f) &lt;- "factor"</text:p>
      <text:p text:style-name="P65"><text:s text:c="4"/>f</text:p>
      <text:p text:style-name="P65"><text:s text:c="2"/>}</text:p>
      <text:p text:style-name="P65"><text:s text:c="2"/>else factor(x)</text:p>
      <text:p text:style-name="P65">}</text:p>
      <text:h text:style-name="P19" text:outline-level="3"><text:bookmark-start text:name="__RefHeading___Toc4264_1041920148"/><text:span text:style-name="T572">6</text:span>. <text:span text:style-name="T544">as.ordered</text:span><text:span text:style-name="T535">()</text:span><text:bookmark-end text:name="__RefHeading___Toc4264_1041920148"/></text:h>
      <text:p text:style-name="P65">function (x) if (is.ordered(x)) x else ordered(x)</text:p>
      <text:h text:style-name="P59" text:outline-level="2"><text:bookmark-start text:name="__RefHeading___Toc710_1813805368"/>1<text:span text:style-name="T576">5</text:span>. Sobre esta traducción<text:bookmark-end text:name="__RefHeading___Toc710_1813805368"/></text:h>
      <text:p text:style-name="P45"><text:span text:style-name="T549">La traducci</text:span><text:span text:style-name="T550">ón al español de esta página de ayuda fue actualizada el </text:span><text:span text:style-name="T551">0</text:span><text:span text:style-name="T552">1</text:span><text:span text:style-name="T550"> de </text:span><text:span text:style-name="T552">enero</text:span><text:span text:style-name="T550"> de 202</text:span><text:span text:style-name="T552">2</text:span><text:span text:style-name="T550"> y está basada en la documentación original de </text:span><text:span text:style-name="T20">R</text:span><text:span text:style-name="T550"> en inglés para la versión </text:span><text:span text:style-name="T25">4.0.</text:span><text:span text:style-name="T26">0</text:span><text:span text:style-name="T550">. La revisión técnica todavía no ha sido realizada. Si deseas participar realizando la revisión técnica o sugiriendo mejoras gramaticales, ortográficas </text:span><text:span text:style-name="T552">o </text:span><text:span text:style-name="T550">estilísticas al texto, por favor dirígete a la página del proyecto en: </text:span><text:a xlink:type="simple" xlink:href="https://github.com/sicabi/documentacionR" text:style-name="Internet_20_link" text:visited-style-name="Visited_20_Internet_20_Link"><text:span text:style-name="T548">https://github.com/sicabi/documentacionR</text:span></text:a><text:span text:style-name="T550">. Toda contribución será atribuida a la persona que la realice.</text:span></text:p>
      <text:p text:style-name="P46"><text:span text:style-name="T267">[P</text:span><text:span text:style-name="T268">aquete</text:span><text:span text:style-name="T267"> </text:span><text:span text:style-name="Emphasis"><text:span text:style-name="T345">base</text:span></text:span><text:span text:style-name="Emphasis"><text:span text:style-name="T269"> </text:span></text:span><text:span text:style-name="T267">versión </text:span><text:span text:style-name="T429">4</text:span><text:span text:style-name="T428">.</text:span><text:span text:style-name="T429">0</text:span><text:span text:style-name="T428">.0</text:span><text:span text:style-name="T267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a" style:family="paragraph" style:parent-style-name="Caption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sans-serif" fo:font-size="10pt" fo:language="es" fo:country="MX" officeooo:paragraph-rsid="0085a4a4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MT1" style:family="text">
      <style:text-properties style:font-name="Liberation Mono1" officeooo:rsid="0085a4a4"/>
    </style:style>
    <style:style style:name="MT2" style:family="text">
      <style:text-properties style:font-name="Liberation Mono1" fo:font-style="italic" style:font-style-asian="italic" style:font-style-complex="italic"/>
    </style:style>
    <style:style style:name="MT3" style:family="text">
      <style:text-properties fo:color="#808080" loext:opacity="100%" style:font-name="Liberation Mono1" officeooo:rsid="0126bafc" style:font-size-asian="10pt" style:font-size-complex="10pt"/>
    </style:style>
    <style:style style:name="MT4" style:family="text">
      <style:text-properties officeooo:rsid="002f5c2c"/>
    </style:style>
    <style:style style:name="MT5" style:family="text">
      <style:text-properties fo:color="#808080" loext:opacity="100%" style:font-name="Liberation Mono1" fo:font-weight="bold" officeooo:rsid="002f5c2c" style:font-weight-asian="bold" style:font-weight-complex="bold"/>
    </style:style>
    <style:style style:name="MT6" style:family="text">
      <style:text-properties fo:color="#4169e1" loext:opacity="100%" fo:font-weight="bold" officeooo:rsid="00750d64" style:font-weight-asian="bold" style:font-weight-complex="bold"/>
    </style:style>
    <style:style style:name="MT7" style:family="text">
      <style:text-properties fo:color="#4169e1" loext:opacity="100%" fo:font-weight="bold" officeooo:rsid="013cc9f7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factor</text:span> {<text:span text:style-name="MT2">base</text:span>}<text:tab/> <text:span text:style-name="MT3">factores</text:span><text:tab/><text:tab/><text:tab/><text:tab/><text:tab/><text:tab/><text:tab/> <text:s text:c="8"/><text:span text:style-name="MT4">Documentación de </text:span><text:span text:style-name="MT5">R</text:span><text:span text:style-name="MT4"> </text:span><text:span text:style-name="MT6">4.</text:span><text:span text:style-name="MT7">1</text:span><text:span text:style-name="MT6">.</text:span><text:span text:style-name="MT7">0</text:span></text:p>
      </style:header>
      <style:footer>
        <text:p text:style-name="MP2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6-25T04:07:13.881424261</meta:creation-date>
    <dc:date>2022-01-21T01:50:59.008966484</dc:date>
    <meta:editing-duration>P2DT8H37M56S</meta:editing-duration>
    <meta:editing-cycles>294</meta:editing-cycles>
    <meta:generator>LibreOffice/7.0.0.1$MacOSX_X86_64 LibreOffice_project/04ba7e3f1e51af6c5d653e543a620e36719083fd</meta:generator>
    <meta:document-statistic meta:table-count="1" meta:image-count="0" meta:object-count="0" meta:page-count="10" meta:paragraph-count="223" meta:word-count="3623" meta:character-count="22973" meta:non-whitespace-character-count="19298"/>
  </office:meta>
</office:document-meta>
</file>